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6453in"/>
    </style:style>
    <style:style style:name="co2" style:family="table-column">
      <style:table-column-properties fo:break-before="auto" style:column-width="2.2063in"/>
    </style:style>
    <style:style style:name="co3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0.1071in"/>
    </style:style>
    <style:style style:name="co5" style:family="table-column">
      <style:table-column-properties fo:break-before="auto" style:column-width="1.0327in"/>
    </style:style>
    <style:style style:name="co6" style:family="table-column">
      <style:table-column-properties fo:break-before="auto" style:column-width="2.252in"/>
    </style:style>
    <style:style style:name="co7" style:family="table-column">
      <style:table-column-properties fo:break-before="auto" style:column-width="0.9252in"/>
    </style:style>
    <style:style style:name="co8" style:family="table-column">
      <style:table-column-properties fo:break-before="auto" style:column-width="1.0654in"/>
    </style:style>
    <style:style style:name="co9" style:family="table-column">
      <style:table-column-properties fo:break-before="auto" style:column-width="1.8402in"/>
    </style:style>
    <style:style style:name="co10" style:family="table-column">
      <style:table-column-properties fo:break-before="auto" style:column-width="0.1827in"/>
    </style:style>
    <style:style style:name="co11" style:family="table-column">
      <style:table-column-properties fo:break-before="auto" style:column-width="0.8602in"/>
    </style:style>
    <style:style style:name="co12" style:family="table-column">
      <style:table-column-properties fo:break-before="auto" style:column-width="0.8283in"/>
    </style:style>
    <style:style style:name="co13" style:family="table-column">
      <style:table-column-properties fo:break-before="auto" style:column-width="1.7217in"/>
    </style:style>
    <style:style style:name="ro1" style:family="table-row">
      <style:table-row-properties style:row-height="0.1756in" fo:break-before="auto" style:use-optimal-row-height="false"/>
    </style:style>
    <style:style style:name="ro2" style:family="table-row">
      <style:table-row-properties style:row-height="0.1945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8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Courier 10 Pitch" fo:font-size="11pt" style:font-size-asian="11pt" style:font-size-complex="11pt"/>
    </style:style>
    <style:style style:name="ce2" style:family="table-cell" style:parent-style-name="Default">
      <style:text-properties style:font-name="Courier 10 Pitch" fo:font-size="11pt" style:font-size-asian="11pt" style:font-size-complex="11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Courier 10 Pitch" fo:font-size="11pt" fo:font-weight="bold" style:font-size-asian="11pt" style:font-weight-asian="bold" style:font-size-complex="11pt" style:font-weight-complex="bold"/>
    </style:style>
    <style:style style:name="ce4" style:family="table-cell" style:parent-style-name="Default">
      <style:text-properties style:font-name="Courier 10 Pitch" fo:font-size="11pt" fo:font-weight="bold" style:font-size-asian="11pt" style:font-weight-asian="bold" style:font-size-complex="11pt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Courier 10 Pitch" fo:font-size="11pt" style:font-size-asian="11pt" style:font-size-complex="11pt"/>
    </style:style>
    <style:style style:name="ce8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style:font-name="Courier 10 Pitch" fo:font-size="11pt" style:font-size-asian="11pt" style:font-size-complex="11pt"/>
    </style:style>
    <style:style style:name="ce9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fo:color="#ff0000" style:font-name="Courier 10 Pitch" fo:font-size="11pt" fo:font-weight="bold" style:font-size-asian="11pt" style:font-weight-asian="bold" style:font-size-complex="11pt" style:font-weight-complex="bold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2" style:family="table-cell" style:parent-style-name="Default" style:data-style-name="N37">
      <style:table-cell-properties style:text-align-source="fix" style:repeat-content="false" style:vertical-align="middle"/>
      <style:paragraph-properties fo:text-align="center"/>
      <style:text-properties style:font-name="Courier 10 Pitch" fo:font-size="11pt" fo:font-weight="bold" style:font-size-asian="11pt" style:font-weight-asian="bold" style:font-size-complex="11pt" style:font-weight-complex="bold"/>
    </style:style>
    <style:style style:name="ce13" style:family="table-cell" style:parent-style-name="Default" style:data-style-name="N37">
      <style:text-properties style:font-name="Courier 10 Pitch" fo:font-size="11pt" fo:font-weight="bold" style:font-size-asian="11pt" style:font-weight-asian="bold" style:font-size-complex="11pt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Courier 10 Pitch" fo:font-size="11pt" fo:font-weight="bold" style:font-size-asian="11pt" style:font-weight-asian="bold" style:font-size-complex="11pt" style:font-weight-complex="bold"/>
    </style:style>
    <style:style style:name="ce15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6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17" style:family="table-cell" style:parent-style-name="Default" style:data-style-name="N2">
      <style:text-properties style:font-name="Courier 10 Pitch" fo:font-size="11pt" style:font-size-asian="11pt" style:font-size-complex="11pt"/>
    </style:style>
    <style:style style:name="ce18" style:family="table-cell" style:parent-style-name="Default" style:data-style-name="N2"/>
    <style:style style:name="ce19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20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style:font-name="Courier 10 Pitch" fo:font-size="11pt" style:font-size-asian="11pt" style:font-size-complex="11pt"/>
    </style:style>
    <style:style style:name="ce21" style:family="table-cell" style:parent-style-name="Default" style:data-style-name="N100"/>
    <style:style style:name="ce22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weight="bold" style:font-weight-asian="bold" style:font-weight-complex="bold"/>
    </style:style>
    <style:style style:name="ce23" style:family="table-cell" style:parent-style-name="Default" style:data-style-name="N2">
      <style:table-cell-properties style:text-align-source="fix" style:repeat-content="false" fo:border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4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in"/>
      <style:text-properties style:font-name="Courier 10 Pitch" fo:font-size="11pt" fo:font-weight="bold" style:font-size-asian="11pt" style:font-weight-asian="bold" style:font-size-complex="11pt" style:font-weight-complex="bold"/>
    </style:style>
    <style:style style:name="ce25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style:font-name="Courier 10 Pitch" fo:font-size="11pt" fo:font-weight="bold" style:font-size-asian="11pt" style:font-weight-asian="bold" style:font-size-complex="11pt" style:font-weight-complex="bold"/>
    </style:style>
    <style:style style:name="ce26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1291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311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466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5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2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3" table:default-cell-style-name="ce11"/>
        <table:table-row table:style-name="ro1">
          <table:table-cell table:style-name="ce1" table:number-columns-spanned="2" table:number-rows-spanned="2"/>
          <table:covered-table-cell/>
          <table:table-cell table:style-name="ce5" office:value-type="string" table:number-columns-spanned="1" table:number-rows-spanned="2">
            <text:p>BUB</text:p>
          </table:table-cell>
          <table:table-cell table:style-name="ce5" table:number-columns-spanned="1" table:number-rows-spanned="2"/>
          <table:table-cell table:style-name="ce5" office:value-type="string" table:number-columns-spanned="2" table:number-rows-spanned="1">
            <text:p>BC (literatura)</text:p>
          </table:table-cell>
          <table:covered-table-cell table:style-name="ce6"/>
          <table:table-cell table:style-name="ce6" table:number-columns-spanned="1" table:number-rows-spanned="2"/>
          <table:table-cell table:style-name="ce5" office:value-type="string" table:number-columns-spanned="2" table:number-rows-spanned="1">
            <text:p>Branch-Price</text:p>
          </table:table-cell>
          <table:covered-table-cell table:style-name="ce6"/>
          <table:table-cell table:style-name="ce6" table:number-columns-spanned="1" table:number-rows-spanned="2"/>
          <table:table-cell table:style-name="ce5" office:value-type="string" table:number-columns-spanned="2" table:number-rows-spanned="1">
            <text:p>Branch-Cut-Price</text:p>
          </table:table-cell>
          <table:covered-table-cell table:style-name="ce6"/>
          <table:table-cell/>
          <table:table-cell table:style-name="ce10" office:value-type="string" table:number-columns-spanned="2" table:number-rows-spanned="1">
            <text:p>BCP – New Branching</text:p>
          </table:table-cell>
          <table:covered-table-cell/>
          <table:table-cell/>
        </table:table-row>
        <table:table-row table:style-name="ro1">
          <table:covered-table-cell/>
          <table:covered-table-cell table:style-name="ce4"/>
          <table:covered-table-cell table:style-name="ce6" office:value-type="string">
            <text:p>BUB</text:p>
          </table:covered-table-cell>
          <table:covered-table-cell table:style-name="ce6"/>
          <table:table-cell table:style-name="ce6" office:value-type="string">
            <text:p>BLB</text:p>
          </table:table-cell>
          <table:table-cell table:style-name="ce6" office:value-type="string">
            <text:p>gap</text:p>
          </table:table-cell>
          <table:covered-table-cell table:style-name="ce6"/>
          <table:table-cell table:style-name="ce6" office:value-type="string">
            <text:p>BLB</text:p>
          </table:table-cell>
          <table:table-cell table:style-name="ce6" office:value-type="string">
            <text:p>gap</text:p>
          </table:table-cell>
          <table:covered-table-cell table:style-name="ce6"/>
          <table:table-cell table:style-name="ce6" office:value-type="string">
            <text:p>BLB</text:p>
          </table:table-cell>
          <table:table-cell table:style-name="ce6" office:value-type="string">
            <text:p>gap</text:p>
          </table:table-cell>
          <table:table-cell/>
          <table:table-cell table:style-name="ce6" office:value-type="string">
            <text:p>BLB</text:p>
          </table:table-cell>
          <table:table-cell table:style-name="ce6" office:value-type="string">
            <text:p>gap</text:p>
          </table:table-cell>
          <table:table-cell/>
        </table:table-row>
        <table:table-row table:style-name="ro1">
          <table:table-cell table:style-name="ce3" office:value-type="string" table:number-columns-spanned="1" table:number-rows-spanned="15">
            <text:p>set2</text:p>
          </table:table-cell>
          <table:table-cell table:style-name="ce4" office:value-type="string">
            <text:p>E-n33-k4-s1-9 </text:p>
          </table:table-cell>
          <table:table-cell table:style-name="ce7" office:value-type="float" office:value="730.1">
            <text:p>730.1</text:p>
          </table:table-cell>
          <table:table-cell/>
          <table:table-cell table:style-name="ce2" office:value-type="float" office:value="730.1">
            <text:p>730.1</text:p>
          </table:table-cell>
          <table:table-cell table:style-name="ce8" table:formula="of:=(([.C3]-[.E3])/[.C3])*100" office:value-type="float" office:value="0">
            <text:p>0.00</text:p>
          </table:table-cell>
          <table:table-cell/>
          <table:table-cell table:style-name="ce2" office:value-type="float" office:value="714.5">
            <text:p>714.5</text:p>
          </table:table-cell>
          <table:table-cell table:style-name="ce8" table:formula="of:=(([.C3]-[.H3])/[.C3])*100" office:value-type="float" office:value="2.13669360361595">
            <text:p>2.14</text:p>
          </table:table-cell>
          <table:table-cell/>
          <table:table-cell table:style-name="ce2" office:value-type="float" office:value="729.4">
            <text:p>729.4</text:p>
          </table:table-cell>
          <table:table-cell table:style-name="ce8" table:formula="of:=(([.C3]-[.K3])/[.C3])*100" office:value-type="float" office:value="0.095877277085337">
            <text:p>0.10</text:p>
          </table:table-cell>
          <table:table-cell/>
          <table:table-cell table:style-name="ce2" office:value-type="float" office:value="730.1">
            <text:p>730.1</text:p>
          </table:table-cell>
          <table:table-cell table:style-name="ce8" table:formula="of:=([.C3]-[.N3])/[.C3]*100" office:value-type="float" office:value="0">
            <text:p>0.00</text:p>
          </table:table-cell>
          <table:table-cell/>
        </table:table-row>
        <table:table-row table:style-name="ro1">
          <table:covered-table-cell table:style-name="ce4"/>
          <table:table-cell table:style-name="ce4" office:value-type="string">
            <text:p>E-n33-k4-s2-13 </text:p>
          </table:table-cell>
          <table:table-cell table:style-name="ce7" office:value-type="float" office:value="714.6">
            <text:p>714.6</text:p>
          </table:table-cell>
          <table:table-cell/>
          <table:table-cell table:style-name="ce2" office:value-type="float" office:value="714.6">
            <text:p>714.6</text:p>
          </table:table-cell>
          <table:table-cell table:style-name="ce8" table:formula="of:=(([.C4]-[.E4])/[.C4])*100" office:value-type="float" office:value="0">
            <text:p>0.00</text:p>
          </table:table-cell>
          <table:table-cell/>
          <table:table-cell table:style-name="ce2" office:value-type="float" office:value="696.7">
            <text:p>696.7</text:p>
          </table:table-cell>
          <table:table-cell table:style-name="ce8" table:formula="of:=(([.C4]-[.H4])/[.C4])*100" office:value-type="float" office:value="2.50489784494822">
            <text:p>2.50</text:p>
          </table:table-cell>
          <table:table-cell/>
          <table:table-cell table:style-name="ce2" office:value-type="float" office:value="714.6">
            <text:p>714.6</text:p>
          </table:table-cell>
          <table:table-cell table:style-name="ce8" table:formula="of:=(([.C4]-[.K4])/[.C4])*100" office:value-type="float" office:value="0">
            <text:p>0.00</text:p>
          </table:table-cell>
          <table:table-cell/>
          <table:table-cell table:style-name="ce2" office:value-type="float" office:value="714.6">
            <text:p>714.6</text:p>
          </table:table-cell>
          <table:table-cell table:style-name="ce8" table:formula="of:=([.C4]-[.N4])/[.C4]*100" office:value-type="float" office:value="0">
            <text:p>0.00</text:p>
          </table:table-cell>
          <table:table-cell/>
        </table:table-row>
        <table:table-row table:style-name="ro1">
          <table:covered-table-cell table:style-name="ce4"/>
          <table:table-cell table:style-name="ce4" office:value-type="string">
            <text:p>E-n33-k4-s3-17 </text:p>
          </table:table-cell>
          <table:table-cell table:style-name="ce7" office:value-type="float" office:value="707.4">
            <text:p>707.4</text:p>
          </table:table-cell>
          <table:table-cell/>
          <table:table-cell table:style-name="ce2" office:value-type="float" office:value="707.4">
            <text:p>707.4</text:p>
          </table:table-cell>
          <table:table-cell table:style-name="ce8" table:formula="of:=(([.C5]-[.E5])/[.C5])*100" office:value-type="float" office:value="0">
            <text:p>0.00</text:p>
          </table:table-cell>
          <table:table-cell/>
          <table:table-cell table:style-name="ce2" office:value-type="float" office:value="670.6">
            <text:p>670.6</text:p>
          </table:table-cell>
          <table:table-cell table:style-name="ce8" table:formula="of:=(([.C5]-[.H5])/[.C5])*100" office:value-type="float" office:value="5.20214871359909">
            <text:p>5.20</text:p>
          </table:table-cell>
          <table:table-cell/>
          <table:table-cell table:style-name="ce2" office:value-type="float" office:value="694.9">
            <text:p>694.9</text:p>
          </table:table-cell>
          <table:table-cell table:style-name="ce8" table:formula="of:=(([.C5]-[.K5])/[.C5])*100" office:value-type="float" office:value="1.7670342097823">
            <text:p>1.77</text:p>
          </table:table-cell>
          <table:table-cell/>
          <table:table-cell table:style-name="ce2" office:value-type="float" office:value="707.4">
            <text:p>707.4</text:p>
          </table:table-cell>
          <table:table-cell table:style-name="ce8" table:formula="of:=([.C5]-[.N5])/[.C5]*100" office:value-type="float" office:value="0">
            <text:p>0.00</text:p>
          </table:table-cell>
          <table:table-cell/>
        </table:table-row>
        <table:table-row table:style-name="ro1">
          <table:covered-table-cell table:style-name="ce4"/>
          <table:table-cell table:style-name="ce4" office:value-type="string">
            <text:p>E-n33-k4-s4-5 </text:p>
          </table:table-cell>
          <table:table-cell table:style-name="ce7" office:value-type="float" office:value="778.7">
            <text:p>778.7</text:p>
          </table:table-cell>
          <table:table-cell/>
          <table:table-cell table:style-name="ce2" office:value-type="float" office:value="778.7">
            <text:p>778.7</text:p>
          </table:table-cell>
          <table:table-cell table:style-name="ce8" table:formula="of:=(([.C6]-[.E6])/[.C6])*100" office:value-type="float" office:value="0">
            <text:p>0.00</text:p>
          </table:table-cell>
          <table:table-cell/>
          <table:table-cell table:style-name="ce2" office:value-type="float" office:value="750.2">
            <text:p>750.2</text:p>
          </table:table-cell>
          <table:table-cell table:style-name="ce8" table:formula="of:=(([.C6]-[.H6])/[.C6])*100" office:value-type="float" office:value="3.65994606395274">
            <text:p>3.66</text:p>
          </table:table-cell>
          <table:table-cell/>
          <table:table-cell table:style-name="ce2" office:value-type="float" office:value="761.1">
            <text:p>761.1</text:p>
          </table:table-cell>
          <table:table-cell table:style-name="ce8" table:formula="of:=(([.C6]-[.K6])/[.C6])*100" office:value-type="float" office:value="2.26017721844099">
            <text:p>2.26</text:p>
          </table:table-cell>
          <table:table-cell/>
          <table:table-cell table:style-name="ce2" office:value-type="float" office:value="778.7">
            <text:p>778.7</text:p>
          </table:table-cell>
          <table:table-cell table:style-name="ce8" table:formula="of:=([.C6]-[.N6])/[.C6]*100" office:value-type="float" office:value="0">
            <text:p>0.00</text:p>
          </table:table-cell>
          <table:table-cell/>
        </table:table-row>
        <table:table-row table:style-name="ro1">
          <table:covered-table-cell table:style-name="ce4"/>
          <table:table-cell table:style-name="ce4" office:value-type="string">
            <text:p>E-n33-k4-s7-25 </text:p>
          </table:table-cell>
          <table:table-cell table:style-name="ce7" office:value-type="float" office:value="756.8">
            <text:p>756.8</text:p>
          </table:table-cell>
          <table:table-cell/>
          <table:table-cell table:style-name="ce2" office:value-type="float" office:value="756.8">
            <text:p>756.8</text:p>
          </table:table-cell>
          <table:table-cell table:style-name="ce8" table:formula="of:=(([.C7]-[.E7])/[.C7])*100" office:value-type="float" office:value="0">
            <text:p>0.00</text:p>
          </table:table-cell>
          <table:table-cell/>
          <table:table-cell table:style-name="ce2" office:value-type="float" office:value="738.8">
            <text:p>738.8</text:p>
          </table:table-cell>
          <table:table-cell table:style-name="ce8" table:formula="of:=(([.C7]-[.H7])/[.C7])*100" office:value-type="float" office:value="2.3784355179704">
            <text:p>2.38</text:p>
          </table:table-cell>
          <table:table-cell/>
          <table:table-cell table:style-name="ce2" office:value-type="float" office:value="748.9">
            <text:p>748.9</text:p>
          </table:table-cell>
          <table:table-cell table:style-name="ce8" table:formula="of:=(([.C7]-[.K7])/[.C7])*100" office:value-type="float" office:value="1.0438689217759">
            <text:p>1.04</text:p>
          </table:table-cell>
          <table:table-cell/>
          <table:table-cell table:style-name="ce2" office:value-type="float" office:value="755.6">
            <office:annotation draw:style-name="gr1" draw:text-style-name="P1" svg:width="0.65in" svg:height="0.3902in" svg:x="10.615in" svg:y="0.4594in" draw:caption-point-x="-0.2402in" draw:caption-point-y="0.5945in">
              <dc:date>2012-07-12T00:00:00</dc:date>
              <text:p text:style-name="P1"><text:span text:style-name="T1">G11100</text:span></text:p>
              <text:p text:style-name="P1"><text:span text:style-name="T1"/></text:p>
            </office:annotation>
            <text:p>755.6</text:p>
          </table:table-cell>
          <table:table-cell table:style-name="ce8" table:formula="of:=([.C7]-[.N7])/[.C7]*100" office:value-type="float" office:value="0.158562367864684">
            <text:p>0.16</text:p>
          </table:table-cell>
          <table:table-cell table:style-name="Default"/>
        </table:table-row>
        <table:table-row table:style-name="ro1">
          <table:covered-table-cell table:style-name="ce4"/>
          <table:table-cell table:style-name="ce4" office:value-type="string">
            <text:p>E-n33-k4-s14-22 </text:p>
          </table:table-cell>
          <table:table-cell table:style-name="ce7" office:value-type="float" office:value="779">
            <text:p>779</text:p>
          </table:table-cell>
          <table:table-cell/>
          <table:table-cell table:style-name="ce2" office:value-type="float" office:value="779">
            <text:p>779</text:p>
          </table:table-cell>
          <table:table-cell table:style-name="ce8" table:formula="of:=(([.C8]-[.E8])/[.C8])*100" office:value-type="float" office:value="0">
            <text:p>0.00</text:p>
          </table:table-cell>
          <table:table-cell/>
          <table:table-cell table:style-name="ce2" office:value-type="float" office:value="768.1">
            <text:p>768.1</text:p>
          </table:table-cell>
          <table:table-cell table:style-name="ce8" table:formula="of:=(([.C8]-[.H8])/[.C8])*100" office:value-type="float" office:value="1.3992297817715">
            <text:p>1.40</text:p>
          </table:table-cell>
          <table:table-cell/>
          <table:table-cell table:style-name="ce2" office:value-type="float" office:value="779">
            <text:p>779</text:p>
          </table:table-cell>
          <table:table-cell table:style-name="ce8" table:formula="of:=(([.C8]-[.K8])/[.C8])*100" office:value-type="float" office:value="0">
            <text:p>0.00</text:p>
          </table:table-cell>
          <table:table-cell/>
          <table:table-cell table:style-name="ce2" office:value-type="float" office:value="779">
            <text:p>779</text:p>
          </table:table-cell>
          <table:table-cell table:style-name="ce8" table:formula="of:=([.C8]-[.N8])/[.C8]*100" office:value-type="float" office:value="0">
            <text:p>0.00</text:p>
          </table:table-cell>
          <table:table-cell/>
        </table:table-row>
        <table:table-row table:style-name="ro1">
          <table:covered-table-cell table:style-name="ce4"/>
          <table:table-cell table:style-name="ce4" office:value-type="string">
            <text:p>E-n51-k5-s2-17 </text:p>
          </table:table-cell>
          <table:table-cell table:style-name="ce7" office:value-type="float" office:value="597.4">
            <text:p>597.4</text:p>
          </table:table-cell>
          <table:table-cell/>
          <table:table-cell table:style-name="ce2" office:value-type="float" office:value="582.2">
            <text:p>582.2</text:p>
          </table:table-cell>
          <table:table-cell table:style-name="ce8" table:formula="of:=(([.C9]-[.E9])/[.C9])*100" office:value-type="float" office:value="2.54435888851689">
            <text:p>2.54</text:p>
          </table:table-cell>
          <table:table-cell/>
          <table:table-cell table:style-name="ce2" office:value-type="float" office:value="561.9">
            <text:p>561.9</text:p>
          </table:table-cell>
          <table:table-cell table:style-name="ce8" table:formula="of:=(([.C9]-[.H9])/[.C9])*100" office:value-type="float" office:value="5.94241714094409">
            <text:p>5.94</text:p>
          </table:table-cell>
          <table:table-cell/>
          <table:table-cell table:style-name="ce2" office:value-type="float" office:value="566.8">
            <text:p>566.8</text:p>
          </table:table-cell>
          <table:table-cell table:style-name="ce8" table:formula="of:=(([.C9]-[.K9])/[.C9])*100" office:value-type="float" office:value="5.12219618346167">
            <text:p>5.12</text:p>
          </table:table-cell>
          <table:table-cell/>
          <table:table-cell table:style-name="ce2" office:value-type="float" office:value="597">
            <office:annotation draw:style-name="gr2" draw:text-style-name="P1" svg:width="0.6028in" svg:height="0.2346in" svg:x="10.615in" svg:y="0.8094in" draw:caption-point-x="-0.2402in" draw:caption-point-y="0.5945in">
              <dc:date>2012-07-23T00:00:00</dc:date>
              <text:p text:style-name="P1"><text:span text:style-name="T1">N20012</text:span></text:p>
            </office:annotation>
            <text:p>597</text:p>
          </table:table-cell>
          <table:table-cell table:style-name="ce8" table:formula="of:=([.C9]-[.N9])/[.C9]*100" office:value-type="float" office:value="0.0669568128557043">
            <text:p>0.07</text:p>
          </table:table-cell>
          <table:table-cell/>
        </table:table-row>
        <table:table-row table:style-name="ro1">
          <table:covered-table-cell table:style-name="ce4"/>
          <table:table-cell table:style-name="ce4" office:value-type="string">
            <text:p>E-n51-k5-s4-46 </text:p>
          </table:table-cell>
          <table:table-cell table:style-name="ce7" office:value-type="float" office:value="530.7">
            <text:p>530.7</text:p>
          </table:table-cell>
          <table:table-cell/>
          <table:table-cell table:style-name="ce2" office:value-type="float" office:value="529.3">
            <text:p>529.3</text:p>
          </table:table-cell>
          <table:table-cell table:style-name="ce8" table:formula="of:=(([.C10]-[.E10])/[.C10])*100" office:value-type="float" office:value="0.263802524967042">
            <text:p>0.26</text:p>
          </table:table-cell>
          <table:table-cell/>
          <table:table-cell table:style-name="ce2" office:value-type="float" office:value="530.7">
            <text:p>530.7</text:p>
          </table:table-cell>
          <table:table-cell table:style-name="ce8" table:formula="of:=(([.C10]-[.H10])/[.C10])*100" office:value-type="float" office:value="0">
            <text:p>0.00</text:p>
          </table:table-cell>
          <table:table-cell/>
          <table:table-cell table:style-name="ce2" office:value-type="float" office:value="530.7">
            <text:p>530.7</text:p>
          </table:table-cell>
          <table:table-cell table:style-name="ce8" table:formula="of:=(([.C10]-[.K10])/[.C10])*100" office:value-type="float" office:value="0">
            <text:p>0.00</text:p>
          </table:table-cell>
          <table:table-cell/>
          <table:table-cell table:style-name="ce2" office:value-type="float" office:value="530.7">
            <text:p>530.7</text:p>
          </table:table-cell>
          <table:table-cell table:style-name="ce8" table:formula="of:=([.C10]-[.N10])/[.C10]*100" office:value-type="float" office:value="0">
            <text:p>0.00</text:p>
          </table:table-cell>
          <table:table-cell/>
        </table:table-row>
        <table:table-row table:style-name="ro1">
          <table:covered-table-cell table:style-name="ce4"/>
          <table:table-cell table:style-name="ce4" office:value-type="string">
            <text:p>E-n51-k5-s6-12 </text:p>
          </table:table-cell>
          <table:table-cell table:style-name="ce7" office:value-type="float" office:value="554.8">
            <office:annotation draw:style-name="gr3" draw:text-style-name="P1" svg:width="1.6051in" svg:height="0.3902in" svg:x="3.9657in" svg:y="1.1594in" draw:caption-point-x="-0.2402in" draw:caption-point-y="0.5945in">
              <dc:date>2012-07-13T00:00:00</dc:date>
              <text:p text:style-name="P1"><text:span text:style-name="T1">546.9 segundo o multi-start heuristic for 2EVRP</text:span></text:p>
            </office:annotation>
            <text:p>554.8</text:p>
          </table:table-cell>
          <table:table-cell/>
          <table:table-cell table:style-name="ce2" office:value-type="float" office:value="541.1">
            <text:p>541.1</text:p>
          </table:table-cell>
          <table:table-cell table:style-name="ce8" table:formula="of:=(([.C11]-[.E11])/[.C11])*100" office:value-type="float" office:value="2.46935832732515">
            <text:p>2.47</text:p>
          </table:table-cell>
          <table:table-cell/>
          <table:table-cell table:style-name="ce2" office:value-type="float" office:value="537.2">
            <text:p>537.2</text:p>
          </table:table-cell>
          <table:table-cell table:style-name="ce8" table:formula="of:=(([.C11]-[.H11])/[.C11])*100" office:value-type="float" office:value="3.1723143475126">
            <text:p>3.17</text:p>
          </table:table-cell>
          <table:table-cell/>
          <table:table-cell table:style-name="ce2" office:value-type="float" office:value="540.2">
            <text:p>540.2</text:p>
          </table:table-cell>
          <table:table-cell table:style-name="ce8" table:formula="of:=(([.C11]-[.K11])/[.C11])*100" office:value-type="float" office:value="2.6315789473684">
            <text:p>2.63</text:p>
          </table:table-cell>
          <table:table-cell/>
          <table:table-cell table:style-name="ce2" office:value-type="float" office:value="550.9">
            <office:annotation draw:style-name="gr2" draw:text-style-name="P1" svg:width="0.6461in" svg:height="0.2346in" svg:x="10.615in" svg:y="1.1594in" draw:caption-point-x="-0.2402in" draw:caption-point-y="0.5945in">
              <dc:date>2012-07-13T00:00:00</dc:date>
              <text:p text:style-name="P1"><text:span text:style-name="T1">N21122</text:span></text:p>
            </office:annotation>
            <text:p>550.9</text:p>
          </table:table-cell>
          <table:table-cell table:style-name="ce8" table:formula="of:=([.C11]-[.N11])/[.C11]*100" office:value-type="float" office:value="0.702956020187451">
            <text:p>0.70</text:p>
          </table:table-cell>
          <table:table-cell/>
        </table:table-row>
        <table:table-row table:style-name="ro1">
          <table:covered-table-cell table:style-name="ce4"/>
          <table:table-cell table:style-name="ce4" office:value-type="string">
            <text:p>E-n51-k5-s11-19 </text:p>
          </table:table-cell>
          <table:table-cell table:style-name="ce7" office:value-type="float" office:value="580.6">
            <office:annotation draw:style-name="gr4" draw:text-style-name="P1" svg:width="1.8441in" svg:height="0.5457in" svg:x="3.9657in" svg:y="1.3346in" draw:caption-point-x="-0.2402in" draw:caption-point-y="0.5945in">
              <dc:date>2012-07-13T00:00:00</dc:date>
              <text:p text:style-name="P1"><text:span text:style-name="T1">579.9 segundo o multi-start heuristic for 2EVRP. Este bound foi obtido pelo BCP</text:span></text:p>
            </office:annotation>
            <text:p>580.6</text:p>
          </table:table-cell>
          <table:table-cell/>
          <table:table-cell table:style-name="ce2" office:value-type="float" office:value="559.8">
            <text:p>559.8</text:p>
          </table:table-cell>
          <table:table-cell table:style-name="ce8" table:formula="of:=(([.C12]-[.E12])/[.C12])*100" office:value-type="float" office:value="3.5825008611781">
            <text:p>3.58</text:p>
          </table:table-cell>
          <table:table-cell/>
          <table:table-cell table:style-name="ce2" office:value-type="float" office:value="576.7">
            <text:p>576.7</text:p>
          </table:table-cell>
          <table:table-cell table:style-name="ce8" table:formula="of:=(([.C12]-[.H12])/[.C12])*100" office:value-type="float" office:value="0.671718911470888">
            <text:p>0.67</text:p>
          </table:table-cell>
          <table:table-cell/>
          <table:table-cell table:style-name="ce2" office:value-type="float" office:value="580.6">
            <text:p>580.6</text:p>
          </table:table-cell>
          <table:table-cell table:style-name="ce8" table:formula="of:=(([.C12]-[.K12])/[.C12])*100" office:value-type="float" office:value="0">
            <text:p>0.00</text:p>
          </table:table-cell>
          <table:table-cell/>
          <table:table-cell table:style-name="ce2" office:value-type="float" office:value="580.6">
            <office:annotation draw:style-name="gr5" draw:text-style-name="P1" svg:width="2.6551in" svg:height="0.7012in" svg:x="10.615in" svg:y="1.3346in" draw:caption-point-x="-0.2402in" draw:caption-point-y="0.5945in">
              <dc:date>2012-07-23T00:00:00</dc:date>
              <text:p text:style-name="P1"><text:span text:style-name="T1">O BCP – New Branching nao alcancou este bound, ele foi obtido pelo old-BCP</text:span></text:p>
              <text:p text:style-name="P1"><text:span text:style-name="T1">O melhor bound do New Branching foi [579.3,581.6]</text:span></text:p>
            </office:annotation>
            <text:p>580.6</text:p>
          </table:table-cell>
          <table:table-cell table:style-name="ce8" table:formula="of:=([.C12]-[.N12])/[.C12]*100" office:value-type="float" office:value="0">
            <text:p>0.00</text:p>
          </table:table-cell>
          <table:table-cell/>
        </table:table-row>
        <table:table-row table:style-name="ro1">
          <table:covered-table-cell table:style-name="ce4"/>
          <table:table-cell table:style-name="ce4" office:value-type="string">
            <text:p>E-n51-k5-s27-47 </text:p>
          </table:table-cell>
          <table:table-cell table:style-name="ce7" office:value-type="float" office:value="538.2">
            <office:annotation draw:style-name="gr3" draw:text-style-name="P1" svg:width="1.6268in" svg:height="0.3902in" svg:x="3.9657in" svg:y="1.5098in" draw:caption-point-x="-0.2402in" draw:caption-point-y="0.5945in">
              <dc:date>2012-07-13T00:00:00</dc:date>
              <text:p text:style-name="P1"><text:span text:style-name="T1">535.7 segundo o multi-start heuristic for 2EVRP</text:span></text:p>
            </office:annotation>
            <text:p>538.2</text:p>
          </table:table-cell>
          <table:table-cell/>
          <table:table-cell table:style-name="ce2" office:value-type="float" office:value="535">
            <text:p>535</text:p>
          </table:table-cell>
          <table:table-cell table:style-name="ce8" table:formula="of:=(([.C13]-[.E13])/[.C13])*100" office:value-type="float" office:value="0.594574507617994">
            <text:p>0.59</text:p>
          </table:table-cell>
          <table:table-cell/>
          <table:table-cell table:style-name="ce2" office:value-type="float" office:value="524.5">
            <text:p>524.5</text:p>
          </table:table-cell>
          <table:table-cell table:style-name="ce8" table:formula="of:=(([.C13]-[.H13])/[.C13])*100" office:value-type="float" office:value="2.54552211073951">
            <text:p>2.55</text:p>
          </table:table-cell>
          <table:table-cell/>
          <table:table-cell table:style-name="ce2" office:value-type="float" office:value="527.5">
            <text:p>527.5</text:p>
          </table:table-cell>
          <table:table-cell table:style-name="ce8" table:formula="of:=(([.C13]-[.K13])/[.C13])*100" office:value-type="float" office:value="1.98810850984765">
            <text:p>1.99</text:p>
          </table:table-cell>
          <table:table-cell/>
          <table:table-cell table:style-name="ce2" office:value-type="float" office:value="538.1">
            <office:annotation draw:style-name="gr2" draw:text-style-name="P1" svg:width="0.6134in" svg:height="0.2346in" svg:x="10.615in" svg:y="1.5098in" draw:caption-point-x="-0.2402in" draw:caption-point-y="0.5945in">
              <dc:date>2012-07-23T00:00:00</dc:date>
              <text:p text:style-name="P1"><text:span text:style-name="T1">N22000</text:span></text:p>
            </office:annotation>
            <text:p>538.1</text:p>
          </table:table-cell>
          <table:table-cell table:style-name="ce8" table:formula="of:=([.C13]-[.N13])/[.C13]*100" office:value-type="float" office:value="0.0185804533630663">
            <text:p>0.02</text:p>
          </table:table-cell>
          <table:table-cell/>
        </table:table-row>
        <table:table-row table:style-name="ro1">
          <table:covered-table-cell table:style-name="ce4"/>
          <table:table-cell table:style-name="ce4" office:value-type="string">
            <text:p>E-n51-k5-s32-37 </text:p>
          </table:table-cell>
          <table:table-cell table:style-name="ce7" office:value-type="float" office:value="552.2">
            <text:p>552.2</text:p>
          </table:table-cell>
          <table:table-cell/>
          <table:table-cell table:style-name="ce2" office:value-type="float" office:value="552.2">
            <text:p>552.2</text:p>
          </table:table-cell>
          <table:table-cell table:style-name="ce8" table:formula="of:=(([.C14]-[.E14])/[.C14])*100" office:value-type="float" office:value="0">
            <text:p>0.00</text:p>
          </table:table-cell>
          <table:table-cell/>
          <table:table-cell table:style-name="ce2" office:value-type="float" office:value="539.5">
            <text:p>539.5</text:p>
          </table:table-cell>
          <table:table-cell table:style-name="ce8" table:formula="of:=(([.C14]-[.H14])/[.C14])*100" office:value-type="float" office:value="2.29989134371605">
            <text:p>2.30</text:p>
          </table:table-cell>
          <table:table-cell/>
          <table:table-cell table:style-name="ce2" office:value-type="float" office:value="543.3">
            <text:p>543.3</text:p>
          </table:table-cell>
          <table:table-cell table:style-name="ce8" table:formula="of:=(([.C14]-[.K14])/[.C14])*100" office:value-type="float" office:value="1.61173487866717">
            <text:p>1.61</text:p>
          </table:table-cell>
          <table:table-cell/>
          <table:table-cell table:style-name="ce2" office:value-type="float" office:value="552.2">
            <text:p>552.2</text:p>
          </table:table-cell>
          <table:table-cell table:style-name="ce8" table:formula="of:=([.C14]-[.N14])/[.C14]*100" office:value-type="float" office:value="0">
            <text:p>0.00</text:p>
          </table:table-cell>
          <table:table-cell/>
        </table:table-row>
        <table:table-row table:style-name="ro1">
          <table:covered-table-cell table:style-name="ce4"/>
          <table:table-cell table:style-name="ce4" office:value-type="string">
            <text:p>E-n51-k5-s2-4-17-46 </text:p>
          </table:table-cell>
          <table:table-cell table:style-name="ce7" office:value-type="float" office:value="530.7">
            <text:p>530.7</text:p>
          </table:table-cell>
          <table:table-cell/>
          <table:table-cell table:style-name="ce2" office:value-type="float" office:value="515.7">
            <text:p>515.7</text:p>
          </table:table-cell>
          <table:table-cell table:style-name="ce8" table:formula="of:=(([.C15]-[.E15])/[.C15])*100" office:value-type="float" office:value="2.82645562464669">
            <text:p>2.83</text:p>
          </table:table-cell>
          <table:table-cell/>
          <table:table-cell table:style-name="ce2" office:value-type="float" office:value="530.7">
            <text:p>530.7</text:p>
          </table:table-cell>
          <table:table-cell table:style-name="ce8" table:formula="of:=(([.C15]-[.H15])/[.C15])*100" office:value-type="float" office:value="0">
            <text:p>0.00</text:p>
          </table:table-cell>
          <table:table-cell/>
          <table:table-cell table:style-name="ce2" office:value-type="float" office:value="530.7">
            <text:p>530.7</text:p>
          </table:table-cell>
          <table:table-cell table:style-name="ce8" table:formula="of:=(([.C15]-[.K15])/[.C15])*100" office:value-type="float" office:value="0">
            <text:p>0.00</text:p>
          </table:table-cell>
          <table:table-cell/>
          <table:table-cell table:style-name="ce2" office:value-type="float" office:value="530.7">
            <text:p>530.7</text:p>
          </table:table-cell>
          <table:table-cell table:style-name="ce8" table:formula="of:=([.C15]-[.N15])/[.C15]*100" office:value-type="float" office:value="0">
            <text:p>0.00</text:p>
          </table:table-cell>
          <table:table-cell/>
        </table:table-row>
        <table:table-row table:style-name="ro1">
          <table:covered-table-cell table:style-name="ce4"/>
          <table:table-cell table:style-name="ce4" office:value-type="string">
            <text:p>E-n51-k5-s6-12-32-37 </text:p>
          </table:table-cell>
          <table:table-cell table:style-name="ce7" office:value-type="float" office:value="531.9">
            <text:p>531.9</text:p>
          </table:table-cell>
          <table:table-cell/>
          <table:table-cell table:style-name="ce2" office:value-type="float" office:value="516">
            <text:p>516</text:p>
          </table:table-cell>
          <table:table-cell table:style-name="ce8" table:formula="of:=(([.C16]-[.E16])/[.C16])*100" office:value-type="float" office:value="2.98928369994359">
            <text:p>2.99</text:p>
          </table:table-cell>
          <table:table-cell/>
          <table:table-cell table:style-name="ce2" office:value-type="float" office:value="520.6">
            <text:p>520.6</text:p>
          </table:table-cell>
          <table:table-cell table:style-name="ce8" table:formula="of:=(([.C16]-[.H16])/[.C16])*100" office:value-type="float" office:value="2.12445948486557">
            <text:p>2.12</text:p>
          </table:table-cell>
          <table:table-cell/>
          <table:table-cell table:style-name="ce2" office:value-type="float" office:value="524.9">
            <text:p>524.9</text:p>
          </table:table-cell>
          <table:table-cell table:style-name="ce8" table:formula="of:=(([.C16]-[.K16])/[.C16])*100" office:value-type="float" office:value="1.31603684903177">
            <text:p>1.32</text:p>
          </table:table-cell>
          <table:table-cell/>
          <table:table-cell table:style-name="ce2" office:value-type="float" office:value="531.9">
            <text:p>531.9</text:p>
          </table:table-cell>
          <table:table-cell table:style-name="ce8" table:formula="of:=([.C16]-[.N16])/[.C16]*100" office:value-type="float" office:value="0">
            <text:p>0.00</text:p>
          </table:table-cell>
          <table:table-cell/>
        </table:table-row>
        <table:table-row table:style-name="ro1">
          <table:covered-table-cell table:style-name="ce4"/>
          <table:table-cell table:style-name="ce4" office:value-type="string">
            <text:p>E-n51-k5-s11-19-27-47 </text:p>
          </table:table-cell>
          <table:table-cell table:style-name="ce7" office:value-type="float" office:value="527.6">
            <text:p>527.6</text:p>
          </table:table-cell>
          <table:table-cell/>
          <table:table-cell table:style-name="ce2" office:value-type="float" office:value="519.5">
            <text:p>519.5</text:p>
          </table:table-cell>
          <table:table-cell table:style-name="ce8" table:formula="of:=(([.C17]-[.E17])/[.C17])*100" office:value-type="float" office:value="1.5352539802881">
            <text:p>1.54</text:p>
          </table:table-cell>
          <table:table-cell/>
          <table:table-cell table:style-name="ce2" office:value-type="float" office:value="523">
            <text:p>523</text:p>
          </table:table-cell>
          <table:table-cell table:style-name="ce8" table:formula="of:=(([.C17]-[.H17])/[.C17])*100" office:value-type="float" office:value="0.871872630780899">
            <text:p>0.87</text:p>
          </table:table-cell>
          <table:table-cell/>
          <table:table-cell table:style-name="ce2" office:value-type="float" office:value="527.6">
            <text:p>527.6</text:p>
          </table:table-cell>
          <table:table-cell table:style-name="ce8" table:formula="of:=(([.C17]-[.K17])/[.C17])*100" office:value-type="float" office:value="0">
            <text:p>0.00</text:p>
          </table:table-cell>
          <table:table-cell/>
          <table:table-cell table:style-name="ce2" office:value-type="float" office:value="527.6">
            <text:p>527.6</text:p>
          </table:table-cell>
          <table:table-cell table:style-name="ce8" table:formula="of:=([.C17]-[.N17])/[.C17]*100" office:value-type="float" office:value="0">
            <text:p>0.00</text:p>
          </table:table-cell>
          <table:table-cell/>
        </table:table-row>
        <table:table-row table:style-name="ro1">
          <table:table-cell table:style-name="ce3" office:value-type="string" table:number-columns-spanned="1" table:number-rows-spanned="12">
            <text:p>set3</text:p>
          </table:table-cell>
          <table:table-cell table:style-name="ce4" office:value-type="string">
            <text:p>E-n33-k4-s16-22 </text:p>
          </table:table-cell>
          <table:table-cell table:style-name="ce7" office:value-type="float" office:value="672.1">
            <text:p>672.1</text:p>
          </table:table-cell>
          <table:table-cell/>
          <table:table-cell table:style-name="ce2" office:value-type="float" office:value="634.2">
            <text:p>634.2</text:p>
          </table:table-cell>
          <table:table-cell table:style-name="ce8" table:formula="of:=(([.C18]-[.E18])/[.C18])*100" office:value-type="float" office:value="5.63904180925457">
            <text:p>5.64</text:p>
          </table:table-cell>
          <table:table-cell/>
          <table:table-cell table:style-name="ce2" office:value-type="float" office:value="639.7">
            <text:p>639.7</text:p>
          </table:table-cell>
          <table:table-cell table:style-name="ce8" table:formula="of:=(([.C18]-[.H18])/[.C18])*100" office:value-type="float" office:value="4.82071120368992">
            <text:p>4.82</text:p>
          </table:table-cell>
          <table:table-cell/>
          <table:table-cell table:style-name="ce2" office:value-type="float" office:value="661">
            <text:p>661</text:p>
          </table:table-cell>
          <table:table-cell table:style-name="ce8" table:formula="of:=(([.C18]-[.K18])/[.C18])*100" office:value-type="float" office:value="1.65153994941229">
            <text:p>1.65</text:p>
          </table:table-cell>
          <table:table-cell/>
          <table:table-cell table:style-name="ce2" office:value-type="float" office:value="672">
            <office:annotation draw:style-name="gr2" draw:text-style-name="P1" svg:width="0.6677in" svg:height="0.2346in" svg:x="10.615in" svg:y="2.385in" draw:caption-point-x="-0.2402in" draw:caption-point-y="0.5945in">
              <dc:date>2012-07-23T00:00:00</dc:date>
              <text:p text:style-name="P1"><text:span text:style-name="T1">N20222</text:span></text:p>
            </office:annotation>
            <text:p>672</text:p>
          </table:table-cell>
          <table:table-cell table:style-name="ce8" table:formula="of:=([.C18]-[.N18])/[.C18]*100" office:value-type="float" office:value="0.014878738282997">
            <text:p>0.01</text:p>
          </table:table-cell>
          <table:table-cell/>
        </table:table-row>
        <table:table-row table:style-name="ro1">
          <table:covered-table-cell table:style-name="ce4"/>
          <table:table-cell table:style-name="ce4" office:value-type="string">
            <text:p>E-n33-k4-s16-24 </text:p>
          </table:table-cell>
          <table:table-cell table:style-name="ce7" office:value-type="float" office:value="666">
            <text:p>666</text:p>
          </table:table-cell>
          <table:table-cell/>
          <table:table-cell table:style-name="ce2" office:value-type="float" office:value="625.7">
            <text:p>625.7</text:p>
          </table:table-cell>
          <table:table-cell table:style-name="ce8" table:formula="of:=(([.C19]-[.E19])/[.C19])*100" office:value-type="float" office:value="6.05105105105104">
            <text:p>6.05</text:p>
          </table:table-cell>
          <table:table-cell/>
          <table:table-cell table:style-name="ce2" office:value-type="float" office:value="643.7">
            <text:p>643.7</text:p>
          </table:table-cell>
          <table:table-cell table:style-name="ce8" table:formula="of:=(([.C19]-[.H19])/[.C19])*100" office:value-type="float" office:value="3.34834834834834">
            <text:p>3.35</text:p>
          </table:table-cell>
          <table:table-cell/>
          <table:table-cell table:style-name="ce2" office:value-type="float" office:value="666">
            <text:p>666</text:p>
          </table:table-cell>
          <table:table-cell table:style-name="ce8" table:formula="of:=(([.C19]-[.K19])/[.C19])*100" office:value-type="float" office:value="0">
            <text:p>0.00</text:p>
          </table:table-cell>
          <table:table-cell/>
          <table:table-cell table:style-name="ce2" office:value-type="float" office:value="666">
            <text:p>666</text:p>
          </table:table-cell>
          <table:table-cell table:style-name="ce8" table:formula="of:=([.C19]-[.N19])/[.C19]*100" office:value-type="float" office:value="0">
            <text:p>0.00</text:p>
          </table:table-cell>
          <table:table-cell/>
        </table:table-row>
        <table:table-row table:style-name="ro1">
          <table:covered-table-cell table:style-name="ce4"/>
          <table:table-cell table:style-name="ce4" office:value-type="string">
            <text:p>E-n33-k4-s19-26 </text:p>
          </table:table-cell>
          <table:table-cell table:style-name="ce7" office:value-type="float" office:value="680.3">
            <text:p>680.3</text:p>
          </table:table-cell>
          <table:table-cell/>
          <table:table-cell table:style-name="ce2" office:value-type="float" office:value="648.2">
            <text:p>648.2</text:p>
          </table:table-cell>
          <table:table-cell table:style-name="ce8" table:formula="of:=(([.C20]-[.E20])/[.C20])*100" office:value-type="float" office:value="4.7185065412318">
            <text:p>4.72</text:p>
          </table:table-cell>
          <table:table-cell/>
          <table:table-cell table:style-name="ce2" office:value-type="float" office:value="653">
            <text:p>653</text:p>
          </table:table-cell>
          <table:table-cell table:style-name="ce8" table:formula="of:=(([.C20]-[.H20])/[.C20])*100" office:value-type="float" office:value="4.01293546964574">
            <text:p>4.01</text:p>
          </table:table-cell>
          <table:table-cell/>
          <table:table-cell table:style-name="ce2" office:value-type="float" office:value="680.3">
            <text:p>680.3</text:p>
          </table:table-cell>
          <table:table-cell table:style-name="ce8" table:formula="of:=(([.C20]-[.K20])/[.C20])*100" office:value-type="float" office:value="0">
            <text:p>0.00</text:p>
          </table:table-cell>
          <table:table-cell/>
          <table:table-cell table:style-name="ce2" office:value-type="float" office:value="680.3">
            <text:p>680.3</text:p>
          </table:table-cell>
          <table:table-cell table:style-name="ce8" table:formula="of:=([.C20]-[.N20])/[.C20]*100" office:value-type="float" office:value="0">
            <text:p>0.00</text:p>
          </table:table-cell>
          <table:table-cell/>
        </table:table-row>
        <table:table-row table:style-name="ro1">
          <table:covered-table-cell table:style-name="ce4"/>
          <table:table-cell table:style-name="ce4" office:value-type="string">
            <text:p>E-n33-k4-s22-26 </text:p>
          </table:table-cell>
          <table:table-cell table:style-name="ce7" office:value-type="float" office:value="680.3">
            <text:p>680.3</text:p>
          </table:table-cell>
          <table:table-cell/>
          <table:table-cell table:style-name="ce2" office:value-type="float" office:value="652.1">
            <text:p>652.1</text:p>
          </table:table-cell>
          <table:table-cell table:style-name="ce8" table:formula="of:=(([.C21]-[.E21])/[.C21])*100" office:value-type="float" office:value="4.14523004556812">
            <text:p>4.15</text:p>
          </table:table-cell>
          <table:table-cell/>
          <table:table-cell table:style-name="ce2" office:value-type="float" office:value="658.2">
            <text:p>658.2</text:p>
          </table:table-cell>
          <table:table-cell table:style-name="ce8" table:formula="of:=(([.C21]-[.H21])/[.C21])*100" office:value-type="float" office:value="3.24856680876083">
            <text:p>3.25</text:p>
          </table:table-cell>
          <table:table-cell/>
          <table:table-cell table:style-name="ce2" office:value-type="float" office:value="680.3">
            <text:p>680.3</text:p>
          </table:table-cell>
          <table:table-cell table:style-name="ce8" table:formula="of:=(([.C21]-[.K21])/[.C21])*100" office:value-type="float" office:value="0">
            <text:p>0.00</text:p>
          </table:table-cell>
          <table:table-cell/>
          <table:table-cell table:style-name="ce2" office:value-type="float" office:value="680.3">
            <text:p>680.3</text:p>
          </table:table-cell>
          <table:table-cell table:style-name="ce8" table:formula="of:=([.C21]-[.N21])/[.C21]*100" office:value-type="float" office:value="0">
            <text:p>0.00</text:p>
          </table:table-cell>
          <table:table-cell/>
        </table:table-row>
        <table:table-row table:style-name="ro1">
          <table:covered-table-cell table:style-name="ce4"/>
          <table:table-cell table:style-name="ce4" office:value-type="string">
            <text:p>E-n33-k4-s24-28 </text:p>
          </table:table-cell>
          <table:table-cell table:style-name="ce7" office:value-type="float" office:value="670.4">
            <text:p>670.4</text:p>
          </table:table-cell>
          <table:table-cell/>
          <table:table-cell table:style-name="ce2" office:value-type="float" office:value="633.6">
            <text:p>633.6</text:p>
          </table:table-cell>
          <table:table-cell table:style-name="ce8" table:formula="of:=(([.C22]-[.E22])/[.C22])*100" office:value-type="float" office:value="5.48926014319808">
            <text:p>5.49</text:p>
          </table:table-cell>
          <table:table-cell/>
          <table:table-cell table:style-name="ce2" office:value-type="float" office:value="655.7">
            <text:p>655.7</text:p>
          </table:table-cell>
          <table:table-cell table:style-name="ce8" table:formula="of:=(([.C22]-[.H22])/[.C22])*100" office:value-type="float" office:value="2.19272076372314">
            <text:p>2.19</text:p>
          </table:table-cell>
          <table:table-cell/>
          <table:table-cell table:style-name="ce2" office:value-type="float" office:value="670.4">
            <text:p>670.4</text:p>
          </table:table-cell>
          <table:table-cell table:style-name="ce8" table:formula="of:=(([.C22]-[.K22])/[.C22])*100" office:value-type="float" office:value="0">
            <text:p>0.00</text:p>
          </table:table-cell>
          <table:table-cell/>
          <table:table-cell table:style-name="ce2" office:value-type="float" office:value="670.4">
            <text:p>670.4</text:p>
          </table:table-cell>
          <table:table-cell table:style-name="ce8" table:formula="of:=([.C22]-[.N22])/[.C22]*100" office:value-type="float" office:value="0">
            <text:p>0.00</text:p>
          </table:table-cell>
          <table:table-cell/>
        </table:table-row>
        <table:table-row table:style-name="ro1">
          <table:covered-table-cell table:style-name="ce4"/>
          <table:table-cell table:style-name="ce4" office:value-type="string">
            <text:p>E-n33-k4-s25-28 </text:p>
          </table:table-cell>
          <table:table-cell table:style-name="ce7" office:value-type="float" office:value="650.5">
            <text:p>650.5</text:p>
          </table:table-cell>
          <table:table-cell/>
          <table:table-cell table:style-name="ce2" office:value-type="float" office:value="616.5">
            <text:p>616.5</text:p>
          </table:table-cell>
          <table:table-cell table:style-name="ce8" table:formula="of:=(([.C23]-[.E23])/[.C23])*100" office:value-type="float" office:value="5.22674865488086">
            <text:p>5.23</text:p>
          </table:table-cell>
          <table:table-cell/>
          <table:table-cell table:style-name="ce2" office:value-type="float" office:value="624.6">
            <text:p>624.6</text:p>
          </table:table-cell>
          <table:table-cell table:style-name="ce8" table:formula="of:=(([.C23]-[.H23])/[.C23])*100" office:value-type="float" office:value="3.9815526518063">
            <text:p>3.98</text:p>
          </table:table-cell>
          <table:table-cell/>
          <table:table-cell table:style-name="ce2" office:value-type="float" office:value="649.1">
            <text:p>649.1</text:p>
          </table:table-cell>
          <table:table-cell table:style-name="ce8" table:formula="of:=(([.C23]-[.K23])/[.C23])*100" office:value-type="float" office:value="0.215219062259797">
            <text:p>0.22</text:p>
          </table:table-cell>
          <table:table-cell/>
          <table:table-cell table:style-name="ce2" office:value-type="float" office:value="650.5">
            <text:p>650.5</text:p>
          </table:table-cell>
          <table:table-cell table:style-name="ce8" table:formula="of:=([.C23]-[.N23])/[.C23]*100" office:value-type="float" office:value="0">
            <text:p>0.00</text:p>
          </table:table-cell>
          <table:table-cell/>
        </table:table-row>
        <table:table-row table:style-name="ro1">
          <table:covered-table-cell table:style-name="ce4"/>
          <table:table-cell table:style-name="ce4" office:value-type="string">
            <text:p>E-n51-k5-s12-18 </text:p>
          </table:table-cell>
          <table:table-cell table:style-name="ce7" office:value-type="float" office:value="684.3">
            <office:annotation draw:style-name="gr3" draw:text-style-name="P1" svg:width="1.4854in" svg:height="0.3902in" svg:x="3.9657in" svg:y="3.435in" draw:caption-point-x="-0.2402in" draw:caption-point-y="0.5945in">
              <dc:date>2012-07-16T00:00:00</dc:date>
              <text:p text:style-name="P1"><text:span text:style-name="T1">BUB obtido pelo BCP – New Branching</text:span></text:p>
            </office:annotation>
            <text:p>684.3</text:p>
          </table:table-cell>
          <table:table-cell/>
          <table:table-cell table:style-name="ce2" office:value-type="float" office:value="662.1">
            <text:p>662.1</text:p>
          </table:table-cell>
          <table:table-cell table:style-name="ce8" table:formula="of:=(([.C24]-[.E24])/[.C24])*100" office:value-type="float" office:value="3.24419114423497">
            <text:p>3.24</text:p>
          </table:table-cell>
          <table:table-cell/>
          <table:table-cell table:style-name="ce2" office:value-type="float" office:value="665.5">
            <text:p>665.5</text:p>
          </table:table-cell>
          <table:table-cell table:style-name="ce8" table:formula="of:=(([.C24]-[.H24])/[.C24])*100" office:value-type="float" office:value="2.74733304106385">
            <text:p>2.75</text:p>
          </table:table-cell>
          <table:table-cell/>
          <table:table-cell table:style-name="ce2" office:value-type="float" office:value="668.9">
            <text:p>668.9</text:p>
          </table:table-cell>
          <table:table-cell table:style-name="ce8" table:formula="of:=(([.C24]-[.K24])/[.C24])*100" office:value-type="float" office:value="2.25047493789273">
            <text:p>2.25</text:p>
          </table:table-cell>
          <table:table-cell/>
          <table:table-cell table:style-name="ce2" office:value-type="float" office:value="684.1">
            <office:annotation draw:style-name="gr2" draw:text-style-name="P1" svg:width="0.6028in" svg:height="0.2346in" svg:x="10.615in" svg:y="3.435in" draw:caption-point-x="-0.2402in" draw:caption-point-y="0.5945in">
              <dc:date>2012-07-23T00:00:00</dc:date>
              <text:p text:style-name="P1"><text:span text:style-name="T1">N21110</text:span></text:p>
            </office:annotation>
            <text:p>684.1</text:p>
          </table:table-cell>
          <table:table-cell table:style-name="ce8" table:formula="of:=([.C24]-[.N24])/[.C24]*100" office:value-type="float" office:value="0.0292269472453503">
            <text:p>0.03</text:p>
          </table:table-cell>
          <table:table-cell/>
        </table:table-row>
        <table:table-row table:style-name="ro1">
          <table:covered-table-cell table:style-name="ce4"/>
          <table:table-cell table:style-name="ce4" office:value-type="string">
            <text:p>E-n51-k5-s12-41 </text:p>
          </table:table-cell>
          <table:table-cell table:style-name="ce7" office:value-type="float" office:value="683">
            <office:annotation draw:style-name="gr3" draw:text-style-name="P1" svg:width="1.4638in" svg:height="0.3902in" svg:x="3.9657in" svg:y="3.6102in" draw:caption-point-x="-0.2402in" draw:caption-point-y="0.5945in">
              <dc:date>2012-07-18T00:00:00</dc:date>
              <text:p text:style-name="P1"><text:span text:style-name="T1">BUB obtido pelo BCP – New Branching</text:span></text:p>
            </office:annotation>
            <text:p>683</text:p>
          </table:table-cell>
          <table:table-cell/>
          <table:table-cell table:style-name="ce2" office:value-type="float" office:value="646.5">
            <text:p>646.5</text:p>
          </table:table-cell>
          <table:table-cell table:style-name="ce8" table:formula="of:=(([.C25]-[.E25])/[.C25])*100" office:value-type="float" office:value="5.34407027818448">
            <text:p>5.34</text:p>
          </table:table-cell>
          <table:table-cell/>
          <table:table-cell table:style-name="ce2" office:value-type="float" office:value="660.1">
            <text:p>660.1</text:p>
          </table:table-cell>
          <table:table-cell table:style-name="ce8" table:formula="of:=(([.C25]-[.H25])/[.C25])*100" office:value-type="float" office:value="3.35285505124451">
            <text:p>3.35</text:p>
          </table:table-cell>
          <table:table-cell/>
          <table:table-cell table:style-name="ce2" office:value-type="float" office:value="664.3">
            <text:p>664.3</text:p>
          </table:table-cell>
          <table:table-cell table:style-name="ce8" table:formula="of:=(([.C25]-[.K25])/[.C25])*100" office:value-type="float" office:value="2.73792093704247">
            <text:p>2.74</text:p>
          </table:table-cell>
          <table:table-cell/>
          <table:table-cell table:style-name="ce2" office:value-type="float" office:value="681.4">
            <office:annotation draw:style-name="gr2" draw:text-style-name="P1" svg:width="0.6677in" svg:height="0.2346in" svg:x="10.615in" svg:y="3.6102in" draw:caption-point-x="-0.2402in" draw:caption-point-y="0.5945in">
              <dc:date>2012-07-23T00:00:00</dc:date>
              <text:p text:style-name="P1"><text:span text:style-name="T1">N22120</text:span></text:p>
            </office:annotation>
            <text:p>681.4</text:p>
          </table:table-cell>
          <table:table-cell table:style-name="ce8" table:formula="of:=([.C25]-[.N25])/[.C25]*100" office:value-type="float" office:value="0.234260614934118">
            <text:p>0.23</text:p>
          </table:table-cell>
          <table:table-cell/>
        </table:table-row>
        <table:table-row table:style-name="ro1">
          <table:covered-table-cell table:style-name="ce4"/>
          <table:table-cell table:style-name="ce4" office:value-type="string">
            <text:p>E-n51-k5-s12-43 </text:p>
          </table:table-cell>
          <table:table-cell table:style-name="ce7" office:value-type="float" office:value="710.3">
            <text:p>710.3</text:p>
          </table:table-cell>
          <table:table-cell/>
          <table:table-cell table:style-name="ce2" office:value-type="float" office:value="690.2">
            <text:p>690.2</text:p>
          </table:table-cell>
          <table:table-cell table:style-name="ce8" table:formula="of:=(([.C26]-[.E26])/[.C26])*100" office:value-type="float" office:value="2.82979022948049">
            <text:p>2.83</text:p>
          </table:table-cell>
          <table:table-cell/>
          <table:table-cell table:style-name="ce2" office:value-type="float" office:value="703.1">
            <text:p>703.1</text:p>
          </table:table-cell>
          <table:table-cell table:style-name="ce8" table:formula="of:=(([.C26]-[.H26])/[.C26])*100" office:value-type="float" office:value="1.01365620160495">
            <text:p>1.01</text:p>
          </table:table-cell>
          <table:table-cell/>
          <table:table-cell table:style-name="ce2" office:value-type="float" office:value="706.9">
            <text:p>706.9</text:p>
          </table:table-cell>
          <table:table-cell table:style-name="ce8" table:formula="of:=(([.C26]-[.K26])/[.C26])*100" office:value-type="float" office:value="0.478670984091226">
            <text:p>0.48</text:p>
          </table:table-cell>
          <table:table-cell/>
          <table:table-cell table:style-name="ce2" office:value-type="float" office:value="707">
            <office:annotation draw:style-name="gr2" draw:text-style-name="P1" svg:width="1.1413in" svg:height="0.2346in" svg:x="10.615in" svg:y="3.785in" draw:caption-point-x="-0.2402in" draw:caption-point-y="0.5945in">
              <dc:date>2012-07-23T00:00:00</dc:date>
              <text:p text:style-name="P1"><text:span text:style-name="T1">N21020</text:span></text:p>
            </office:annotation>
            <text:p>707</text:p>
          </table:table-cell>
          <table:table-cell table:style-name="ce8" table:formula="of:=([.C26]-[.N26])/[.C26]*100" office:value-type="float" office:value="0.464592425735598">
            <text:p>0.46</text:p>
          </table:table-cell>
          <table:table-cell/>
        </table:table-row>
        <table:table-row table:style-name="ro1">
          <table:covered-table-cell table:style-name="ce4"/>
          <table:table-cell table:style-name="ce4" office:value-type="string">
            <text:p>E-n51-k5-s39-41 </text:p>
          </table:table-cell>
          <table:table-cell table:style-name="ce7" office:value-type="float" office:value="729.9">
            <text:p>729.9</text:p>
          </table:table-cell>
          <table:table-cell/>
          <table:table-cell table:style-name="ce2" office:value-type="float" office:value="682.9">
            <text:p>682.9</text:p>
          </table:table-cell>
          <table:table-cell table:style-name="ce8" table:formula="of:=(([.C27]-[.E27])/[.C27])*100" office:value-type="float" office:value="6.43923825181532">
            <text:p>6.44</text:p>
          </table:table-cell>
          <table:table-cell/>
          <table:table-cell table:style-name="ce2" office:value-type="float" office:value="714.8">
            <text:p>714.8</text:p>
          </table:table-cell>
          <table:table-cell table:style-name="ce8" table:formula="of:=(([.C27]-[.H27])/[.C27])*100" office:value-type="float" office:value="2.06877654473216">
            <text:p>2.07</text:p>
          </table:table-cell>
          <table:table-cell/>
          <table:table-cell table:style-name="ce2" office:value-type="float" office:value="718.4">
            <text:p>718.4</text:p>
          </table:table-cell>
          <table:table-cell table:style-name="ce8" table:formula="of:=(([.C27]-[.K27])/[.C27])*100" office:value-type="float" office:value="1.57555829565694">
            <text:p>1.58</text:p>
          </table:table-cell>
          <table:table-cell/>
          <table:table-cell table:style-name="ce2" office:value-type="float" office:value="720.8">
            <office:annotation draw:style-name="gr2" draw:text-style-name="P1" svg:width="0.6028in" svg:height="0.2346in" svg:x="10.615in" svg:y="3.9602in" draw:caption-point-x="-0.2402in" draw:caption-point-y="0.5945in">
              <dc:date>2012-07-23T00:00:00</dc:date>
              <text:p text:style-name="P1"><text:span text:style-name="T1">N02200</text:span></text:p>
            </office:annotation>
            <text:p>720.8</text:p>
          </table:table-cell>
          <table:table-cell table:style-name="ce8" table:formula="of:=([.C27]-[.N27])/[.C27]*100" office:value-type="float" office:value="1.2467461296068">
            <text:p>1.25</text:p>
          </table:table-cell>
          <table:table-cell/>
        </table:table-row>
        <table:table-row table:style-name="ro1">
          <table:covered-table-cell table:style-name="ce4"/>
          <table:table-cell table:style-name="ce4" office:value-type="string">
            <text:p>E-n51-k5-s40-41 </text:p>
          </table:table-cell>
          <table:table-cell table:style-name="ce7" office:value-type="float" office:value="724.5">
            <office:annotation draw:style-name="gr3" draw:text-style-name="P1" svg:width="1.4531in" svg:height="0.3902in" svg:x="3.9657in" svg:y="4.1354in" draw:caption-point-x="-0.2402in" draw:caption-point-y="0.5945in">
              <dc:date>2012-07-18T00:00:00</dc:date>
              <text:p text:style-name="P1"><text:span text:style-name="T1">BUB obtido pelo BCP – New Branching</text:span></text:p>
            </office:annotation>
            <text:p>724.5</text:p>
          </table:table-cell>
          <table:table-cell/>
          <table:table-cell table:style-name="ce2" office:value-type="float" office:value="678.1">
            <text:p>678.1</text:p>
          </table:table-cell>
          <table:table-cell table:style-name="ce8" table:formula="of:=(([.C28]-[.E28])/[.C28])*100" office:value-type="float" office:value="6.40441683919945">
            <text:p>6.40</text:p>
          </table:table-cell>
          <table:table-cell/>
          <table:table-cell table:style-name="ce2" office:value-type="float" office:value="709.5">
            <text:p>709.5</text:p>
          </table:table-cell>
          <table:table-cell table:style-name="ce8" table:formula="of:=(([.C28]-[.H28])/[.C28])*100" office:value-type="float" office:value="2.0703933747412">
            <text:p>2.07</text:p>
          </table:table-cell>
          <table:table-cell/>
          <table:table-cell table:style-name="ce2" office:value-type="float" office:value="717.4">
            <text:p>717.4</text:p>
          </table:table-cell>
          <table:table-cell table:style-name="ce8" table:formula="of:=(([.C28]-[.K28])/[.C28])*100" office:value-type="float" office:value="0.979986197377505">
            <text:p>0.98</text:p>
          </table:table-cell>
          <table:table-cell/>
          <table:table-cell table:style-name="ce2" office:value-type="float" office:value="717">
            <office:annotation draw:style-name="gr2" draw:text-style-name="P1" svg:width="0.5701in" svg:height="0.2346in" svg:x="10.615in" svg:y="4.1354in" draw:caption-point-x="-0.2402in" draw:caption-point-y="0.5945in">
              <dc:date>2012-07-23T00:00:00</dc:date>
              <text:p text:style-name="P1"><text:span text:style-name="T1">N22002</text:span></text:p>
            </office:annotation>
            <text:p>717</text:p>
          </table:table-cell>
          <table:table-cell table:style-name="ce8" table:formula="of:=([.C28]-[.N28])/[.C28]*100" office:value-type="float" office:value="1.0351966873706">
            <text:p>1.04</text:p>
          </table:table-cell>
          <table:table-cell/>
        </table:table-row>
        <table:table-row table:style-name="ro1">
          <table:covered-table-cell table:style-name="ce4"/>
          <table:table-cell table:style-name="ce4" office:value-type="string">
            <text:p>E-n51-k5-s40-43 </text:p>
          </table:table-cell>
          <table:table-cell table:style-name="ce7" office:value-type="float" office:value="753.6">
            <office:annotation draw:style-name="gr3" draw:text-style-name="P1" svg:width="1.4531in" svg:height="0.3902in" svg:x="3.9657in" svg:y="4.3102in" draw:caption-point-x="-0.2402in" draw:caption-point-y="0.5945in">
              <dc:date>2012-07-18T00:00:00</dc:date>
              <text:p text:style-name="P1"><text:span text:style-name="T1">BUB obtido pelo BCP – New Branching</text:span></text:p>
            </office:annotation>
            <text:p>753.6</text:p>
          </table:table-cell>
          <table:table-cell/>
          <table:table-cell table:style-name="ce2" office:value-type="float" office:value="709.4">
            <text:p>709.4</text:p>
          </table:table-cell>
          <table:table-cell table:style-name="ce8" table:formula="of:=(([.C29]-[.E29])/[.C29])*100" office:value-type="float" office:value="5.8651804670913">
            <text:p>5.87</text:p>
          </table:table-cell>
          <table:table-cell/>
          <table:table-cell table:style-name="ce2" office:value-type="float" office:value="738">
            <text:p>738</text:p>
          </table:table-cell>
          <table:table-cell table:style-name="ce8" table:formula="of:=(([.C29]-[.H29])/[.C29])*100" office:value-type="float" office:value="2.07006369426752">
            <text:p>2.07</text:p>
          </table:table-cell>
          <table:table-cell/>
          <table:table-cell table:style-name="ce2" office:value-type="float" office:value="741">
            <text:p>741</text:p>
          </table:table-cell>
          <table:table-cell table:style-name="ce8" table:formula="of:=(([.C29]-[.K29])/[.C29])*100" office:value-type="float" office:value="1.671974522293">
            <text:p>1.67</text:p>
          </table:table-cell>
          <table:table-cell/>
          <table:table-cell table:style-name="ce2" office:value-type="float" office:value="747.1">
            <office:annotation draw:style-name="gr2" draw:text-style-name="P1" svg:width="0.6028in" svg:height="0.2346in" svg:x="10.615in" svg:y="4.3102in" draw:caption-point-x="-0.2402in" draw:caption-point-y="0.5945in">
              <dc:date>2012-07-23T00:00:00</dc:date>
              <text:p text:style-name="P1"><text:span text:style-name="T1">N21012</text:span></text:p>
            </office:annotation>
            <text:p>747.1</text:p>
          </table:table-cell>
          <table:table-cell table:style-name="ce8" table:formula="of:=([.C29]-[.N29])/[.C29]*100" office:value-type="float" office:value="0.862526539278132">
            <text:p>0.86</text:p>
          </table:table-cell>
          <table:table-cell/>
        </table:table-row>
        <table:table-row table:style-name="ro1">
          <table:table-cell table:style-name="ce3" office:value-type="string" table:number-columns-spanned="1" table:number-rows-spanned="18">
            <text:p>set4</text:p>
          </table:table-cell>
          <table:table-cell table:style-name="ce4" office:value-type="string">
            <text:p>Instance50-s5-37 </text:p>
          </table:table-cell>
          <table:table-cell table:style-name="ce7" office:value-type="float" office:value="1534.5">
            <office:annotation draw:style-name="gr3" draw:text-style-name="P1" svg:width="1.4421in" svg:height="0.3902in" svg:x="3.9657in" svg:y="4.4854in" draw:caption-point-x="-0.2402in" draw:caption-point-y="0.5945in">
              <dc:date>2012-07-18T00:00:00</dc:date>
              <text:p text:style-name="P1"><text:span text:style-name="T1">BUB obtido pelo BCP – New Branching</text:span></text:p>
            </office:annotation>
            <text:p>1534.5</text:p>
          </table:table-cell>
          <table:table-cell/>
          <table:table-cell table:style-name="ce2" office:value-type="float" office:value="1434.5">
            <text:p>1434.5</text:p>
          </table:table-cell>
          <table:table-cell table:style-name="ce8" table:formula="of:=(([.C30]-[.E30])/[.C30])*100" office:value-type="float" office:value="6.5167807103291">
            <text:p>6.52</text:p>
          </table:table-cell>
          <table:table-cell/>
          <table:table-cell table:style-name="ce2" office:value-type="float" office:value="1463.8">
            <text:p>1463.8</text:p>
          </table:table-cell>
          <table:table-cell table:style-name="ce8" table:formula="of:=(([.C30]-[.H30])/[.C30])*100" office:value-type="float" office:value="4.60736396220268">
            <text:p>4.61</text:p>
          </table:table-cell>
          <table:table-cell/>
          <table:table-cell table:style-name="ce2" office:value-type="float" office:value="1491">
            <text:p>1491</text:p>
          </table:table-cell>
          <table:table-cell table:style-name="ce8" table:formula="of:=(([.C30]-[.K30])/[.C30])*100" office:value-type="float" office:value="2.83479960899316">
            <text:p>2.83</text:p>
          </table:table-cell>
          <table:table-cell/>
          <table:table-cell table:style-name="ce2" office:value-type="float" office:value="1514.4">
            <office:annotation draw:style-name="gr2" draw:text-style-name="P1" svg:width="0.6134in" svg:height="0.2346in" svg:x="10.615in" svg:y="4.4854in" draw:caption-point-x="-0.2402in" draw:caption-point-y="0.5945in">
              <dc:date>2012-07-23T00:00:00</dc:date>
              <text:p text:style-name="P1"><text:span text:style-name="T1">N00221</text:span></text:p>
            </office:annotation>
            <text:p>1514.4</text:p>
          </table:table-cell>
          <table:table-cell table:style-name="ce8" table:formula="of:=([.C30]-[.N30])/[.C30]*100" office:value-type="float" office:value="1.30987292277614">
            <text:p>1.31</text:p>
          </table:table-cell>
          <table:table-cell/>
        </table:table-row>
        <table:table-row table:style-name="ro1">
          <table:covered-table-cell table:style-name="ce3"/>
          <table:table-cell table:style-name="ce4" office:value-type="string">
            <text:p>Instance50-s5-38</text:p>
          </table:table-cell>
          <table:table-cell table:style-name="ce7" office:value-type="float" office:value="1228.3">
            <office:annotation draw:style-name="gr2" draw:text-style-name="P1" svg:width="1.1413in" svg:height="0.2346in" svg:x="3.9657in" svg:y="4.6602in" draw:caption-point-x="-0.2402in" draw:caption-point-y="0.5945in">
              <dc:date>2012-10-15T00:00:00</dc:date>
              <text:p text:style-name="P1"><text:span text:style-name="T1">1185.5 – BC</text:span></text:p>
            </office:annotation>
            <text:p>1228.3</text:p>
          </table:table-cell>
          <table:table-cell/>
          <table:table-cell table:style-name="ce2" office:value-type="float" office:value="1076.4">
            <text:p>1076.4</text:p>
          </table:table-cell>
          <table:table-cell table:style-name="ce8" table:formula="of:=(([.C31]-[.E31])/[.C31])*100" office:value-type="float" office:value="12.3666856631116">
            <text:p>12.37</text:p>
          </table:table-cell>
          <table:table-cell/>
          <table:table-cell table:style-name="ce2" office:value-type="float" office:value="1093.4">
            <text:p>1093.4</text:p>
          </table:table-cell>
          <table:table-cell table:style-name="ce8" table:formula="of:=(([.C31]-[.H31])/[.C31])*100" office:value-type="float" office:value="10.9826589595376">
            <text:p>10.98</text:p>
          </table:table-cell>
          <table:table-cell/>
          <table:table-cell table:style-name="ce2"/>
          <table:table-cell table:style-name="ce8"/>
          <table:table-cell/>
          <table:table-cell table:style-name="ce2" office:value-type="float" office:value="1175.1">
            <text:p>1175.1</text:p>
          </table:table-cell>
          <table:table-cell table:style-name="ce8" table:formula="of:=([.C31]-[.N31])/[.C31]*100" office:value-type="float" office:value="4.33118944883172">
            <text:p>4.33</text:p>
          </table:table-cell>
          <table:table-cell/>
        </table:table-row>
        <table:table-row table:style-name="ro1">
          <table:covered-table-cell table:style-name="ce4"/>
          <table:table-cell table:style-name="ce4" office:value-type="string">
            <text:p>Instance50-s5-39 </text:p>
          </table:table-cell>
          <table:table-cell table:style-name="ce7" office:value-type="float" office:value="1520.9">
            <office:annotation draw:style-name="gr3" draw:text-style-name="P1" svg:width="1.4205in" svg:height="0.3902in" svg:x="3.9657in" svg:y="4.8354in" draw:caption-point-x="-0.2402in" draw:caption-point-y="0.5945in">
              <dc:date>2012-07-18T00:00:00</dc:date>
              <text:p text:style-name="P1"><text:span text:style-name="T1">BUB obtido pelo BCP – New Branching</text:span></text:p>
            </office:annotation>
            <text:p>1520.9</text:p>
          </table:table-cell>
          <table:table-cell/>
          <table:table-cell table:style-name="ce2" office:value-type="float" office:value="1423.4">
            <text:p>1423.4</text:p>
          </table:table-cell>
          <table:table-cell table:style-name="ce8" table:formula="of:=(([.C32]-[.E32])/[.C32])*100" office:value-type="float" office:value="6.41067788809258">
            <text:p>6.41</text:p>
          </table:table-cell>
          <table:table-cell/>
          <table:table-cell table:style-name="ce2" office:value-type="float" office:value="1477.6">
            <text:p>1477.6</text:p>
          </table:table-cell>
          <table:table-cell table:style-name="ce8" table:formula="of:=(([.C32]-[.H32])/[.C32])*100" office:value-type="float" office:value="2.84699848773754">
            <text:p>2.85</text:p>
          </table:table-cell>
          <table:table-cell/>
          <table:table-cell table:style-name="ce2" office:value-type="float" office:value="1503.1">
            <text:p>1503.1</text:p>
          </table:table-cell>
          <table:table-cell table:style-name="ce8" table:formula="of:=(([.C32]-[.K32])/[.C32])*100" office:value-type="float" office:value="1.17035965546717">
            <text:p>1.17</text:p>
          </table:table-cell>
          <table:table-cell/>
          <table:table-cell table:style-name="ce2" office:value-type="float" office:value="1514">
            <office:annotation draw:style-name="gr2" draw:text-style-name="P1" svg:width="0.6244in" svg:height="0.2346in" svg:x="10.615in" svg:y="4.8354in" draw:caption-point-x="-0.2402in" draw:caption-point-y="0.5945in">
              <dc:date>2012-07-23T00:00:00</dc:date>
              <text:p text:style-name="P1"><text:span text:style-name="T1">N02220</text:span></text:p>
            </office:annotation>
            <text:p>1514</text:p>
          </table:table-cell>
          <table:table-cell table:style-name="ce8" table:formula="of:=([.C32]-[.N32])/[.C32]*100" office:value-type="float" office:value="0.453678742849634">
            <text:p>0.45</text:p>
          </table:table-cell>
          <table:table-cell/>
        </table:table-row>
        <table:table-row table:style-name="ro1">
          <table:covered-table-cell table:style-name="ce4"/>
          <table:table-cell table:style-name="ce4" office:value-type="string">
            <text:p>Instance50-s5-40</text:p>
          </table:table-cell>
          <table:table-cell table:style-name="ce7" office:value-type="float" office:value="1221.5">
            <office:annotation draw:style-name="gr2" draw:text-style-name="P1" svg:width="1.1413in" svg:height="0.2346in" svg:x="3.9657in" svg:y="5.0106in" draw:caption-point-x="-0.2402in" draw:caption-point-y="0.5945in">
              <dc:date>2012-10-15T00:00:00</dc:date>
              <text:p text:style-name="P1"><text:span text:style-name="T1">1199.4 - BC</text:span></text:p>
            </office:annotation>
            <text:p>1221.5</text:p>
          </table:table-cell>
          <table:table-cell/>
          <table:table-cell table:style-name="ce2" office:value-type="float" office:value="1068.5">
            <text:p>1068.5</text:p>
          </table:table-cell>
          <table:table-cell table:style-name="ce8" table:formula="of:=(([.C33]-[.E33])/[.C33])*100" office:value-type="float" office:value="12.5255832992223">
            <text:p>12.53</text:p>
          </table:table-cell>
          <table:table-cell/>
          <table:table-cell table:style-name="ce2" office:value-type="float" office:value="1066.8">
            <text:p>1066.8</text:p>
          </table:table-cell>
          <table:table-cell table:style-name="ce8" table:formula="of:=(([.C33]-[.H33])/[.C33])*100" office:value-type="float" office:value="12.6647564469914">
            <text:p>12.66</text:p>
          </table:table-cell>
          <table:table-cell/>
          <table:table-cell table:style-name="ce2"/>
          <table:table-cell table:style-name="ce8"/>
          <table:table-cell/>
          <table:table-cell table:style-name="ce2" office:value-type="float" office:value="1177.6">
            <text:p>1177.6</text:p>
          </table:table-cell>
          <table:table-cell table:style-name="ce8" table:formula="of:=([.C33]-[.N33])/[.C33]*100" office:value-type="float" office:value="3.59394187474417">
            <text:p>3.59</text:p>
          </table:table-cell>
          <table:table-cell/>
        </table:table-row>
        <table:table-row table:style-name="ro1">
          <table:covered-table-cell table:style-name="ce4"/>
          <table:table-cell table:style-name="ce4" office:value-type="string">
            <text:p>Instance50-s5-41 </text:p>
          </table:table-cell>
          <table:table-cell table:style-name="ce7" office:value-type="float" office:value="1674.1">
            <office:annotation draw:style-name="gr3" draw:text-style-name="P1" svg:width="1.4421in" svg:height="0.3902in" svg:x="3.9657in" svg:y="5.1854in" draw:caption-point-x="-0.2402in" draw:caption-point-y="0.5945in">
              <dc:date>2012-07-18T00:00:00</dc:date>
              <text:p text:style-name="P1"><text:span text:style-name="T1">BUB obtido pelo BCP – New Branching</text:span></text:p>
            </office:annotation>
            <text:p>1674.1</text:p>
          </table:table-cell>
          <table:table-cell/>
          <table:table-cell table:style-name="ce2" office:value-type="float" office:value="1580.8">
            <text:p>1580.8</text:p>
          </table:table-cell>
          <table:table-cell table:style-name="ce8" table:formula="of:=(([.C34]-[.E34])/[.C34])*100" office:value-type="float" office:value="5.57314377874679">
            <text:p>5.57</text:p>
          </table:table-cell>
          <table:table-cell/>
          <table:table-cell table:style-name="ce2" office:value-type="float" office:value="1609.2">
            <text:p>1609.2</text:p>
          </table:table-cell>
          <table:table-cell table:style-name="ce8" table:formula="of:=(([.C34]-[.H34])/[.C34])*100" office:value-type="float" office:value="3.87670987396212">
            <text:p>3.88</text:p>
          </table:table-cell>
          <table:table-cell/>
          <table:table-cell table:style-name="ce2" office:value-type="float" office:value="1644.9">
            <text:p>1644.9</text:p>
          </table:table-cell>
          <table:table-cell table:style-name="ce8" table:formula="of:=(([.C34]-[.K34])/[.C34])*100" office:value-type="float" office:value="1.74422077534196">
            <text:p>1.74</text:p>
          </table:table-cell>
          <table:table-cell/>
          <table:table-cell table:style-name="ce2" office:value-type="float" office:value="1655.8">
            <office:annotation draw:style-name="gr2" draw:text-style-name="P1" svg:width="0.6677in" svg:height="0.2346in" svg:x="10.615in" svg:y="5.1854in" draw:caption-point-x="-0.2402in" draw:caption-point-y="0.5945in">
              <dc:date>2012-07-14T00:00:00</dc:date>
              <text:p text:style-name="P1"><text:span text:style-name="T1">N21121</text:span></text:p>
            </office:annotation>
            <text:p>1655.8</text:p>
          </table:table-cell>
          <table:table-cell table:style-name="ce8" table:formula="of:=([.C34]-[.N34])/[.C34]*100" office:value-type="float" office:value="1.09312466399856">
            <text:p>1.09</text:p>
          </table:table-cell>
          <table:table-cell/>
        </table:table-row>
        <table:table-row table:style-name="ro1">
          <table:covered-table-cell table:style-name="ce4"/>
          <table:table-cell table:style-name="ce4" office:value-type="string">
            <text:p>Instance50-s5-42</text:p>
          </table:table-cell>
          <table:table-cell table:style-name="ce7" office:value-type="float" office:value="1265.2">
            <office:annotation draw:style-name="gr2" draw:text-style-name="P1" svg:width="1.1413in" svg:height="0.2346in" svg:x="3.9657in" svg:y="5.3606in" draw:caption-point-x="-0.2402in" draw:caption-point-y="0.5945in">
              <dc:date>2012-10-15T00:00:00</dc:date>
              <text:p text:style-name="P1"><text:span text:style-name="T1">1223 - BC</text:span></text:p>
            </office:annotation>
            <text:p>1265.2</text:p>
          </table:table-cell>
          <table:table-cell/>
          <table:table-cell table:style-name="ce2" office:value-type="float" office:value="1097.8">
            <text:p>1097.8</text:p>
          </table:table-cell>
          <table:table-cell table:style-name="ce8" table:formula="of:=(([.C35]-[.E35])/[.C35])*100" office:value-type="float" office:value="13.2311097059753">
            <text:p>13.23</text:p>
          </table:table-cell>
          <table:table-cell/>
          <table:table-cell table:style-name="ce2" office:value-type="float" office:value="1130.4">
            <text:p>1130.4</text:p>
          </table:table-cell>
          <table:table-cell table:style-name="ce8" table:formula="of:=(([.C35]-[.H35])/[.C35])*100" office:value-type="float" office:value="10.6544419854568">
            <text:p>10.65</text:p>
          </table:table-cell>
          <table:table-cell/>
          <table:table-cell table:style-name="ce2"/>
          <table:table-cell table:style-name="ce8"/>
          <table:table-cell/>
          <table:table-cell table:style-name="ce2" office:value-type="float" office:value="1221.5">
            <text:p>1221.5</text:p>
          </table:table-cell>
          <table:table-cell table:style-name="ce8" table:formula="of:=([.C35]-[.N35])/[.C35]*100" office:value-type="float" office:value="3.45399936768891">
            <text:p>3.45</text:p>
          </table:table-cell>
          <table:table-cell/>
        </table:table-row>
        <table:table-row table:style-name="ro1">
          <table:covered-table-cell table:style-name="ce4"/>
          <table:table-cell table:style-name="ce4" office:value-type="string">
            <text:p>Instance50-s5-43 </text:p>
          </table:table-cell>
          <table:table-cell table:style-name="ce7" office:value-type="float" office:value="1453.1">
            <text:p>1453.1</text:p>
          </table:table-cell>
          <table:table-cell/>
          <table:table-cell table:style-name="ce2" office:value-type="float" office:value="1341">
            <text:p>1341</text:p>
          </table:table-cell>
          <table:table-cell table:style-name="ce8" table:formula="of:=(([.C36]-[.E36])/[.C36])*100" office:value-type="float" office:value="7.71454132544215">
            <text:p>7.71</text:p>
          </table:table-cell>
          <table:table-cell/>
          <table:table-cell table:style-name="ce2" office:value-type="float" office:value="1308.9">
            <text:p>1308.9</text:p>
          </table:table-cell>
          <table:table-cell table:style-name="ce8" table:formula="of:=(([.C36]-[.H36])/[.C36])*100" office:value-type="float" office:value="9.92361158901657">
            <text:p>9.92</text:p>
          </table:table-cell>
          <table:table-cell/>
          <table:table-cell table:style-name="ce2" office:value-type="float" office:value="1409.4">
            <text:p>1409.4</text:p>
          </table:table-cell>
          <table:table-cell table:style-name="ce8" table:formula="of:=(([.C36]-[.K36])/[.C36])*100" office:value-type="float" office:value="3.00736356754524">
            <text:p>3.01</text:p>
          </table:table-cell>
          <table:table-cell/>
          <table:table-cell table:style-name="ce2" office:value-type="float" office:value="1418.7">
            <office:annotation draw:style-name="gr2" draw:text-style-name="P1" svg:width="0.6354in" svg:height="0.2346in" svg:x="10.615in" svg:y="5.5354in" draw:caption-point-x="-0.2402in" draw:caption-point-y="0.5945in">
              <dc:date>2012-07-14T00:00:00</dc:date>
              <text:p text:style-name="P1"><text:span text:style-name="T1">N21121</text:span></text:p>
            </office:annotation>
            <text:p>1418.7</text:p>
          </table:table-cell>
          <table:table-cell table:style-name="ce8" table:formula="of:=([.C36]-[.N36])/[.C36]*100" office:value-type="float" office:value="2.36735255660311">
            <text:p>2.37</text:p>
          </table:table-cell>
          <table:table-cell/>
        </table:table-row>
        <table:table-row table:style-name="ro1">
          <table:covered-table-cell table:style-name="ce4"/>
          <table:table-cell table:style-name="ce4" office:value-type="string">
            <text:p>Instance50-s5-44</text:p>
          </table:table-cell>
          <table:table-cell table:style-name="ce7" office:value-type="float" office:value="1162.4">
            <office:annotation draw:style-name="gr2" draw:text-style-name="P1" svg:width="1.1413in" svg:height="0.2346in" svg:x="3.9657in" svg:y="5.7106in" draw:caption-point-x="-0.2402in" draw:caption-point-y="0.5945in">
              <dc:date>2012-10-15T00:00:00</dc:date>
              <text:p text:style-name="P1"><text:span text:style-name="T1">1039.3 - BC</text:span></text:p>
            </office:annotation>
            <text:p>1162.4</text:p>
          </table:table-cell>
          <table:table-cell/>
          <table:table-cell table:style-name="ce2" office:value-type="float" office:value="935.4">
            <text:p>935.4</text:p>
          </table:table-cell>
          <table:table-cell table:style-name="ce8" table:formula="of:=(([.C37]-[.E37])/[.C37])*100" office:value-type="float" office:value="19.5285615966965">
            <text:p>19.53</text:p>
          </table:table-cell>
          <table:table-cell/>
          <table:table-cell table:style-name="ce2" office:value-type="float" office:value="937.8">
            <text:p>937.8</text:p>
          </table:table-cell>
          <table:table-cell table:style-name="ce8" table:formula="of:=(([.C37]-[.H37])/[.C37])*100" office:value-type="float" office:value="19.3220922229869">
            <text:p>19.32</text:p>
          </table:table-cell>
          <table:table-cell/>
          <table:table-cell table:style-name="ce2"/>
          <table:table-cell table:style-name="ce8"/>
          <table:table-cell/>
          <table:table-cell table:style-name="ce2" office:value-type="float" office:value="1040.1">
            <text:p>1040.1</text:p>
          </table:table-cell>
          <table:table-cell table:style-name="ce8" table:formula="of:=([.C37]-[.N37])/[.C37]*100" office:value-type="float" office:value="10.5213351686167">
            <text:p>10.52</text:p>
          </table:table-cell>
          <table:table-cell/>
        </table:table-row>
        <table:table-row table:style-name="ro1">
          <table:covered-table-cell table:style-name="ce4"/>
          <table:table-cell table:style-name="ce4" office:value-type="string">
            <text:p>Instance50-s5-45 </text:p>
          </table:table-cell>
          <table:table-cell table:style-name="ce7" office:value-type="float" office:value="1469">
            <text:p>1469</text:p>
          </table:table-cell>
          <table:table-cell/>
          <table:table-cell table:style-name="ce2" office:value-type="float" office:value="1331.5">
            <text:p>1331.5</text:p>
          </table:table-cell>
          <table:table-cell table:style-name="ce8" table:formula="of:=(([.C38]-[.E38])/[.C38])*100" office:value-type="float" office:value="9.36010891763104">
            <text:p>9.36</text:p>
          </table:table-cell>
          <table:table-cell/>
          <table:table-cell table:style-name="ce2" office:value-type="float" office:value="1348.9">
            <text:p>1348.9</text:p>
          </table:table-cell>
          <table:table-cell table:style-name="ce8" table:formula="of:=(([.C38]-[.H38])/[.C38])*100" office:value-type="float" office:value="8.17562968005445">
            <text:p>8.18</text:p>
          </table:table-cell>
          <table:table-cell/>
          <table:table-cell table:style-name="ce2" office:value-type="float" office:value="1444.2">
            <text:p>1444.2</text:p>
          </table:table-cell>
          <table:table-cell table:style-name="ce8" table:formula="of:=(([.C38]-[.K38])/[.C38])*100" office:value-type="float" office:value="1.68822328114363">
            <text:p>1.69</text:p>
          </table:table-cell>
          <table:table-cell/>
          <table:table-cell table:style-name="ce2" office:value-type="float" office:value="1449.3">
            <office:annotation draw:style-name="gr2" draw:text-style-name="P1" svg:width="0.6354in" svg:height="0.2346in" svg:x="10.615in" svg:y="5.8858in" draw:caption-point-x="-0.2402in" draw:caption-point-y="0.5945in">
              <dc:date>2012-07-16T00:00:00</dc:date>
              <text:p text:style-name="P1"><text:span text:style-name="T1">N11221</text:span></text:p>
            </office:annotation>
            <text:p>1449.3</text:p>
          </table:table-cell>
          <table:table-cell table:style-name="ce8" table:formula="of:=([.C38]-[.N38])/[.C38]*100" office:value-type="float" office:value="1.34104833219878">
            <text:p>1.34</text:p>
          </table:table-cell>
          <table:table-cell/>
        </table:table-row>
        <table:table-row table:style-name="ro1">
          <table:covered-table-cell table:style-name="ce4"/>
          <table:table-cell table:style-name="ce4" office:value-type="string">
            <text:p>Instance50-s5-46</text:p>
          </table:table-cell>
          <table:table-cell table:style-name="ce7" office:value-type="float" office:value="1103">
            <office:annotation draw:style-name="gr2" draw:text-style-name="P1" svg:width="1.1413in" svg:height="0.2346in" svg:x="3.9657in" svg:y="6.0606in" draw:caption-point-x="-0.2402in" draw:caption-point-y="0.5945in">
              <dc:date>2012-10-15T00:00:00</dc:date>
              <text:p text:style-name="P1"><text:span text:style-name="T1">1095.7 - BC</text:span></text:p>
            </office:annotation>
            <text:p>1103</text:p>
          </table:table-cell>
          <table:table-cell/>
          <table:table-cell table:style-name="ce2" office:value-type="float" office:value="930.5">
            <text:p>930.5</text:p>
          </table:table-cell>
          <table:table-cell table:style-name="ce8" table:formula="of:=(([.C39]-[.E39])/[.C39])*100" office:value-type="float" office:value="15.6391659111514">
            <text:p>15.64</text:p>
          </table:table-cell>
          <table:table-cell/>
          <table:table-cell table:style-name="ce2" office:value-type="float" office:value="916.1">
            <text:p>916.1</text:p>
          </table:table-cell>
          <table:table-cell table:style-name="ce8" table:formula="of:=(([.C39]-[.H39])/[.C39])*100" office:value-type="float" office:value="16.9446962828649">
            <text:p>16.94</text:p>
          </table:table-cell>
          <table:table-cell/>
          <table:table-cell table:style-name="ce2"/>
          <table:table-cell table:style-name="ce8"/>
          <table:table-cell/>
          <table:table-cell table:style-name="ce2" office:value-type="float" office:value="1064.4">
            <text:p>1064.4</text:p>
          </table:table-cell>
          <table:table-cell table:style-name="ce8" table:formula="of:=([.C39]-[.N39])/[.C39]*100" office:value-type="float" office:value="3.49954669084315">
            <text:p>3.50</text:p>
          </table:table-cell>
          <table:table-cell/>
        </table:table-row>
        <table:table-row table:style-name="ro1">
          <table:covered-table-cell table:style-name="ce4"/>
          <table:table-cell table:style-name="ce4" office:value-type="string">
            <text:p>Instance50-s5-47 </text:p>
          </table:table-cell>
          <table:table-cell table:style-name="ce7" office:value-type="float" office:value="1587.2">
            <office:annotation draw:style-name="gr3" draw:text-style-name="P1" svg:width="1.4315in" svg:height="0.3902in" svg:x="3.9657in" svg:y="6.2358in" draw:caption-point-x="-0.2402in" draw:caption-point-y="0.5945in">
              <dc:date>2012-07-18T00:00:00</dc:date>
              <text:p text:style-name="P1"><text:span text:style-name="T1">BUB obtido pelo BCP – New Branching</text:span></text:p>
            </office:annotation>
            <text:p>1587.2</text:p>
          </table:table-cell>
          <table:table-cell/>
          <table:table-cell table:style-name="ce2" office:value-type="float" office:value="1487">
            <text:p>1487</text:p>
          </table:table-cell>
          <table:table-cell table:style-name="ce8" table:formula="of:=(([.C40]-[.E40])/[.C40])*100" office:value-type="float" office:value="6.31300403225807">
            <text:p>6.31</text:p>
          </table:table-cell>
          <table:table-cell/>
          <table:table-cell table:style-name="ce2" office:value-type="float" office:value="1491.7">
            <text:p>1491.7</text:p>
          </table:table-cell>
          <table:table-cell table:style-name="ce8" table:formula="of:=(([.C40]-[.H40])/[.C40])*100" office:value-type="float" office:value="6.01688508064516">
            <text:p>6.02</text:p>
          </table:table-cell>
          <table:table-cell/>
          <table:table-cell table:style-name="ce2" office:value-type="float" office:value="1567.5">
            <text:p>1567.5</text:p>
          </table:table-cell>
          <table:table-cell table:style-name="ce8" table:formula="of:=(([.C40]-[.K40])/[.C40])*100" office:value-type="float" office:value="1.24117943548387">
            <text:p>1.24</text:p>
          </table:table-cell>
          <table:table-cell/>
          <table:table-cell table:style-name="ce2" office:value-type="float" office:value="1568.9">
            <office:annotation draw:style-name="gr2" draw:text-style-name="P1" svg:width="0.6354in" svg:height="0.2346in" svg:x="10.615in" svg:y="6.2358in" draw:caption-point-x="-0.2402in" draw:caption-point-y="0.5945in">
              <dc:date>2012-07-16T00:00:00</dc:date>
              <text:p text:style-name="P1"><text:span text:style-name="T1">N21121</text:span></text:p>
            </office:annotation>
            <text:p>1568.9</text:p>
          </table:table-cell>
          <table:table-cell table:style-name="ce8" table:formula="of:=([.C40]-[.N40])/[.C40]*100" office:value-type="float" office:value="1.15297379032258">
            <text:p>1.15</text:p>
          </table:table-cell>
          <table:table-cell/>
        </table:table-row>
        <table:table-row table:style-name="ro1">
          <table:covered-table-cell table:style-name="ce4"/>
          <table:table-cell table:style-name="ce4" office:value-type="string">
            <text:p>Instance50-s5-48</text:p>
          </table:table-cell>
          <table:table-cell table:style-name="ce7" office:value-type="float" office:value="1108.6">
            <office:annotation draw:style-name="gr2" draw:text-style-name="P1" svg:width="1.1413in" svg:height="0.2346in" svg:x="3.9657in" svg:y="6.4106in" draw:caption-point-x="-0.2402in" draw:caption-point-y="0.5945in">
              <dc:date>2012-10-15T00:00:00</dc:date>
              <text:p text:style-name="P1"><text:span text:style-name="T1">1096.9 - BC</text:span></text:p>
            </office:annotation>
            <text:p>1108.6</text:p>
          </table:table-cell>
          <table:table-cell/>
          <table:table-cell table:style-name="ce2" office:value-type="float" office:value="998.6">
            <text:p>998.6</text:p>
          </table:table-cell>
          <table:table-cell table:style-name="ce8" table:formula="of:=(([.C41]-[.E41])/[.C41])*100" office:value-type="float" office:value="9.92242467977628">
            <text:p>9.92</text:p>
          </table:table-cell>
          <table:table-cell/>
          <table:table-cell table:style-name="ce2" office:value-type="float" office:value="1005.3">
            <text:p>1005.3</text:p>
          </table:table-cell>
          <table:table-cell table:style-name="ce8" table:formula="of:=(([.C41]-[.H41])/[.C41])*100" office:value-type="float" office:value="9.31805881291719">
            <text:p>9.32</text:p>
          </table:table-cell>
          <table:table-cell/>
          <table:table-cell table:style-name="ce2"/>
          <table:table-cell table:style-name="ce8"/>
          <table:table-cell/>
          <table:table-cell table:style-name="ce2" office:value-type="float" office:value="1051.2">
            <text:p>1051.2</text:p>
          </table:table-cell>
          <table:table-cell table:style-name="ce8" table:formula="of:=([.C41]-[.N41])/[.C41]*100" office:value-type="float" office:value="5.17770160562871">
            <text:p>5.18</text:p>
          </table:table-cell>
          <table:table-cell/>
        </table:table-row>
        <table:table-row table:style-name="ro1">
          <table:covered-table-cell table:style-name="ce4"/>
          <table:table-cell table:style-name="ce4" office:value-type="string">
            <text:p>Instance50-s5-49 </text:p>
          </table:table-cell>
          <table:table-cell table:style-name="ce7" office:value-type="float" office:value="1434.8">
            <office:annotation draw:style-name="gr3" draw:text-style-name="P1" svg:width="1.4421in" svg:height="0.3902in" svg:x="3.9657in" svg:y="6.5858in" draw:caption-point-x="-0.2402in" draw:caption-point-y="0.5945in">
              <dc:date>2012-07-18T00:00:00</dc:date>
              <text:p text:style-name="P1"><text:span text:style-name="T1">BUB obtido pelo BCP – New Branching</text:span></text:p>
            </office:annotation>
            <text:p>1434.8</text:p>
          </table:table-cell>
          <table:table-cell/>
          <table:table-cell table:style-name="ce2" office:value-type="float" office:value="1370.8">
            <text:p>1370.8</text:p>
          </table:table-cell>
          <table:table-cell table:style-name="ce8" table:formula="of:=(([.C42]-[.E42])/[.C42])*100" office:value-type="float" office:value="4.46055199330917">
            <text:p>4.46</text:p>
          </table:table-cell>
          <table:table-cell/>
          <table:table-cell table:style-name="ce2" office:value-type="float" office:value="1375.5">
            <text:p>1375.5</text:p>
          </table:table-cell>
          <table:table-cell table:style-name="ce8" table:formula="of:=(([.C42]-[.H42])/[.C42])*100" office:value-type="float" office:value="4.13298020630053">
            <text:p>4.13</text:p>
          </table:table-cell>
          <table:table-cell/>
          <table:table-cell table:style-name="ce2" office:value-type="float" office:value="1407.6">
            <text:p>1407.6</text:p>
          </table:table-cell>
          <table:table-cell table:style-name="ce8" table:formula="of:=(([.C42]-[.K42])/[.C42])*100" office:value-type="float" office:value="1.8957345971564">
            <text:p>1.90</text:p>
          </table:table-cell>
          <table:table-cell/>
          <table:table-cell table:style-name="ce2" office:value-type="float" office:value="1432.8">
            <office:annotation draw:style-name="gr2" draw:text-style-name="P1" svg:width="0.6244in" svg:height="0.2346in" svg:x="10.615in" svg:y="6.5858in" draw:caption-point-x="-0.2402in" draw:caption-point-y="0.5945in">
              <dc:date>2012-07-23T00:00:00</dc:date>
              <text:p text:style-name="P1"><text:span text:style-name="T1">N22101</text:span></text:p>
            </office:annotation>
            <text:p>1432.8</text:p>
          </table:table-cell>
          <table:table-cell table:style-name="ce8" table:formula="of:=([.C42]-[.N42])/[.C42]*100" office:value-type="float" office:value="0.139392249790912">
            <text:p>0.14</text:p>
          </table:table-cell>
          <table:table-cell/>
        </table:table-row>
        <table:table-row table:style-name="ro1">
          <table:covered-table-cell table:style-name="ce4"/>
          <table:table-cell table:style-name="ce4" office:value-type="string">
            <text:p>Instance50-s5-50</text:p>
          </table:table-cell>
          <table:table-cell table:style-name="ce7" office:value-type="float" office:value="1119">
            <office:annotation draw:style-name="gr2" draw:text-style-name="P1" svg:width="1.1413in" svg:height="0.2346in" svg:x="3.9657in" svg:y="6.761in" draw:caption-point-x="-0.2402in" draw:caption-point-y="0.5945in">
              <dc:date>2012-10-15T00:00:00</dc:date>
              <text:p text:style-name="P1"><text:span text:style-name="T1">1090.3 – BC</text:span></text:p>
            </office:annotation>
            <text:p>1119</text:p>
          </table:table-cell>
          <table:table-cell/>
          <table:table-cell table:style-name="ce2" office:value-type="float" office:value="968.4">
            <text:p>968.4</text:p>
          </table:table-cell>
          <table:table-cell table:style-name="ce8" table:formula="of:=(([.C43]-[.E43])/[.C43])*100" office:value-type="float" office:value="13.4584450402145">
            <text:p>13.46</text:p>
          </table:table-cell>
          <table:table-cell/>
          <table:table-cell table:style-name="ce2" office:value-type="float" office:value="981.2">
            <text:p>981.2</text:p>
          </table:table-cell>
          <table:table-cell table:style-name="ce8" table:formula="of:=(([.C43]-[.H43])/[.C43])*100" office:value-type="float" office:value="12.3145665773012">
            <text:p>12.31</text:p>
          </table:table-cell>
          <table:table-cell/>
          <table:table-cell table:style-name="ce2"/>
          <table:table-cell table:style-name="ce8"/>
          <table:table-cell/>
          <table:table-cell table:style-name="ce2" office:value-type="float" office:value="1087.6">
            <text:p>1087.6</text:p>
          </table:table-cell>
          <table:table-cell table:style-name="ce8" table:formula="of:=([.C43]-[.N43])/[.C43]*100" office:value-type="float" office:value="2.80607685433423">
            <text:p>2.81</text:p>
          </table:table-cell>
          <table:table-cell/>
        </table:table-row>
        <table:table-row table:style-name="ro1">
          <table:covered-table-cell table:style-name="ce4"/>
          <table:table-cell table:style-name="ce4" office:value-type="string">
            <text:p>Instance50-s5-51 </text:p>
          </table:table-cell>
          <table:table-cell table:style-name="ce7" office:value-type="float" office:value="1398">
            <text:p>1398</text:p>
          </table:table-cell>
          <table:table-cell/>
          <table:table-cell table:style-name="ce2" office:value-type="float" office:value="1310.9">
            <text:p>1310.9</text:p>
          </table:table-cell>
          <table:table-cell table:style-name="ce8" table:formula="of:=(([.C44]-[.E44])/[.C44])*100" office:value-type="float" office:value="6.23032904148783">
            <text:p>6.23</text:p>
          </table:table-cell>
          <table:table-cell/>
          <table:table-cell table:style-name="ce2" office:value-type="float" office:value="1360.9">
            <text:p>1360.9</text:p>
          </table:table-cell>
          <table:table-cell table:style-name="ce8" table:formula="of:=(([.C44]-[.H44])/[.C44])*100" office:value-type="float" office:value="2.65379113018597">
            <text:p>2.65</text:p>
          </table:table-cell>
          <table:table-cell/>
          <table:table-cell table:style-name="ce2" office:value-type="float" office:value="1389.6">
            <text:p>1389.6</text:p>
          </table:table-cell>
          <table:table-cell table:style-name="ce8" table:formula="of:=(([.C44]-[.K44])/[.C44])*100" office:value-type="float" office:value="0.600858369098719">
            <text:p>0.60</text:p>
          </table:table-cell>
          <table:table-cell/>
          <table:table-cell table:style-name="ce2" office:value-type="float" office:value="1390.7">
            <office:annotation draw:style-name="gr2" draw:text-style-name="P1" svg:width="0.6461in" svg:height="0.2346in" svg:x="10.615in" svg:y="6.9358in" draw:caption-point-x="-0.2402in" draw:caption-point-y="0.5945in">
              <dc:date>2012-07-23T00:00:00</dc:date>
              <text:p text:style-name="P1"><text:span text:style-name="T1">N21120</text:span></text:p>
            </office:annotation>
            <text:p>1390.7</text:p>
          </table:table-cell>
          <table:table-cell table:style-name="ce8" table:formula="of:=([.C44]-[.N44])/[.C44]*100" office:value-type="float" office:value="0.522174535050068">
            <text:p>0.52</text:p>
          </table:table-cell>
          <table:table-cell/>
        </table:table-row>
        <table:table-row table:style-name="ro1">
          <table:covered-table-cell table:style-name="ce4"/>
          <table:table-cell table:style-name="ce4" office:value-type="string">
            <text:p>Instance50-s5-52</text:p>
          </table:table-cell>
          <table:table-cell table:style-name="ce7" office:value-type="float" office:value="1140.5">
            <office:annotation draw:style-name="gr2" draw:text-style-name="P1" svg:width="1.1413in" svg:height="0.2346in" svg:x="3.9657in" svg:y="7.111in" draw:caption-point-x="-0.2402in" draw:caption-point-y="0.5945in">
              <dc:date>2012-10-15T00:00:00</dc:date>
              <text:p text:style-name="P1"><text:span text:style-name="T1">1128.3 - BC</text:span></text:p>
            </office:annotation>
            <text:p>1140.5</text:p>
          </table:table-cell>
          <table:table-cell/>
          <table:table-cell table:style-name="ce2" office:value-type="float" office:value="1003">
            <text:p>1003</text:p>
          </table:table-cell>
          <table:table-cell table:style-name="ce8" table:formula="of:=(([.C45]-[.E45])/[.C45])*100" office:value-type="float" office:value="12.0561157387111">
            <text:p>12.06</text:p>
          </table:table-cell>
          <table:table-cell/>
          <table:table-cell table:style-name="ce2" office:value-type="float" office:value="1012.2">
            <text:p>1012.2</text:p>
          </table:table-cell>
          <table:table-cell table:style-name="ce8" table:formula="of:=(([.C45]-[.H45])/[.C45])*100" office:value-type="float" office:value="11.2494519947391">
            <text:p>11.25</text:p>
          </table:table-cell>
          <table:table-cell/>
          <table:table-cell table:style-name="ce2"/>
          <table:table-cell table:style-name="ce8"/>
          <table:table-cell/>
          <table:table-cell table:style-name="ce2" office:value-type="float" office:value="1102.9">
            <text:p>1102.9</text:p>
          </table:table-cell>
          <table:table-cell table:style-name="ce8" table:formula="of:=([.C45]-[.N45])/[.C45]*100" office:value-type="float" office:value="3.29679964927662">
            <text:p>3.30</text:p>
          </table:table-cell>
          <table:table-cell/>
        </table:table-row>
        <table:table-row table:style-name="ro1">
          <table:covered-table-cell table:style-name="ce4"/>
          <table:table-cell table:style-name="ce4" office:value-type="string">
            <text:p>Instance50-s5-53 </text:p>
          </table:table-cell>
          <table:table-cell table:style-name="ce7" office:value-type="float" office:value="1552.7">
            <text:p>1552.7</text:p>
          </table:table-cell>
          <table:table-cell/>
          <table:table-cell table:style-name="ce2" office:value-type="float" office:value="1483.1">
            <text:p>1483.1</text:p>
          </table:table-cell>
          <table:table-cell table:style-name="ce8" table:formula="of:=(([.C46]-[.E46])/[.C46])*100" office:value-type="float" office:value="4.482514329877">
            <text:p>4.48</text:p>
          </table:table-cell>
          <table:table-cell/>
          <table:table-cell table:style-name="ce2" office:value-type="float" office:value="1501.7">
            <text:p>1501.7</text:p>
          </table:table-cell>
          <table:table-cell table:style-name="ce8" table:formula="of:=(([.C46]-[.H46])/[.C46])*100" office:value-type="float" office:value="3.28460101758228">
            <text:p>3.28</text:p>
          </table:table-cell>
          <table:table-cell/>
          <table:table-cell table:style-name="ce2" office:value-type="float" office:value="1544.1">
            <text:p>1544.1</text:p>
          </table:table-cell>
          <table:table-cell table:style-name="ce8" table:formula="of:=(([.C46]-[.K46])/[.C46])*100" office:value-type="float" office:value="0.55387389708251">
            <text:p>0.55</text:p>
          </table:table-cell>
          <table:table-cell/>
          <table:table-cell table:style-name="ce2" office:value-type="float" office:value="1544.3">
            <office:annotation draw:style-name="gr2" draw:text-style-name="P1" svg:width="0.6244in" svg:height="0.2346in" svg:x="10.615in" svg:y="7.2858in" draw:caption-point-x="-0.2402in" draw:caption-point-y="0.5945in">
              <dc:date>2012-07-16T00:00:00</dc:date>
              <text:p text:style-name="P1"><text:span text:style-name="T1">N21121</text:span></text:p>
            </office:annotation>
            <text:p>1544.3</text:p>
          </table:table-cell>
          <table:table-cell table:style-name="ce8" table:formula="of:=([.C46]-[.N46])/[.C46]*100" office:value-type="float" office:value="0.540993108778263">
            <text:p>0.54</text:p>
          </table:table-cell>
          <table:table-cell/>
        </table:table-row>
        <table:table-row table:style-name="ro1">
          <table:covered-table-cell table:style-name="ce4"/>
          <table:table-cell table:style-name="ce4" office:value-type="string">
            <text:p>Instance50-s5-54</text:p>
          </table:table-cell>
          <table:table-cell table:style-name="ce7" office:value-type="float" office:value="1156">
            <office:annotation draw:style-name="gr2" draw:text-style-name="P1" svg:width="1.1413in" svg:height="0.2346in" svg:x="3.9657in" svg:y="7.461in" draw:caption-point-x="-0.2402in" draw:caption-point-y="0.5945in">
              <dc:date>2012-10-15T00:00:00</dc:date>
              <text:p text:style-name="P1"><text:span text:style-name="T1">1135.3 – BC</text:span></text:p>
            </office:annotation>
            <text:p>1156</text:p>
          </table:table-cell>
          <table:table-cell/>
          <table:table-cell table:style-name="ce2" office:value-type="float" office:value="1034.8">
            <text:p>1034.8</text:p>
          </table:table-cell>
          <table:table-cell table:style-name="ce8" table:formula="of:=(([.C47]-[.E47])/[.C47])*100" office:value-type="float" office:value="10.4844290657439">
            <text:p>10.48</text:p>
          </table:table-cell>
          <table:table-cell/>
          <table:table-cell table:style-name="ce2" office:value-type="float" office:value="1071.2">
            <text:p>1071.2</text:p>
          </table:table-cell>
          <table:table-cell table:style-name="ce8" table:formula="of:=(([.C47]-[.H47])/[.C47])*100" office:value-type="float" office:value="7.3356401384083">
            <text:p>7.34</text:p>
          </table:table-cell>
          <table:table-cell/>
          <table:table-cell table:style-name="ce2"/>
          <table:table-cell table:style-name="ce8"/>
          <table:table-cell/>
          <table:table-cell table:style-name="ce2" office:value-type="float" office:value="1132.2">
            <text:p>1132.2</text:p>
          </table:table-cell>
          <table:table-cell table:style-name="ce8" table:formula="of:=([.C47]-[.N47])/[.C47]*100" office:value-type="float" office:value="2.05882352941176">
            <text:p>2.06</text:p>
          </table:table-cell>
          <table:table-cell/>
        </table:table-row>
        <table:table-row table:style-name="ro1">
          <table:table-cell table:number-columns-repeated="5"/>
          <table:table-cell table:style-name="ce9" table:formula="of:=AVERAGE([.F3:.F46])" office:value-type="float" office:value="5.54527403458425">
            <text:p>5.55</text:p>
          </table:table-cell>
          <table:table-cell table:number-columns-repeated="2"/>
          <table:table-cell table:style-name="ce9" table:formula="of:=AVERAGE([.I3:.I46])" office:value-type="float" office:value="4.97288079454542">
            <text:p>4.97</text:p>
          </table:table-cell>
          <table:table-cell table:number-columns-repeated="2"/>
          <table:table-cell table:style-name="ce9" table:formula="of:=AVERAGE([.L3:.L46])" office:value-type="float" office:value="1.22596030746666">
            <text:p>1.23</text:p>
          </table:table-cell>
          <table:table-cell/>
          <table:table-cell table:style-name="ce2"/>
          <table:table-cell table:style-name="ce9" table:formula="of:=AVERAGE([.O3:.O46])" office:value-type="float" office:value="1.14626557497856">
            <text:p>1.15</text:p>
          </table:table-cell>
          <table:table-cell/>
        </table:table-row>
        <table:table-row table:style-name="ro2" table:number-rows-repeated="25">
          <table:table-cell table:number-columns-repeated="16"/>
        </table:table-row>
        <table:table-row table:style-name="ro3">
          <table:table-cell table:style-name="Default" table:number-columns-repeated="2"/>
          <table:table-cell table:number-columns-repeated="14"/>
        </table:table-row>
        <table:table-row table:style-name="ro2" table:number-rows-repeated="1048501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Sheet2" table:style-name="ta1">
        <table:table-column table:style-name="co5" table:default-cell-style-name="Default"/>
        <table:table-column table:style-name="co6" table:default-cell-style-name="Default"/>
        <table:table-column table:style-name="co3" table:default-cell-style-name="ce18"/>
        <table:table-column table:style-name="co3" table:default-cell-style-name="ce21"/>
        <table:table-column table:style-name="co7" table:default-cell-style-name="ce18"/>
        <table:table-column table:style-name="co4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3" table:default-cell-style-name="Default"/>
        <table:table-column table:style-name="co3" table:visibility="collapse" table:default-cell-style-name="Default"/>
        <table:table-column table:style-name="co3" table:default-cell-style-name="Default"/>
        <table:table-column table:style-name="co11" table:visibility="collapse" table:default-cell-style-name="Default"/>
        <table:table-column table:style-name="co10" table:default-cell-style-name="Default"/>
        <table:table-column table:style-name="co3" table:number-columns-repeated="2" table:default-cell-style-name="Default"/>
        <table:table-column table:style-name="co12" table:visibility="collapse" table:default-cell-style-name="Default"/>
        <table:table-column table:style-name="co10" table:default-cell-style-name="Default"/>
        <table:table-column table:style-name="co3" table:number-columns-repeated="2" table:default-cell-style-name="Default"/>
        <table:table-column table:style-name="co3" table:visibility="collapse" table:default-cell-style-name="Default"/>
        <table:table-row table:style-name="ro1">
          <table:table-cell table:style-name="ce1" table:number-columns-spanned="2" table:number-rows-spanned="3"/>
          <table:covered-table-cell table:style-name="ce2"/>
          <table:table-cell table:style-name="ce15" office:value-type="string" table:number-columns-spanned="3" table:number-rows-spanned="1">
            <text:p>BCP – q-route</text:p>
          </table:table-cell>
          <table:covered-table-cell table:style-name="ce19"/>
          <table:covered-table-cell table:style-name="ce16"/>
          <table:table-cell table:style-name="ce5"/>
          <table:table-cell table:style-name="ce22"/>
          <table:table-cell table:style-name="ce5" table:number-columns-spanned="2" table:number-rows-spanned="3"/>
          <table:covered-table-cell/>
          <table:table-cell/>
          <table:table-cell table:style-name="ce15" office:value-type="string" table:number-columns-spanned="3" table:number-rows-spanned="1">
            <text:p>BCP – q-route</text:p>
          </table:table-cell>
          <table:covered-table-cell table:style-name="ce19"/>
          <table:covered-table-cell table:style-name="ce16"/>
          <table:table-cell table:style-name="ce16"/>
          <table:table-cell/>
          <table:table-cell table:style-name="ce5" office:value-type="string" table:number-columns-spanned="2" table:number-rows-spanned="2">
            <text:p>BP</text:p>
          </table:table-cell>
          <table:covered-table-cell table:style-name="ce6"/>
          <table:table-cell table:style-name="ce6"/>
          <table:table-cell/>
          <table:table-cell table:style-name="ce5" office:value-type="string" table:number-columns-spanned="2" table:number-rows-spanned="2">
            <text:p>BC-JEP</text:p>
          </table:table-cell>
          <table:covered-table-cell table:style-name="ce6"/>
          <table:table-cell/>
        </table:table-row>
        <table:table-row table:style-name="ro1">
          <table:covered-table-cell table:style-name="ce1"/>
          <table:covered-table-cell table:style-name="ce2"/>
          <table:table-cell table:style-name="ce15" office:value-type="string" table:number-columns-spanned="2" table:number-rows-spanned="1">
            <text:p>BLB</text:p>
          </table:table-cell>
          <table:covered-table-cell table:style-name="ce19"/>
          <table:table-cell table:style-name="ce15" office:value-type="string" table:number-columns-spanned="1" table:number-rows-spanned="2">
            <text:p>BUB</text:p>
          </table:table-cell>
          <table:table-cell table:style-name="ce5"/>
          <table:table-cell table:style-name="ce23"/>
          <table:covered-table-cell table:style-name="ce6"/>
          <table:covered-table-cell/>
          <table:table-cell/>
          <table:table-cell table:style-name="ce15" office:value-type="string" table:number-columns-spanned="2" table:number-rows-spanned="1">
            <text:p>BLB</text:p>
          </table:table-cell>
          <table:covered-table-cell table:style-name="ce19"/>
          <table:table-cell table:style-name="ce15" office:value-type="string" table:number-columns-spanned="1" table:number-rows-spanned="2">
            <text:p>BUB</text:p>
          </table:table-cell>
          <table:table-cell table:style-name="ce15"/>
          <table:table-cell/>
          <table:covered-table-cell table:number-columns-repeated="2" table:style-name="ce6"/>
          <table:table-cell table:style-name="ce6"/>
          <table:table-cell/>
          <table:covered-table-cell table:number-columns-repeated="2" table:style-name="ce6"/>
          <table:table-cell/>
        </table:table-row>
        <table:table-row table:style-name="ro1">
          <table:covered-table-cell table:style-name="ce2"/>
          <table:covered-table-cell table:style-name="ce4"/>
          <table:table-cell table:style-name="ce16" office:value-type="string">
            <text:p>Bound</text:p>
          </table:table-cell>
          <table:table-cell table:style-name="ce19" office:value-type="string">
            <text:p>Cortes</text:p>
          </table:table-cell>
          <table:covered-table-cell table:style-name="ce16"/>
          <table:table-cell table:style-name="ce6"/>
          <table:table-cell table:style-name="ce22"/>
          <table:covered-table-cell table:style-name="ce6"/>
          <table:covered-table-cell/>
          <table:table-cell/>
          <table:table-cell table:style-name="ce16" office:value-type="string">
            <text:p>Bound</text:p>
          </table:table-cell>
          <table:table-cell table:style-name="ce19" office:value-type="string">
            <text:p>Cortes</text:p>
          </table:table-cell>
          <table:covered-table-cell table:style-name="ce16"/>
          <table:table-cell table:style-name="ce16" office:value-type="string">
            <text:p>gap</text:p>
          </table:table-cell>
          <table:table-cell/>
          <table:table-cell table:style-name="ce6" office:value-type="string">
            <text:p>BLB</text:p>
          </table:table-cell>
          <table:table-cell table:style-name="ce6" office:value-type="string">
            <text:p>BUB</text:p>
          </table:table-cell>
          <table:table-cell table:style-name="ce6" office:value-type="string">
            <text:p>gap</text:p>
          </table:table-cell>
          <table:table-cell/>
          <table:table-cell table:style-name="ce6" office:value-type="string">
            <text:p>BLB</text:p>
          </table:table-cell>
          <table:table-cell table:style-name="ce6" office:value-type="string">
            <text:p>BUB</text:p>
          </table:table-cell>
          <table:table-cell table:style-name="ce6" office:value-type="string">
            <text:p>gap</text:p>
          </table:table-cell>
        </table:table-row>
        <table:table-row table:style-name="ro1">
          <table:table-cell table:style-name="ce12" office:value-type="string" table:number-columns-spanned="1" table:number-rows-spanned="7">
            <text:p>set2</text:p>
          </table:table-cell>
          <table:table-cell table:style-name="ce4" office:value-type="string">
            <text:p>E-n33-k4-s7-25 </text:p>
          </table:table-cell>
          <table:table-cell table:style-name="ce17" office:value-type="float" office:value="753.02">
            <text:p>753.02</text:p>
          </table:table-cell>
          <table:table-cell table:style-name="ce20" office:value-type="string">
            <text:p>22222</text:p>
          </table:table-cell>
          <table:table-cell table:style-name="ce17" office:value-type="float" office:value="756.8">
            <text:p>756.80</text:p>
          </table:table-cell>
          <table:table-cell table:style-name="ce2"/>
          <table:table-cell/>
          <table:table-cell table:style-name="ce24" table:number-columns-spanned="1" table:number-rows-spanned="26"/>
          <table:table-cell table:style-name="ce4" office:value-type="string">
            <text:p>Instance50-s2-1</text:p>
          </table:table-cell>
          <table:table-cell table:style-name="ce4"/>
          <table:table-cell table:style-name="ce17" office:value-type="float" office:value="1560.2">
            <text:p>1560.20</text:p>
          </table:table-cell>
          <table:table-cell table:style-name="ce20" office:value-type="string">
            <text:p>02220</text:p>
          </table:table-cell>
          <table:table-cell table:style-name="ce17" office:value-type="float" office:value="1579.5">
            <text:p>1579.50</text:p>
          </table:table-cell>
          <table:table-cell table:style-name="ce17" table:formula="of:=100*([.M4]-[.K4])/[.M4]" office:value-type="float" office:value="1.22190566635011">
            <text:p>1.22</text:p>
          </table:table-cell>
          <table:table-cell table:style-name="ce4"/>
          <table:table-cell table:style-name="ce17" office:value-type="float" office:value="1516.6">
            <text:p>1516.60</text:p>
          </table:table-cell>
          <table:table-cell table:style-name="ce17" office:value-type="float" office:value="1637.2">
            <text:p>1637.20</text:p>
          </table:table-cell>
          <table:table-cell table:style-name="ce17" table:formula="of:=100*([.Q4]-[.P4])/[.Q4]" office:value-type="float" office:value="7.36623503542635">
            <text:p>7.37</text:p>
          </table:table-cell>
          <table:table-cell table:style-name="ce4"/>
          <table:table-cell table:style-name="ce17" office:value-type="float" office:value="1542.8">
            <text:p>1542.80</text:p>
          </table:table-cell>
          <table:table-cell table:style-name="ce17" office:value-type="float" office:value="1771.7">
            <text:p>1771.70</text:p>
          </table:table-cell>
          <table:table-cell table:style-name="ce17" table:formula="of:=100*([.U4]-[.T4])/[.U4]" office:value-type="float" office:value="12.9197945476096">
            <text:p>12.92</text:p>
          </table:table-cell>
        </table:table-row>
        <table:table-row table:style-name="ro1">
          <table:covered-table-cell table:style-name="ce13"/>
          <table:table-cell table:style-name="ce4" office:value-type="string">
            <text:p>E-n51-k5-s2-17 </text:p>
          </table:table-cell>
          <table:table-cell table:style-name="ce17" office:value-type="float" office:value="597.47">
            <text:p>597.47</text:p>
          </table:table-cell>
          <table:table-cell table:style-name="ce20" office:value-type="string">
            <text:p>20210</text:p>
          </table:table-cell>
          <table:table-cell table:style-name="ce17" office:value-type="float" office:value="597.49">
            <text:p>597.49</text:p>
          </table:table-cell>
          <table:table-cell table:style-name="ce2"/>
          <table:table-cell/>
          <table:covered-table-cell table:style-name="ce25"/>
          <table:table-cell table:style-name="ce4" office:value-type="string">
            <text:p>Instance50-s2-2</text:p>
          </table:table-cell>
          <table:table-cell table:style-name="ce4"/>
          <table:table-cell table:style-name="ce17" office:value-type="float" office:value="1432.4">
            <text:p>1432.40</text:p>
          </table:table-cell>
          <table:table-cell table:style-name="ce20" office:value-type="float" office:value="11101">
            <text:p>11101</text:p>
          </table:table-cell>
          <table:table-cell table:style-name="ce17" office:value-type="float" office:value="1442.1">
            <text:p>1442.10</text:p>
          </table:table-cell>
          <table:table-cell table:style-name="ce17" table:formula="of:=100*([.M5]-[.K5])/[.M5]" office:value-type="float" office:value="0.67263019208098">
            <text:p>0.67</text:p>
          </table:table-cell>
          <table:table-cell table:style-name="ce4"/>
          <table:table-cell table:style-name="ce17" office:value-type="float" office:value="1366.8">
            <text:p>1366.80</text:p>
          </table:table-cell>
          <table:table-cell table:style-name="ce17" office:value-type="float" office:value="1513.7">
            <text:p>1513.70</text:p>
          </table:table-cell>
          <table:table-cell table:style-name="ce17" table:formula="of:=100*([.Q5]-[.P5])/[.Q5]" office:value-type="float" office:value="9.70469709982164">
            <text:p>9.70</text:p>
          </table:table-cell>
          <table:table-cell table:style-name="ce4"/>
          <table:table-cell table:number-columns-repeated="2" table:style-name="ce17" office:value-type="float" office:value="1438.3">
            <text:p>1438.30</text:p>
          </table:table-cell>
          <table:table-cell table:style-name="ce17" table:formula="of:=100*([.U5]-[.T5])/[.U5]" office:value-type="float" office:value="0">
            <text:p>0.00</text:p>
          </table:table-cell>
        </table:table-row>
        <table:table-row table:style-name="ro1">
          <table:covered-table-cell table:style-name="ce4"/>
          <table:table-cell table:style-name="ce4" office:value-type="string">
            <text:p>E-n51-k5-s6-12 </text:p>
          </table:table-cell>
          <table:table-cell table:style-name="ce17" office:value-type="float" office:value="550.98">
            <text:p>550.98</text:p>
          </table:table-cell>
          <table:table-cell table:style-name="ce20" office:value-type="string">
            <text:p>21122</text:p>
          </table:table-cell>
          <table:table-cell table:style-name="ce17" office:value-type="float" office:value="554.8">
            <text:p>554.80</text:p>
          </table:table-cell>
          <table:table-cell table:style-name="ce2"/>
          <table:table-cell/>
          <table:covered-table-cell table:style-name="ce25"/>
          <table:table-cell table:style-name="ce4" office:value-type="string">
            <text:p>Instance50-s2-3</text:p>
          </table:table-cell>
          <table:table-cell table:style-name="ce4"/>
          <table:table-cell table:style-name="ce17" office:value-type="float" office:value="1560.5">
            <text:p>1560.50</text:p>
          </table:table-cell>
          <table:table-cell table:style-name="ce20" office:value-type="float" office:value="10122">
            <text:p>10122</text:p>
          </table:table-cell>
          <table:table-cell table:style-name="ce17" office:value-type="float" office:value="1586.7">
            <text:p>1586.70</text:p>
          </table:table-cell>
          <table:table-cell table:style-name="ce17" table:formula="of:=100*([.M6]-[.K6])/[.M6]" office:value-type="float" office:value="1.65122581458373">
            <text:p>1.65</text:p>
          </table:table-cell>
          <table:table-cell table:style-name="ce4"/>
          <table:table-cell table:style-name="ce17" office:value-type="float" office:value="1514.9">
            <text:p>1514.90</text:p>
          </table:table-cell>
          <table:table-cell table:style-name="ce17" office:value-type="float" office:value="1598.4">
            <text:p>1598.40</text:p>
          </table:table-cell>
          <table:table-cell table:style-name="ce17" table:formula="of:=100*([.Q6]-[.P6])/[.Q6]" office:value-type="float" office:value="5.22397397397397">
            <text:p>5.22</text:p>
          </table:table-cell>
          <table:table-cell table:style-name="ce4"/>
          <table:table-cell table:style-name="ce17" office:value-type="float" office:value="1545.5">
            <text:p>1545.50</text:p>
          </table:table-cell>
          <table:table-cell table:style-name="ce17" office:value-type="float" office:value="1769.4">
            <text:p>1769.40</text:p>
          </table:table-cell>
          <table:table-cell table:style-name="ce17" table:formula="of:=100*([.U6]-[.T6])/[.U6]" office:value-type="float" office:value="12.6540070080253">
            <text:p>12.65</text:p>
          </table:table-cell>
        </table:table-row>
        <table:table-row table:style-name="ro1">
          <table:covered-table-cell table:style-name="ce4"/>
          <table:table-cell table:style-name="ce4" office:value-type="string">
            <text:p>E-n51-k5-s11-19 </text:p>
          </table:table-cell>
          <table:table-cell table:style-name="ce17" office:value-type="float" office:value="579.55">
            <text:p>579.55</text:p>
          </table:table-cell>
          <table:table-cell table:style-name="ce20" office:value-type="string">
            <text:p>21200</text:p>
          </table:table-cell>
          <table:table-cell table:style-name="ce17" office:value-type="float" office:value="581.63">
            <text:p>581.63</text:p>
          </table:table-cell>
          <table:table-cell table:style-name="ce2"/>
          <table:table-cell/>
          <table:covered-table-cell table:style-name="ce25"/>
          <table:table-cell table:style-name="ce4" office:value-type="string">
            <text:p>Instance50-s2-4</text:p>
          </table:table-cell>
          <table:table-cell table:style-name="ce4"/>
          <table:table-cell table:style-name="ce17" office:value-type="float" office:value="1419.3">
            <text:p>1419.30</text:p>
          </table:table-cell>
          <table:table-cell table:style-name="ce20" office:value-type="float" office:value="20222">
            <text:p>20222</text:p>
          </table:table-cell>
          <table:table-cell table:style-name="ce17" office:value-type="float" office:value="1429.4">
            <text:p>1429.40</text:p>
          </table:table-cell>
          <table:table-cell table:style-name="ce17" table:formula="of:=100*([.M7]-[.K7])/[.M7]" office:value-type="float" office:value="0.706590177696945">
            <text:p>0.71</text:p>
          </table:table-cell>
          <table:table-cell table:style-name="ce4"/>
          <table:table-cell table:style-name="ce17" office:value-type="float" office:value="1376.7">
            <text:p>1376.70</text:p>
          </table:table-cell>
          <table:table-cell table:style-name="ce17" office:value-type="float" office:value="1460">
            <text:p>1460.00</text:p>
          </table:table-cell>
          <table:table-cell table:style-name="ce17" table:formula="of:=100*([.Q7]-[.P7])/[.Q7]" office:value-type="float" office:value="5.70547945205479">
            <text:p>5.71</text:p>
          </table:table-cell>
          <table:table-cell table:style-name="ce4"/>
          <table:table-cell table:style-name="ce17" office:value-type="float" office:value="1411.5">
            <text:p>1411.50</text:p>
          </table:table-cell>
          <table:table-cell table:style-name="ce17" office:value-type="float" office:value="1424">
            <text:p>1424.00</text:p>
          </table:table-cell>
          <table:table-cell table:style-name="ce17" table:formula="of:=100*([.U7]-[.T7])/[.U7]" office:value-type="float" office:value="0.877808988764045">
            <text:p>0.88</text:p>
          </table:table-cell>
        </table:table-row>
        <table:table-row table:style-name="ro1">
          <table:covered-table-cell table:style-name="ce4"/>
          <table:table-cell table:style-name="ce4" office:value-type="string">
            <text:p>E-n51-k5-s27-47 </text:p>
          </table:table-cell>
          <table:table-cell table:style-name="ce17" office:value-type="float" office:value="538.22">
            <text:p>538.22</text:p>
          </table:table-cell>
          <table:table-cell table:style-name="ce20" office:value-type="string">
            <text:p>00010</text:p>
          </table:table-cell>
          <table:table-cell table:style-name="ce17" office:value-type="float" office:value="538.22">
            <text:p>538.22</text:p>
          </table:table-cell>
          <table:table-cell table:style-name="ce2"/>
          <table:table-cell/>
          <table:covered-table-cell table:style-name="ce25"/>
          <table:table-cell table:style-name="ce4" office:value-type="string">
            <text:p>Instance50-s2-5</text:p>
          </table:table-cell>
          <table:table-cell table:style-name="ce4"/>
          <table:table-cell table:style-name="ce17" office:value-type="float" office:value="2183">
            <text:p>2183.00</text:p>
          </table:table-cell>
          <table:table-cell table:style-name="ce20" office:value-type="float" office:value="20102">
            <text:p>20102</text:p>
          </table:table-cell>
          <table:table-cell table:style-name="ce17" office:value-type="float" office:value="2204.1">
            <text:p>2204.10</text:p>
          </table:table-cell>
          <table:table-cell table:style-name="ce17" table:formula="of:=100*([.M8]-[.K8])/[.M8]" office:value-type="float" office:value="0.957306837257834">
            <text:p>0.96</text:p>
          </table:table-cell>
          <table:table-cell table:style-name="ce4"/>
          <table:table-cell table:style-name="ce17" office:value-type="float" office:value="2146.2">
            <text:p>2146.20</text:p>
          </table:table-cell>
          <table:table-cell table:style-name="ce17" office:value-type="float" office:value="2204.1">
            <text:p>2204.10</text:p>
          </table:table-cell>
          <table:table-cell table:style-name="ce17" table:formula="of:=100*([.Q8]-[.P8])/[.Q8]" office:value-type="float" office:value="2.62692255342317">
            <text:p>2.63</text:p>
          </table:table-cell>
          <table:table-cell table:style-name="ce4"/>
          <table:table-cell table:style-name="ce17" office:value-type="float" office:value="2185.2">
            <text:p>2185.20</text:p>
          </table:table-cell>
          <table:table-cell table:style-name="ce17" office:value-type="float" office:value="2201">
            <text:p>2201.00</text:p>
          </table:table-cell>
          <table:table-cell table:style-name="ce17" table:formula="of:=100*([.U8]-[.T8])/[.U8]" office:value-type="float" office:value="0.717855520218091">
            <text:p>0.72</text:p>
          </table:table-cell>
        </table:table-row>
        <table:table-row table:style-name="ro1">
          <table:covered-table-cell table:style-name="ce4"/>
          <table:table-cell table:style-name="ce4" office:value-type="string">
            <text:p>E-n51-k5-s6-12-32-37</text:p>
          </table:table-cell>
          <table:table-cell table:style-name="ce17" office:value-type="float" office:value="531.91">
            <text:p>531.91</text:p>
          </table:table-cell>
          <table:table-cell table:style-name="ce20" office:value-type="string">
            <text:p>22001</text:p>
          </table:table-cell>
          <table:table-cell table:style-name="ce17" office:value-type="float" office:value="531.91">
            <text:p>531.91</text:p>
          </table:table-cell>
          <table:table-cell table:style-name="ce2"/>
          <table:table-cell/>
          <table:covered-table-cell table:style-name="ce25"/>
          <table:table-cell table:style-name="ce4" office:value-type="string">
            <text:p>Instance50-s2-6</text:p>
          </table:table-cell>
          <table:table-cell table:style-name="ce4"/>
          <table:table-cell table:style-name="ce17" office:value-type="float" office:value="1279.8">
            <text:p>1279.80</text:p>
          </table:table-cell>
          <table:table-cell table:style-name="ce20" office:value-type="string">
            <text:p>01222</text:p>
          </table:table-cell>
          <table:table-cell table:style-name="ce17" office:value-type="float" office:value="1279.8">
            <text:p>1279.80</text:p>
          </table:table-cell>
          <table:table-cell table:style-name="ce17" table:formula="of:=100*([.M9]-[.K9])/[.M9]" office:value-type="float" office:value="0">
            <text:p>0.00</text:p>
          </table:table-cell>
          <table:table-cell table:style-name="ce4"/>
          <table:table-cell table:style-name="ce17" office:value-type="float" office:value="1248.2">
            <text:p>1248.20</text:p>
          </table:table-cell>
          <table:table-cell table:style-name="ce17" office:value-type="float" office:value="1301.4">
            <text:p>1301.40</text:p>
          </table:table-cell>
          <table:table-cell table:style-name="ce17" table:formula="of:=100*([.Q9]-[.P9])/[.Q9]" office:value-type="float" office:value="4.08790533271861">
            <text:p>4.09</text:p>
          </table:table-cell>
          <table:table-cell table:style-name="ce4"/>
          <table:table-cell table:number-columns-repeated="2" table:style-name="ce17" office:value-type="float" office:value="1279.8">
            <text:p>1279.80</text:p>
          </table:table-cell>
          <table:table-cell table:style-name="ce17" table:formula="of:=100*([.U9]-[.T9])/[.U9]" office:value-type="float" office:value="0">
            <text:p>0.00</text:p>
          </table:table-cell>
        </table:table-row>
        <table:table-row table:style-name="ro1">
          <table:covered-table-cell table:style-name="ce4"/>
          <table:table-cell table:style-name="ce4" office:value-type="string">
            <text:p>E-n51-k5-s11-19-27-47</text:p>
          </table:table-cell>
          <table:table-cell table:style-name="ce17" office:value-type="float" office:value="527.63">
            <text:p>527.63</text:p>
          </table:table-cell>
          <table:table-cell table:style-name="ce20" office:value-type="string">
            <text:p>12211</text:p>
          </table:table-cell>
          <table:table-cell table:style-name="ce17" office:value-type="float" office:value="527.63">
            <text:p>527.63</text:p>
          </table:table-cell>
          <table:table-cell table:style-name="ce2"/>
          <table:table-cell/>
          <table:covered-table-cell table:style-name="ce25"/>
          <table:table-cell table:style-name="ce4" office:value-type="string">
            <text:p>Instance50-s2-7</text:p>
          </table:table-cell>
          <table:table-cell table:style-name="ce4"/>
          <table:table-cell table:style-name="ce17" office:value-type="float" office:value="1444.4">
            <text:p>1444.40</text:p>
          </table:table-cell>
          <table:table-cell table:style-name="ce20" office:value-type="float" office:value="20111">
            <text:p>20111</text:p>
          </table:table-cell>
          <table:table-cell table:style-name="ce17" office:value-type="float" office:value="1491.7">
            <text:p>1491.70</text:p>
          </table:table-cell>
          <table:table-cell table:style-name="ce17" table:formula="of:=100*([.M10]-[.K10])/[.M10]" office:value-type="float" office:value="3.17087886304216">
            <text:p>3.17</text:p>
          </table:table-cell>
          <table:table-cell table:style-name="ce4"/>
          <table:table-cell table:style-name="ce17" office:value-type="float" office:value="1339.6">
            <text:p>1339.60</text:p>
          </table:table-cell>
          <table:table-cell table:style-name="ce17" office:value-type="float" office:value="1498.3">
            <text:p>1498.30</text:p>
          </table:table-cell>
          <table:table-cell table:style-name="ce17" table:formula="of:=100*([.Q10]-[.P10])/[.Q10]" office:value-type="float" office:value="10.5920042715077">
            <text:p>10.59</text:p>
          </table:table-cell>
          <table:table-cell table:style-name="ce4"/>
          <table:table-cell table:style-name="ce17" office:value-type="float" office:value="1436.5">
            <text:p>1436.50</text:p>
          </table:table-cell>
          <table:table-cell table:style-name="ce17" office:value-type="float" office:value="1665.4">
            <text:p>1665.40</text:p>
          </table:table-cell>
          <table:table-cell table:style-name="ce17" table:formula="of:=100*([.U10]-[.T10])/[.U10]" office:value-type="float" office:value="13.7444457787919">
            <text:p>13.74</text:p>
          </table:table-cell>
        </table:table-row>
        <table:table-row table:style-name="ro1">
          <table:table-cell table:style-name="ce3" office:value-type="string" table:number-columns-spanned="1" table:number-rows-spanned="9">
            <text:p>set3</text:p>
          </table:table-cell>
          <table:table-cell table:style-name="ce4" office:value-type="string">
            <text:p>E-n33-k4-s16-22 </text:p>
          </table:table-cell>
          <table:table-cell table:style-name="ce17" office:value-type="float" office:value="671.69">
            <text:p>671.69</text:p>
          </table:table-cell>
          <table:table-cell table:style-name="ce20" office:value-type="string">
            <text:p>22212</text:p>
          </table:table-cell>
          <table:table-cell table:style-name="ce17" office:value-type="float" office:value="672.17">
            <text:p>672.17</text:p>
          </table:table-cell>
          <table:table-cell table:style-name="ce2"/>
          <table:table-cell/>
          <table:covered-table-cell table:style-name="ce25"/>
          <table:table-cell table:style-name="ce4" office:value-type="string">
            <text:p>Instance50-s2-8</text:p>
          </table:table-cell>
          <table:table-cell table:style-name="ce4"/>
          <table:table-cell table:style-name="ce17" office:value-type="float" office:value="1357.8">
            <text:p>1357.80</text:p>
          </table:table-cell>
          <table:table-cell table:style-name="ce20" office:value-type="float" office:value="21122">
            <text:p>21122</text:p>
          </table:table-cell>
          <table:table-cell table:style-name="ce17" office:value-type="float" office:value="1369.5">
            <text:p>1369.50</text:p>
          </table:table-cell>
          <table:table-cell table:style-name="ce17" table:formula="of:=100*([.M11]-[.K11])/[.M11]" office:value-type="float" office:value="0.854326396495075">
            <text:p>0.85</text:p>
          </table:table-cell>
          <table:table-cell table:style-name="ce4"/>
          <table:table-cell table:style-name="ce17" office:value-type="float" office:value="1232.4">
            <text:p>1232.40</text:p>
          </table:table-cell>
          <table:table-cell table:style-name="ce17" office:value-type="float" office:value="1374.3">
            <text:p>1374.30</text:p>
          </table:table-cell>
          <table:table-cell table:style-name="ce17" table:formula="of:=100*([.Q11]-[.P11])/[.Q11]" office:value-type="float" office:value="10.3252564942152">
            <text:p>10.33</text:p>
          </table:table-cell>
          <table:table-cell table:style-name="ce4"/>
          <table:table-cell table:number-columns-repeated="2" table:style-name="ce17" office:value-type="float" office:value="1363.7">
            <text:p>1363.70</text:p>
          </table:table-cell>
          <table:table-cell table:style-name="ce17" table:formula="of:=100*([.U11]-[.T11])/[.U11]" office:value-type="float" office:value="0">
            <text:p>0.00</text:p>
          </table:table-cell>
        </table:table-row>
        <table:table-row table:style-name="ro1">
          <table:covered-table-cell table:style-name="ce4"/>
          <table:table-cell table:style-name="ce4" office:value-type="string">
            <text:p>E-n33-k4-s19-26 </text:p>
          </table:table-cell>
          <table:table-cell table:style-name="ce17" office:value-type="float" office:value="680.77">
            <text:p>680.77</text:p>
          </table:table-cell>
          <table:table-cell table:style-name="ce20" office:value-type="string">
            <text:p>22000</text:p>
          </table:table-cell>
          <table:table-cell table:style-name="ce17" office:value-type="float" office:value="680.36">
            <text:p>680.36</text:p>
          </table:table-cell>
          <table:table-cell table:style-name="ce2"/>
          <table:table-cell/>
          <table:covered-table-cell table:style-name="ce25"/>
          <table:table-cell table:style-name="ce4" office:value-type="string">
            <text:p>Instance50-s2-9</text:p>
          </table:table-cell>
          <table:table-cell table:style-name="ce4"/>
          <table:table-cell table:style-name="ce17" office:value-type="float" office:value="1442.4">
            <text:p>1442.40</text:p>
          </table:table-cell>
          <table:table-cell table:style-name="ce20" office:value-type="float" office:value="21210">
            <text:p>21210</text:p>
          </table:table-cell>
          <table:table-cell table:style-name="ce17" office:value-type="float" office:value="1454.8">
            <text:p>1454.80</text:p>
          </table:table-cell>
          <table:table-cell table:style-name="ce17" table:formula="of:=100*([.M12]-[.K12])/[.M12]" office:value-type="float" office:value="0.852350838603235">
            <text:p>0.85</text:p>
          </table:table-cell>
          <table:table-cell table:style-name="ce4"/>
          <table:table-cell table:style-name="ce17" office:value-type="float" office:value="1351.5">
            <text:p>1351.50</text:p>
          </table:table-cell>
          <table:table-cell table:style-name="ce17" office:value-type="float" office:value="1531.2">
            <text:p>1531.20</text:p>
          </table:table-cell>
          <table:table-cell table:style-name="ce17" table:formula="of:=100*([.Q12]-[.P12])/[.Q12]" office:value-type="float" office:value="11.7358934169279">
            <text:p>11.74</text:p>
          </table:table-cell>
          <table:table-cell table:style-name="ce4"/>
          <table:table-cell table:style-name="ce17" office:value-type="float" office:value="1431.4">
            <text:p>1431.40</text:p>
          </table:table-cell>
          <table:table-cell table:style-name="ce17" office:value-type="float" office:value="1652.3">
            <text:p>1652.30</text:p>
          </table:table-cell>
          <table:table-cell table:style-name="ce17" table:formula="of:=100*([.U12]-[.T12])/[.U12]" office:value-type="float" office:value="13.3692428735702">
            <text:p>13.37</text:p>
          </table:table-cell>
        </table:table-row>
        <table:table-row table:style-name="ro1">
          <table:covered-table-cell table:style-name="ce4"/>
          <table:table-cell table:style-name="ce4" office:value-type="string">
            <text:p>E-n33-k4-s22-26 </text:p>
          </table:table-cell>
          <table:table-cell table:style-name="ce17" office:value-type="float" office:value="689.99">
            <text:p>689.99</text:p>
          </table:table-cell>
          <table:table-cell table:style-name="ce20" office:value-type="string">
            <text:p>12200</text:p>
          </table:table-cell>
          <table:table-cell table:style-name="ce17" office:value-type="float" office:value="680.36">
            <text:p>680.36</text:p>
          </table:table-cell>
          <table:table-cell table:style-name="ce2"/>
          <table:table-cell/>
          <table:covered-table-cell table:style-name="ce25"/>
          <table:table-cell table:style-name="ce4" office:value-type="string">
            <text:p>Instance50-s2-10</text:p>
          </table:table-cell>
          <table:table-cell table:style-name="ce4"/>
          <table:table-cell table:style-name="ce17" office:value-type="float" office:value="1396.4">
            <text:p>1396.40</text:p>
          </table:table-cell>
          <table:table-cell table:style-name="ce20" office:value-type="float" office:value="20201">
            <text:p>20201</text:p>
          </table:table-cell>
          <table:table-cell table:style-name="ce17" office:value-type="float" office:value="1415.5">
            <text:p>1415.50</text:p>
          </table:table-cell>
          <table:table-cell table:style-name="ce17" table:formula="of:=100*([.M13]-[.K13])/[.M13]" office:value-type="float" office:value="1.34934652066407">
            <text:p>1.35</text:p>
          </table:table-cell>
          <table:table-cell table:style-name="ce4"/>
          <table:table-cell table:style-name="ce17" office:value-type="float" office:value="1280.3">
            <text:p>1280.30</text:p>
          </table:table-cell>
          <table:table-cell table:style-name="ce17" office:value-type="float" office:value="1427.9">
            <text:p>1427.90</text:p>
          </table:table-cell>
          <table:table-cell table:style-name="ce17" table:formula="of:=100*([.Q13]-[.P13])/[.Q13]" office:value-type="float" office:value="10.336858323412">
            <text:p>10.34</text:p>
          </table:table-cell>
          <table:table-cell table:style-name="ce4"/>
          <table:table-cell table:number-columns-repeated="2" table:style-name="ce17" office:value-type="float" office:value="1407.6">
            <text:p>1407.60</text:p>
          </table:table-cell>
          <table:table-cell table:style-name="ce17" table:formula="of:=100*([.U13]-[.T13])/[.U13]" office:value-type="float" office:value="0">
            <text:p>0.00</text:p>
          </table:table-cell>
        </table:table-row>
        <table:table-row table:style-name="ro1">
          <table:covered-table-cell table:style-name="ce4"/>
          <table:table-cell table:style-name="ce4" office:value-type="string">
            <text:p>E-n51-k5-s12-18 </text:p>
          </table:table-cell>
          <table:table-cell table:style-name="ce17" office:value-type="float" office:value="684.33">
            <text:p>684.33</text:p>
          </table:table-cell>
          <table:table-cell table:style-name="ce20" office:value-type="string">
            <text:p>12122</text:p>
          </table:table-cell>
          <table:table-cell table:style-name="ce17" office:value-type="float" office:value="684.39">
            <text:p>684.39</text:p>
          </table:table-cell>
          <table:table-cell table:style-name="ce2"/>
          <table:table-cell/>
          <table:covered-table-cell table:style-name="ce25"/>
          <table:table-cell table:style-name="ce4" office:value-type="string">
            <text:p>Instance50-s2-11</text:p>
          </table:table-cell>
          <table:table-cell table:style-name="ce4"/>
          <table:table-cell table:style-name="ce17" office:value-type="float" office:value="2034.1">
            <text:p>2034.10</text:p>
          </table:table-cell>
          <table:table-cell table:style-name="ce20" office:value-type="float" office:value="21210">
            <text:p>21210</text:p>
          </table:table-cell>
          <table:table-cell table:style-name="ce17" office:value-type="float" office:value="2078">
            <text:p>2078.00</text:p>
          </table:table-cell>
          <table:table-cell table:style-name="ce17" table:formula="of:=100*([.M14]-[.K14])/[.M14]" office:value-type="float" office:value="2.11260827718961">
            <text:p>2.11</text:p>
          </table:table-cell>
          <table:table-cell table:style-name="ce4"/>
          <table:table-cell table:style-name="ce17" office:value-type="float" office:value="1950">
            <text:p>1950.00</text:p>
          </table:table-cell>
          <table:table-cell table:style-name="ce17" office:value-type="float" office:value="2106.8">
            <text:p>2106.80</text:p>
          </table:table-cell>
          <table:table-cell table:style-name="ce17" table:formula="of:=100*([.Q14]-[.P14])/[.Q14]" office:value-type="float" office:value="7.44256692614392">
            <text:p>7.44</text:p>
          </table:table-cell>
          <table:table-cell table:style-name="ce4"/>
          <table:table-cell table:style-name="ce17" office:value-type="float" office:value="2035.7">
            <text:p>2035.70</text:p>
          </table:table-cell>
          <table:table-cell table:style-name="ce17" office:value-type="float" office:value="2065.4">
            <text:p>2065.40</text:p>
          </table:table-cell>
          <table:table-cell table:style-name="ce17" table:formula="of:=100*([.U14]-[.T14])/[.U14]" office:value-type="float" office:value="1.43797811561925">
            <text:p>1.44</text:p>
          </table:table-cell>
        </table:table-row>
        <table:table-row table:style-name="ro1">
          <table:covered-table-cell table:style-name="ce4"/>
          <table:table-cell table:style-name="ce4" office:value-type="string">
            <text:p>E-n51-k5-s12-41 </text:p>
          </table:table-cell>
          <table:table-cell table:style-name="ce17" office:value-type="float" office:value="681.68">
            <text:p>681.68</text:p>
          </table:table-cell>
          <table:table-cell table:style-name="ce20" office:value-type="string">
            <text:p>01221</text:p>
          </table:table-cell>
          <table:table-cell table:style-name="ce17" office:value-type="float" office:value="683.04">
            <text:p>683.04</text:p>
          </table:table-cell>
          <table:table-cell table:style-name="ce2"/>
          <table:table-cell/>
          <table:covered-table-cell table:style-name="ce25"/>
          <table:table-cell table:style-name="ce4" office:value-type="string">
            <text:p>Instance50-s2-12</text:p>
          </table:table-cell>
          <table:table-cell table:style-name="ce4"/>
          <table:table-cell table:style-name="ce17" office:value-type="float" office:value="1209.4">
            <text:p>1209.40</text:p>
          </table:table-cell>
          <table:table-cell table:style-name="ce20" office:value-type="float" office:value="20100">
            <text:p>20100</text:p>
          </table:table-cell>
          <table:table-cell table:style-name="ce17" office:value-type="float" office:value="1209.4">
            <text:p>1209.40</text:p>
          </table:table-cell>
          <table:table-cell table:style-name="ce17" table:formula="of:=100*([.M15]-[.K15])/[.M15]" office:value-type="float" office:value="0">
            <text:p>0.00</text:p>
          </table:table-cell>
          <table:table-cell table:style-name="ce4"/>
          <table:table-cell table:style-name="ce17" office:value-type="float" office:value="1127.2">
            <text:p>1127.20</text:p>
          </table:table-cell>
          <table:table-cell table:style-name="ce17" office:value-type="float" office:value="1290.5">
            <text:p>1290.50</text:p>
          </table:table-cell>
          <table:table-cell table:style-name="ce17" table:formula="of:=100*([.Q15]-[.P15])/[.Q15]" office:value-type="float" office:value="12.6540100736149">
            <text:p>12.65</text:p>
          </table:table-cell>
          <table:table-cell table:style-name="ce4"/>
          <table:table-cell table:number-columns-repeated="2" table:style-name="ce17" office:value-type="float" office:value="1209.4">
            <text:p>1209.40</text:p>
          </table:table-cell>
          <table:table-cell table:style-name="ce17" table:formula="of:=100*([.U15]-[.T15])/[.U15]" office:value-type="float" office:value="0">
            <text:p>0.00</text:p>
          </table:table-cell>
        </table:table-row>
        <table:table-row table:style-name="ro1">
          <table:covered-table-cell table:style-name="ce4"/>
          <table:table-cell table:style-name="ce4" office:value-type="string">
            <text:p>E-n51-k5-s12-43 </text:p>
          </table:table-cell>
          <table:table-cell table:style-name="ce17" office:value-type="float" office:value="707.06">
            <text:p>707.06</text:p>
          </table:table-cell>
          <table:table-cell table:style-name="ce20" office:value-type="string">
            <text:p>22200</text:p>
          </table:table-cell>
          <table:table-cell table:style-name="ce17" office:value-type="float" office:value="710.95">
            <text:p>710.95</text:p>
          </table:table-cell>
          <table:table-cell table:style-name="ce2"/>
          <table:table-cell/>
          <table:covered-table-cell table:style-name="ce25"/>
          <table:table-cell table:style-name="ce4" office:value-type="string">
            <text:p>Instance50-s2-13</text:p>
          </table:table-cell>
          <table:table-cell table:style-name="ce4"/>
          <table:table-cell table:style-name="ce17" office:value-type="float" office:value="1475.1">
            <text:p>1475.10</text:p>
          </table:table-cell>
          <table:table-cell table:style-name="ce20" office:value-type="float" office:value="22121">
            <text:p>22121</text:p>
          </table:table-cell>
          <table:table-cell table:style-name="ce17" office:value-type="float" office:value="1481.8">
            <text:p>1481.80</text:p>
          </table:table-cell>
          <table:table-cell table:style-name="ce17" table:formula="of:=100*([.M16]-[.K16])/[.M16]" office:value-type="float" office:value="0.452152787150766">
            <text:p>0.45</text:p>
          </table:table-cell>
          <table:table-cell table:style-name="ce4"/>
          <table:table-cell table:style-name="ce17" office:value-type="float" office:value="1406.3">
            <text:p>1406.30</text:p>
          </table:table-cell>
          <table:table-cell table:style-name="ce17" office:value-type="float" office:value="1481.8">
            <text:p>1481.80</text:p>
          </table:table-cell>
          <table:table-cell table:style-name="ce17" table:formula="of:=100*([.Q16]-[.P16])/[.Q16]" office:value-type="float" office:value="5.09515454177352">
            <text:p>5.10</text:p>
          </table:table-cell>
          <table:table-cell table:style-name="ce4"/>
          <table:table-cell table:style-name="ce17" office:value-type="float" office:value="1464.1">
            <text:p>1464.10</text:p>
          </table:table-cell>
          <table:table-cell table:style-name="ce17" office:value-type="float" office:value="1657.4">
            <text:p>1657.40</text:p>
          </table:table-cell>
          <table:table-cell table:style-name="ce17" table:formula="of:=100*([.U16]-[.T16])/[.U16]" office:value-type="float" office:value="11.6628454205382">
            <text:p>11.66</text:p>
          </table:table-cell>
        </table:table-row>
        <table:table-row table:style-name="ro1">
          <table:covered-table-cell table:style-name="ce4"/>
          <table:table-cell table:style-name="ce4" office:value-type="string">
            <text:p>E-n51-k5-s39-41 </text:p>
          </table:table-cell>
          <table:table-cell table:style-name="ce17" office:value-type="float" office:value="721.5">
            <text:p>721.50</text:p>
          </table:table-cell>
          <table:table-cell table:style-name="ce20" office:value-type="string">
            <text:p>20200</text:p>
          </table:table-cell>
          <table:table-cell table:style-name="ce17" office:value-type="float" office:value="744.72">
            <text:p>744.72</text:p>
          </table:table-cell>
          <table:table-cell table:style-name="ce2"/>
          <table:table-cell/>
          <table:covered-table-cell table:style-name="ce25"/>
          <table:table-cell table:style-name="ce4" office:value-type="string">
            <text:p>Instance50-s2-14</text:p>
          </table:table-cell>
          <table:table-cell table:style-name="ce4"/>
          <table:table-cell table:style-name="ce17" office:value-type="float" office:value="1385.9">
            <text:p>1385.90</text:p>
          </table:table-cell>
          <table:table-cell table:style-name="ce20" office:value-type="string">
            <text:p>01222</text:p>
          </table:table-cell>
          <table:table-cell table:style-name="ce17" office:value-type="float" office:value="1393.6">
            <text:p>1393.60</text:p>
          </table:table-cell>
          <table:table-cell table:style-name="ce17" table:formula="of:=100*([.M17]-[.K17])/[.M17]" office:value-type="float" office:value="0.552525832376566">
            <text:p>0.55</text:p>
          </table:table-cell>
          <table:table-cell table:style-name="ce4"/>
          <table:table-cell table:style-name="ce17" office:value-type="float" office:value="1301.9">
            <text:p>1301.90</text:p>
          </table:table-cell>
          <table:table-cell table:style-name="ce17" office:value-type="float" office:value="1455.4">
            <text:p>1455.40</text:p>
          </table:table-cell>
          <table:table-cell table:style-name="ce17" table:formula="of:=100*([.Q17]-[.P17])/[.Q17]" office:value-type="float" office:value="10.5469286794009">
            <text:p>10.55</text:p>
          </table:table-cell>
          <table:table-cell table:style-name="ce4"/>
          <table:table-cell table:style-name="ce17" office:value-type="float" office:value="1392.6">
            <text:p>1392.60</text:p>
          </table:table-cell>
          <table:table-cell table:style-name="ce17" office:value-type="float" office:value="1416.2">
            <text:p>1416.20</text:p>
          </table:table-cell>
          <table:table-cell table:style-name="ce17" table:formula="of:=100*([.U17]-[.T17])/[.U17]" office:value-type="float" office:value="1.66643129501484">
            <text:p>1.67</text:p>
          </table:table-cell>
        </table:table-row>
        <table:table-row table:style-name="ro1">
          <table:covered-table-cell table:style-name="ce4"/>
          <table:table-cell table:style-name="ce4" office:value-type="string">
            <text:p>E-n51-k5-s40-41 </text:p>
          </table:table-cell>
          <table:table-cell table:style-name="ce17" office:value-type="float" office:value="716.81">
            <text:p>716.81</text:p>
          </table:table-cell>
          <table:table-cell table:style-name="ce20" office:value-type="string">
            <text:p>12101</text:p>
          </table:table-cell>
          <table:table-cell table:style-name="ce17" office:value-type="float" office:value="728.04">
            <text:p>728.04</text:p>
          </table:table-cell>
          <table:table-cell table:style-name="ce2"/>
          <table:table-cell/>
          <table:covered-table-cell table:style-name="ce25"/>
          <table:table-cell table:style-name="ce4" office:value-type="string">
            <text:p>Instance50-s2-15</text:p>
          </table:table-cell>
          <table:table-cell table:style-name="ce4"/>
          <table:table-cell table:style-name="ce17" office:value-type="float" office:value="1480.5">
            <text:p>1480.50</text:p>
          </table:table-cell>
          <table:table-cell table:style-name="ce20" office:value-type="float" office:value="11122">
            <text:p>11122</text:p>
          </table:table-cell>
          <table:table-cell table:style-name="ce17" office:value-type="float" office:value="1497.7">
            <text:p>1497.70</text:p>
          </table:table-cell>
          <table:table-cell table:style-name="ce17" table:formula="of:=100*([.M18]-[.K18])/[.M18]" office:value-type="float" office:value="1.14842758896976">
            <text:p>1.15</text:p>
          </table:table-cell>
          <table:table-cell table:style-name="ce4"/>
          <table:table-cell table:style-name="ce17" office:value-type="float" office:value="1411.9">
            <text:p>1411.90</text:p>
          </table:table-cell>
          <table:table-cell table:style-name="ce17" office:value-type="float" office:value="1562.3">
            <text:p>1562.30</text:p>
          </table:table-cell>
          <table:table-cell table:style-name="ce17" table:formula="of:=100*([.Q18]-[.P18])/[.Q18]" office:value-type="float" office:value="9.62683223452601">
            <text:p>9.63</text:p>
          </table:table-cell>
          <table:table-cell table:style-name="ce4"/>
          <table:table-cell table:style-name="ce17" office:value-type="float" office:value="1473.7">
            <text:p>1473.70</text:p>
          </table:table-cell>
          <table:table-cell table:style-name="ce17" office:value-type="float" office:value="1666.1">
            <text:p>1666.10</text:p>
          </table:table-cell>
          <table:table-cell table:style-name="ce17" table:formula="of:=100*([.U18]-[.T18])/[.U18]" office:value-type="float" office:value="11.5479262949403">
            <text:p>11.55</text:p>
          </table:table-cell>
        </table:table-row>
        <table:table-row table:style-name="ro1">
          <table:covered-table-cell table:style-name="ce4"/>
          <table:table-cell table:style-name="ce4" office:value-type="string">
            <text:p>E-n51-k5-s40-43 </text:p>
          </table:table-cell>
          <table:table-cell table:style-name="ce17" office:value-type="float" office:value="747.08">
            <text:p>747.08</text:p>
          </table:table-cell>
          <table:table-cell table:style-name="ce20" office:value-type="string">
            <text:p>21112</text:p>
          </table:table-cell>
          <table:table-cell table:style-name="ce17" office:value-type="float" office:value="756.89">
            <text:p>756.89</text:p>
          </table:table-cell>
          <table:table-cell table:style-name="ce2"/>
          <table:table-cell/>
          <table:covered-table-cell table:style-name="ce25"/>
          <table:table-cell table:style-name="ce4" office:value-type="string">
            <text:p>Instance50-s2-16</text:p>
          </table:table-cell>
          <table:table-cell table:style-name="ce4"/>
          <table:table-cell table:style-name="ce17" office:value-type="float" office:value="1381.3">
            <text:p>1381.30</text:p>
          </table:table-cell>
          <table:table-cell table:style-name="ce20" office:value-type="string">
            <text:p>21122</text:p>
          </table:table-cell>
          <table:table-cell table:style-name="ce17" office:value-type="float" office:value="1390.9">
            <text:p>1390.90</text:p>
          </table:table-cell>
          <table:table-cell table:style-name="ce17" table:formula="of:=100*([.M19]-[.K19])/[.M19]" office:value-type="float" office:value="0.690200589546347">
            <text:p>0.69</text:p>
          </table:table-cell>
          <table:table-cell table:style-name="ce4"/>
          <table:table-cell table:style-name="ce17" office:value-type="float" office:value="1317.6">
            <text:p>1317.60</text:p>
          </table:table-cell>
          <table:table-cell table:style-name="ce17" office:value-type="float" office:value="1481.3">
            <text:p>1481.30</text:p>
          </table:table-cell>
          <table:table-cell table:style-name="ce17" table:formula="of:=100*([.Q19]-[.P19])/[.Q19]" office:value-type="float" office:value="11.0511037602106">
            <text:p>11.05</text:p>
          </table:table-cell>
          <table:table-cell table:style-name="ce4"/>
          <table:table-cell table:number-columns-repeated="2" table:style-name="ce17" office:value-type="float" office:value="1389.1">
            <text:p>1389.10</text:p>
          </table:table-cell>
          <table:table-cell table:style-name="ce17" table:formula="of:=100*([.U19]-[.T19])/[.U19]" office:value-type="float" office:value="0">
            <text:p>0.00</text:p>
          </table:table-cell>
        </table:table-row>
        <table:table-row table:style-name="ro1">
          <table:table-cell table:style-name="ce3" table:number-columns-spanned="1" table:number-rows-spanned="7"/>
          <table:table-cell table:style-name="ce4" office:value-type="string">
            <text:p>Instance50-s5-37</text:p>
          </table:table-cell>
          <table:table-cell table:style-name="ce17" office:value-type="float" office:value="1512">
            <text:p>1512.00</text:p>
          </table:table-cell>
          <table:table-cell table:style-name="ce20" office:value-type="string">
            <text:p>21222</text:p>
          </table:table-cell>
          <table:table-cell table:style-name="ce17" office:value-type="float" office:value="1545.5">
            <text:p>1545.50</text:p>
          </table:table-cell>
          <table:table-cell table:number-columns-repeated="2"/>
          <table:covered-table-cell table:style-name="ce25"/>
          <table:table-cell table:style-name="ce4" office:value-type="string">
            <text:p>Instance50-s2-17</text:p>
          </table:table-cell>
          <table:table-cell table:style-name="ce4"/>
          <table:table-cell table:style-name="ce17" office:value-type="float" office:value="2084.5">
            <text:p>2084.50</text:p>
          </table:table-cell>
          <table:table-cell table:style-name="ce20" office:value-type="float" office:value="12021">
            <text:p>12021</text:p>
          </table:table-cell>
          <table:table-cell table:style-name="ce17" office:value-type="float" office:value="2090.4">
            <text:p>2090.40</text:p>
          </table:table-cell>
          <table:table-cell table:style-name="ce17" table:formula="of:=100*([.M20]-[.K20])/[.M20]" office:value-type="float" office:value="0.282242632988906">
            <text:p>0.28</text:p>
          </table:table-cell>
          <table:table-cell table:style-name="ce4"/>
          <table:table-cell table:style-name="ce17" office:value-type="float" office:value="2027.9">
            <text:p>2027.90</text:p>
          </table:table-cell>
          <table:table-cell table:style-name="ce17" office:value-type="float" office:value="2108.9">
            <text:p>2108.90</text:p>
          </table:table-cell>
          <table:table-cell table:style-name="ce17" table:formula="of:=100*([.Q20]-[.P20])/[.Q20]" office:value-type="float" office:value="3.8408649058751">
            <text:p>3.84</text:p>
          </table:table-cell>
          <table:table-cell table:style-name="ce4"/>
          <table:table-cell table:style-name="ce17" office:value-type="float" office:value="2086.6">
            <text:p>2086.60</text:p>
          </table:table-cell>
          <table:table-cell table:style-name="ce17" office:value-type="float" office:value="2096.1">
            <text:p>2096.10</text:p>
          </table:table-cell>
          <table:table-cell table:style-name="ce17" table:formula="of:=100*([.U20]-[.T20])/[.U20]" office:value-type="float" office:value="0.45322265159105">
            <text:p>0.45</text:p>
          </table:table-cell>
        </table:table-row>
        <table:table-row table:style-name="ro1">
          <table:covered-table-cell table:style-name="ce3"/>
          <table:table-cell table:style-name="ce4" office:value-type="string">
            <text:p>Instance50-s5-38</text:p>
          </table:table-cell>
          <table:table-cell table:style-name="ce17" office:value-type="float" office:value="1143.5">
            <text:p>1143.50</text:p>
          </table:table-cell>
          <table:table-cell table:style-name="ce20" office:value-type="string">
            <text:p>20212</text:p>
          </table:table-cell>
          <table:table-cell table:style-name="ce17" office:value-type="float" office:value="1194.3">
            <text:p>1194.30</text:p>
          </table:table-cell>
          <table:table-cell table:number-columns-repeated="2"/>
          <table:covered-table-cell table:style-name="ce25"/>
          <table:table-cell table:style-name="ce4" office:value-type="string">
            <text:p>Instance50-s2-18</text:p>
          </table:table-cell>
          <table:table-cell table:style-name="ce4"/>
          <table:table-cell table:style-name="ce17" office:value-type="float" office:value="1221.4">
            <text:p>1221.40</text:p>
          </table:table-cell>
          <table:table-cell table:style-name="ce20" office:value-type="string">
            <text:p>01122</text:p>
          </table:table-cell>
          <table:table-cell table:style-name="ce17" office:value-type="float" office:value="1229.5">
            <text:p>1229.50</text:p>
          </table:table-cell>
          <table:table-cell table:style-name="ce17" table:formula="of:=100*([.M21]-[.K21])/[.M21]" office:value-type="float" office:value="0.658804392029273">
            <text:p>0.66</text:p>
          </table:table-cell>
          <table:table-cell table:style-name="ce4"/>
          <table:table-cell table:style-name="ce17" office:value-type="float" office:value="1181.1">
            <text:p>1181.10</text:p>
          </table:table-cell>
          <table:table-cell table:style-name="ce17" office:value-type="float" office:value="1229.5">
            <text:p>1229.50</text:p>
          </table:table-cell>
          <table:table-cell table:style-name="ce17" table:formula="of:=100*([.Q21]-[.P21])/[.Q21]" office:value-type="float" office:value="3.93655957706385">
            <text:p>3.94</text:p>
          </table:table-cell>
          <table:table-cell table:style-name="ce4"/>
          <table:table-cell table:number-columns-repeated="2" table:style-name="ce17" office:value-type="float" office:value="1227.6">
            <text:p>1227.60</text:p>
          </table:table-cell>
          <table:table-cell table:style-name="ce17" table:formula="of:=100*([.U21]-[.T21])/[.U21]" office:value-type="float" office:value="0">
            <text:p>0.00</text:p>
          </table:table-cell>
        </table:table-row>
        <table:table-row table:style-name="ro1">
          <table:covered-table-cell table:style-name="ce4"/>
          <table:table-cell table:style-name="ce4" office:value-type="string">
            <text:p>Instance50-s5-39</text:p>
          </table:table-cell>
          <table:table-cell table:style-name="ce17" office:value-type="float" office:value="1508.9">
            <text:p>1508.90</text:p>
          </table:table-cell>
          <table:table-cell table:style-name="ce20" office:value-type="string">
            <text:p>21022</text:p>
          </table:table-cell>
          <table:table-cell table:style-name="ce17" office:value-type="float" office:value="1528.8">
            <text:p>1528.80</text:p>
          </table:table-cell>
          <table:table-cell table:number-columns-repeated="2"/>
          <table:covered-table-cell table:style-name="ce25"/>
          <table:table-cell table:style-name="ce4" office:value-type="string">
            <text:p>Instance50-s3-19</text:p>
          </table:table-cell>
          <table:table-cell table:style-name="ce4"/>
          <table:table-cell table:style-name="ce17" office:value-type="float" office:value="1558.4">
            <text:p>1558.40</text:p>
          </table:table-cell>
          <table:table-cell table:style-name="ce20" office:value-type="float" office:value="22021">
            <text:p>22021</text:p>
          </table:table-cell>
          <table:table-cell table:style-name="ce17" office:value-type="float" office:value="1566.8">
            <text:p>1566.80</text:p>
          </table:table-cell>
          <table:table-cell table:style-name="ce17" table:formula="of:=100*([.M22]-[.K22])/[.M22]" office:value-type="float" office:value="0.536124585141681">
            <text:p>0.54</text:p>
          </table:table-cell>
          <table:table-cell table:style-name="ce4"/>
          <table:table-cell table:style-name="ce17" office:value-type="float" office:value="1531.8">
            <text:p>1531.80</text:p>
          </table:table-cell>
          <table:table-cell table:style-name="ce17" office:value-type="float" office:value="1588.6">
            <text:p>1588.60</text:p>
          </table:table-cell>
          <table:table-cell table:style-name="ce17" table:formula="of:=100*([.Q22]-[.P22])/[.Q22]" office:value-type="float" office:value="3.57547526123631">
            <text:p>3.58</text:p>
          </table:table-cell>
          <table:table-cell table:style-name="ce4"/>
          <table:table-cell table:style-name="ce17" office:value-type="float" office:value="1557.1">
            <text:p>1557.10</text:p>
          </table:table-cell>
          <table:table-cell table:style-name="ce17" office:value-type="float" office:value="1717.3">
            <text:p>1717.30</text:p>
          </table:table-cell>
          <table:table-cell table:style-name="ce17" table:formula="of:=100*([.U22]-[.T22])/[.U22]" office:value-type="float" office:value="9.32859721656088">
            <text:p>9.33</text:p>
          </table:table-cell>
        </table:table-row>
        <table:table-row table:style-name="ro1">
          <table:covered-table-cell table:style-name="ce4"/>
          <table:table-cell table:style-name="ce4" office:value-type="string">
            <text:p>Instance50-s5-40</text:p>
          </table:table-cell>
          <table:table-cell table:style-name="ce17" office:value-type="float" office:value="1144.7">
            <text:p>1144.70</text:p>
          </table:table-cell>
          <table:table-cell table:style-name="ce20" office:value-type="string">
            <text:p>01202</text:p>
          </table:table-cell>
          <table:table-cell table:style-name="ce17" office:value-type="float" office:value="1207.7">
            <text:p>1207.70</text:p>
          </table:table-cell>
          <table:table-cell table:number-columns-repeated="2"/>
          <table:covered-table-cell table:style-name="ce25"/>
          <table:table-cell table:style-name="ce4" office:value-type="string">
            <text:p>Instance50-s3-20</text:p>
          </table:table-cell>
          <table:table-cell table:style-name="ce4"/>
          <table:table-cell table:style-name="ce17" office:value-type="float" office:value="1266.4">
            <text:p>1266.40</text:p>
          </table:table-cell>
          <table:table-cell table:style-name="ce20" office:value-type="float" office:value="22002">
            <text:p>22002</text:p>
          </table:table-cell>
          <table:table-cell table:style-name="ce17" office:value-type="float" office:value="1304.9">
            <text:p>1304.90</text:p>
          </table:table-cell>
          <table:table-cell table:style-name="ce17" table:formula="of:=100*([.M23]-[.K23])/[.M23]" office:value-type="float" office:value="2.9504176565254">
            <text:p>2.95</text:p>
          </table:table-cell>
          <table:table-cell table:style-name="ce4"/>
          <table:table-cell table:style-name="ce17" office:value-type="float" office:value="1193.2">
            <text:p>1193.20</text:p>
          </table:table-cell>
          <table:table-cell table:style-name="ce17" office:value-type="float" office:value="1376.2">
            <text:p>1376.20</text:p>
          </table:table-cell>
          <table:table-cell table:style-name="ce17" table:formula="of:=100*([.Q23]-[.P23])/[.Q23]" office:value-type="float" office:value="13.2974858305479">
            <text:p>13.30</text:p>
          </table:table-cell>
          <table:table-cell table:style-name="ce4"/>
          <table:table-cell table:style-name="ce17" office:value-type="float" office:value="1265.7">
            <text:p>1265.70</text:p>
          </table:table-cell>
          <table:table-cell table:style-name="ce17" office:value-type="float" office:value="1484.4">
            <text:p>1484.40</text:p>
          </table:table-cell>
          <table:table-cell table:style-name="ce17" table:formula="of:=100*([.U23]-[.T23])/[.U23]" office:value-type="float" office:value="14.733225545675">
            <text:p>14.73</text:p>
          </table:table-cell>
        </table:table-row>
        <table:table-row table:style-name="ro1">
          <table:covered-table-cell table:style-name="ce4"/>
          <table:table-cell table:style-name="ce4" office:value-type="string">
            <text:p>Instance50-s5-41</text:p>
          </table:table-cell>
          <table:table-cell table:style-name="ce17" office:value-type="float" office:value="1643.5">
            <text:p>1643.50</text:p>
          </table:table-cell>
          <table:table-cell table:style-name="ce20" office:value-type="string">
            <text:p>21122</text:p>
          </table:table-cell>
          <table:table-cell table:style-name="ce17" office:value-type="float" office:value="1659.6">
            <text:p>1659.60</text:p>
          </table:table-cell>
          <table:table-cell table:number-columns-repeated="2"/>
          <table:covered-table-cell table:style-name="ce25"/>
          <table:table-cell table:style-name="ce4" office:value-type="string">
            <text:p>Instance50-s3-21</text:p>
          </table:table-cell>
          <table:table-cell table:style-name="ce4"/>
          <table:table-cell table:style-name="ce17" office:value-type="float" office:value="1567.1">
            <text:p>1567.10</text:p>
          </table:table-cell>
          <table:table-cell table:style-name="ce20" office:value-type="float" office:value="20021">
            <text:p>20021</text:p>
          </table:table-cell>
          <table:table-cell table:style-name="ce17" office:value-type="float" office:value="1577.8">
            <text:p>1577.80</text:p>
          </table:table-cell>
          <table:table-cell table:style-name="ce17" table:formula="of:=100*([.M24]-[.K24])/[.M24]" office:value-type="float" office:value="0.678159462542784">
            <text:p>0.68</text:p>
          </table:table-cell>
          <table:table-cell table:style-name="ce4"/>
          <table:table-cell table:style-name="ce17" office:value-type="float" office:value="1538.9">
            <text:p>1538.90</text:p>
          </table:table-cell>
          <table:table-cell table:style-name="ce17" office:value-type="float" office:value="1577.8">
            <text:p>1577.80</text:p>
          </table:table-cell>
          <table:table-cell table:style-name="ce17" table:formula="of:=100*([.Q24]-[.P24])/[.Q24]" office:value-type="float" office:value="2.46545823298263">
            <text:p>2.47</text:p>
          </table:table-cell>
          <table:table-cell table:style-name="ce4"/>
          <table:table-cell table:style-name="ce17" office:value-type="float" office:value="1570.8">
            <text:p>1570.80</text:p>
          </table:table-cell>
          <table:table-cell table:style-name="ce17" office:value-type="float" office:value="1684.5">
            <text:p>1684.50</text:p>
          </table:table-cell>
          <table:table-cell table:style-name="ce17" table:formula="of:=100*([.U24]-[.T24])/[.U24]" office:value-type="float" office:value="6.74977738201247">
            <text:p>6.75</text:p>
          </table:table-cell>
        </table:table-row>
        <table:table-row table:style-name="ro1">
          <table:covered-table-cell table:style-name="ce4"/>
          <table:table-cell table:style-name="ce4" office:value-type="string">
            <text:p>Instance50-s5-42</text:p>
          </table:table-cell>
          <table:table-cell table:style-name="ce17" office:value-type="float" office:value="1172.4">
            <text:p>1172.40</text:p>
          </table:table-cell>
          <table:table-cell table:style-name="ce20" office:value-type="string">
            <text:p>21210</text:p>
          </table:table-cell>
          <table:table-cell table:style-name="ce17" office:value-type="float" office:value="1230.4">
            <text:p>1230.40</text:p>
          </table:table-cell>
          <table:table-cell table:number-columns-repeated="2"/>
          <table:covered-table-cell table:style-name="ce25"/>
          <table:table-cell table:style-name="ce4" office:value-type="string">
            <text:p>Instance50-s3-22</text:p>
          </table:table-cell>
          <table:table-cell table:style-name="ce4"/>
          <table:table-cell table:style-name="ce17" office:value-type="float" office:value="1280">
            <text:p>1280.00</text:p>
          </table:table-cell>
          <table:table-cell table:style-name="ce20" office:value-type="float" office:value="20222">
            <text:p>20222</text:p>
          </table:table-cell>
          <table:table-cell table:style-name="ce17" office:value-type="float" office:value="1281.8">
            <text:p>1281.80</text:p>
          </table:table-cell>
          <table:table-cell table:style-name="ce17" table:formula="of:=100*([.M25]-[.K25])/[.M25]" office:value-type="float" office:value="0.14042752379466">
            <text:p>0.14</text:p>
          </table:table-cell>
          <table:table-cell table:style-name="ce4"/>
          <table:table-cell table:style-name="ce17" office:value-type="float" office:value="1250.5">
            <text:p>1250.50</text:p>
          </table:table-cell>
          <table:table-cell table:style-name="ce17" office:value-type="float" office:value="1304.5">
            <text:p>1304.50</text:p>
          </table:table-cell>
          <table:table-cell table:style-name="ce17" table:formula="of:=100*([.Q25]-[.P25])/[.Q25]" office:value-type="float" office:value="4.13951705634343">
            <text:p>4.14</text:p>
          </table:table-cell>
          <table:table-cell table:style-name="ce4"/>
          <table:table-cell table:number-columns-repeated="2" table:style-name="ce17" office:value-type="float" office:value="1281.3">
            <text:p>1281.30</text:p>
          </table:table-cell>
          <table:table-cell table:style-name="ce17" table:formula="of:=100*([.U25]-[.T25])/[.U25]" office:value-type="float" office:value="0">
            <text:p>0.00</text:p>
          </table:table-cell>
        </table:table-row>
        <table:table-row table:style-name="ro1">
          <table:covered-table-cell table:style-name="ce4"/>
          <table:table-cell table:style-name="ce4" office:value-type="string">
            <text:p>Instance50-s5-43</text:p>
          </table:table-cell>
          <table:table-cell table:style-name="ce17" office:value-type="float" office:value="1394.8">
            <text:p>1394.80</text:p>
          </table:table-cell>
          <table:table-cell table:style-name="ce20" office:value-type="string">
            <text:p>22200</text:p>
          </table:table-cell>
          <table:table-cell table:style-name="ce17" office:value-type="float" office:value="1427">
            <text:p>1427.00</text:p>
          </table:table-cell>
          <table:table-cell table:number-columns-repeated="2"/>
          <table:covered-table-cell table:style-name="ce25"/>
          <table:table-cell table:style-name="ce4" office:value-type="string">
            <text:p>Instance50-s3-23</text:p>
          </table:table-cell>
          <table:table-cell table:style-name="ce4"/>
          <table:table-cell table:style-name="ce17" office:value-type="float" office:value="1804.9">
            <text:p>1804.90</text:p>
          </table:table-cell>
          <table:table-cell table:style-name="ce20" office:value-type="float" office:value="21222">
            <text:p>21222</text:p>
          </table:table-cell>
          <table:table-cell table:style-name="ce17" office:value-type="float" office:value="1807.3">
            <text:p>1807.30</text:p>
          </table:table-cell>
          <table:table-cell table:style-name="ce17" table:formula="of:=100*([.M26]-[.K26])/[.M26]" office:value-type="float" office:value="0.132794776738774">
            <text:p>0.13</text:p>
          </table:table-cell>
          <table:table-cell table:style-name="ce4"/>
          <table:table-cell table:style-name="ce17" office:value-type="float" office:value="1761.5">
            <text:p>1761.50</text:p>
          </table:table-cell>
          <table:table-cell table:style-name="ce17" office:value-type="float" office:value="1857">
            <text:p>1857.00</text:p>
          </table:table-cell>
          <table:table-cell table:style-name="ce17" table:formula="of:=100*([.Q26]-[.P26])/[.Q26]" office:value-type="float" office:value="5.14270328486807">
            <text:p>5.14</text:p>
          </table:table-cell>
          <table:table-cell table:style-name="ce4"/>
          <table:table-cell table:style-name="ce17" office:value-type="float" office:value="1626.1">
            <text:p>1626.10</text:p>
          </table:table-cell>
          <table:table-cell table:style-name="ce17" office:value-type="float" office:value="1807.3">
            <text:p>1807.30</text:p>
          </table:table-cell>
          <table:table-cell table:style-name="ce17" table:formula="of:=100*([.U26]-[.T26])/[.U26]" office:value-type="float" office:value="10.026005643778">
            <text:p>10.03</text:p>
          </table:table-cell>
        </table:table-row>
        <table:table-row table:style-name="ro1">
          <table:table-cell table:style-name="ce14" office:value-type="string">
            <text:p>set4</text:p>
          </table:table-cell>
          <table:table-cell table:style-name="ce4" office:value-type="string">
            <text:p>Instance50-s5-44</text:p>
          </table:table-cell>
          <table:table-cell table:style-name="ce17" office:value-type="float" office:value="1017.5">
            <text:p>1017.50</text:p>
          </table:table-cell>
          <table:table-cell table:style-name="ce20" office:value-type="string">
            <text:p>21102</text:p>
          </table:table-cell>
          <table:table-cell table:style-name="ce17" office:value-type="float" office:value="1089.2">
            <text:p>1089.20</text:p>
          </table:table-cell>
          <table:table-cell table:number-columns-repeated="2"/>
          <table:covered-table-cell table:style-name="ce25"/>
          <table:table-cell table:style-name="ce4" office:value-type="string">
            <text:p>Instance50-s3-24</text:p>
          </table:table-cell>
          <table:table-cell table:style-name="ce4"/>
          <table:table-cell table:style-name="ce17" office:value-type="float" office:value="1281.4">
            <text:p>1281.40</text:p>
          </table:table-cell>
          <table:table-cell table:style-name="ce20" office:value-type="float" office:value="20121">
            <text:p>20121</text:p>
          </table:table-cell>
          <table:table-cell table:style-name="ce17" office:value-type="float" office:value="1282.6">
            <text:p>1282.60</text:p>
          </table:table-cell>
          <table:table-cell table:style-name="ce17" table:formula="of:=100*([.M27]-[.K27])/[.M27]" office:value-type="float" office:value="0.0935599563386729">
            <text:p>0.09</text:p>
          </table:table-cell>
          <table:table-cell table:style-name="ce4"/>
          <table:table-cell table:style-name="ce17" office:value-type="float" office:value="1251.7">
            <text:p>1251.70</text:p>
          </table:table-cell>
          <table:table-cell table:style-name="ce17" office:value-type="float" office:value="1451.3">
            <text:p>1451.30</text:p>
          </table:table-cell>
          <table:table-cell table:style-name="ce17" table:formula="of:=100*([.Q27]-[.P27])/[.Q27]" office:value-type="float" office:value="13.7531867980431">
            <text:p>13.75</text:p>
          </table:table-cell>
          <table:table-cell table:style-name="ce4"/>
          <table:table-cell table:number-columns-repeated="2" table:style-name="ce17" office:value-type="float" office:value="1282.6">
            <text:p>1282.60</text:p>
          </table:table-cell>
          <table:table-cell table:style-name="ce17" table:formula="of:=100*([.U27]-[.T27])/[.U27]" office:value-type="float" office:value="0">
            <text:p>0.00</text:p>
          </table:table-cell>
        </table:table-row>
        <table:table-row table:style-name="ro1">
          <table:table-cell table:style-name="ce14" office:value-type="string">
            <text:p>m_s = K_2</text:p>
          </table:table-cell>
          <table:table-cell table:style-name="ce4" office:value-type="string">
            <text:p>Instance50-s5-45</text:p>
          </table:table-cell>
          <table:table-cell table:style-name="ce17" office:value-type="float" office:value="1386.9">
            <text:p>1386.90</text:p>
          </table:table-cell>
          <table:table-cell table:style-name="ce20" office:value-type="string">
            <text:p>20120</text:p>
          </table:table-cell>
          <table:table-cell table:style-name="ce17" office:value-type="float" office:value="1429.5">
            <text:p>1429.50</text:p>
          </table:table-cell>
          <table:table-cell table:number-columns-repeated="2"/>
          <table:covered-table-cell table:style-name="ce25"/>
          <table:table-cell table:style-name="ce4" office:value-type="string">
            <text:p>Instance50-s3-25</text:p>
          </table:table-cell>
          <table:table-cell table:style-name="ce4"/>
          <table:table-cell table:style-name="ce17" office:value-type="float" office:value="1496.2">
            <text:p>1496.20</text:p>
          </table:table-cell>
          <table:table-cell table:style-name="ce20" office:value-type="float" office:value="12221">
            <text:p>12221</text:p>
          </table:table-cell>
          <table:table-cell table:style-name="ce17" office:value-type="float" office:value="1534.6">
            <text:p>1534.60</text:p>
          </table:table-cell>
          <table:table-cell table:style-name="ce17" table:formula="of:=100*([.M28]-[.K28])/[.M28]" office:value-type="float" office:value="2.50228072461878">
            <text:p>2.50</text:p>
          </table:table-cell>
          <table:table-cell table:style-name="ce4"/>
          <table:table-cell table:style-name="ce17" office:value-type="float" office:value="1413.1">
            <text:p>1413.10</text:p>
          </table:table-cell>
          <table:table-cell table:style-name="ce17" office:value-type="float" office:value="1534.6">
            <text:p>1534.60</text:p>
          </table:table-cell>
          <table:table-cell table:style-name="ce17" table:formula="of:=100*([.Q28]-[.P28])/[.Q28]" office:value-type="float" office:value="7.91737260523915">
            <text:p>7.92</text:p>
          </table:table-cell>
          <table:table-cell table:style-name="ce4"/>
          <table:table-cell table:style-name="ce17" office:value-type="float" office:value="1503.8">
            <text:p>1503.80</text:p>
          </table:table-cell>
          <table:table-cell table:style-name="ce17" office:value-type="float" office:value="1534.2">
            <text:p>1534.20</text:p>
          </table:table-cell>
          <table:table-cell table:style-name="ce17" table:formula="of:=100*([.U28]-[.T28])/[.U28]" office:value-type="float" office:value="1.98148872376483">
            <text:p>1.98</text:p>
          </table:table-cell>
        </table:table-row>
        <table:table-row table:style-name="ro1">
          <table:table-cell table:style-name="ce3" table:number-columns-spanned="1" table:number-rows-spanned="9"/>
          <table:table-cell table:style-name="ce4" office:value-type="string">
            <text:p>Instance50-s5-46</text:p>
          </table:table-cell>
          <table:table-cell table:style-name="ce17" office:value-type="float" office:value="1044.3">
            <text:p>1044.30</text:p>
          </table:table-cell>
          <table:table-cell table:style-name="ce20" office:value-type="string">
            <text:p>02102</text:p>
          </table:table-cell>
          <table:table-cell table:style-name="ce17" office:value-type="float" office:value="1124.6">
            <text:p>1124.60</text:p>
          </table:table-cell>
          <table:table-cell table:number-columns-repeated="2"/>
          <table:covered-table-cell table:style-name="ce25"/>
          <table:table-cell table:style-name="ce4" office:value-type="string">
            <text:p>Instance50-s3-26</text:p>
          </table:table-cell>
          <table:table-cell table:style-name="ce4"/>
          <table:table-cell table:style-name="ce17" office:value-type="float" office:value="1154.2">
            <text:p>1154.20</text:p>
          </table:table-cell>
          <table:table-cell table:style-name="ce20" office:value-type="string">
            <text:p>01122</text:p>
          </table:table-cell>
          <table:table-cell table:style-name="ce17" office:value-type="float" office:value="1216.5">
            <text:p>1216.50</text:p>
          </table:table-cell>
          <table:table-cell table:style-name="ce17" table:formula="of:=100*([.M29]-[.K29])/[.M29]" office:value-type="float" office:value="5.12124948623099">
            <text:p>5.12</text:p>
          </table:table-cell>
          <table:table-cell table:style-name="ce4"/>
          <table:table-cell table:style-name="ce17" office:value-type="float" office:value="1078.4">
            <text:p>1078.40</text:p>
          </table:table-cell>
          <table:table-cell table:style-name="ce17" office:value-type="float" office:value="1244.2">
            <text:p>1244.20</text:p>
          </table:table-cell>
          <table:table-cell table:style-name="ce17" table:formula="of:=100*([.Q29]-[.P29])/[.Q29]" office:value-type="float" office:value="13.3258318598296">
            <text:p>13.33</text:p>
          </table:table-cell>
          <table:table-cell table:style-name="ce4"/>
          <table:table-cell table:number-columns-repeated="2" table:style-name="ce17" office:value-type="float" office:value="1167.4">
            <text:p>1167.40</text:p>
          </table:table-cell>
          <table:table-cell table:style-name="ce17" table:formula="of:=100*([.U29]-[.T29])/[.U29]" office:value-type="float" office:value="0">
            <text:p>0.00</text:p>
          </table:table-cell>
        </table:table-row>
        <table:table-row table:style-name="ro1">
          <table:covered-table-cell table:style-name="ce4"/>
          <table:table-cell table:style-name="ce4" office:value-type="string">
            <text:p>Instance50-s5-47</text:p>
          </table:table-cell>
          <table:table-cell table:style-name="ce17" office:value-type="float" office:value="1543.5">
            <text:p>1543.50</text:p>
          </table:table-cell>
          <table:table-cell table:style-name="ce20" office:value-type="string">
            <text:p>22112</text:p>
          </table:table-cell>
          <table:table-cell table:style-name="ce17" office:value-type="float" office:value="1586">
            <text:p>1586.00</text:p>
          </table:table-cell>
          <table:table-cell table:number-columns-repeated="2"/>
          <table:table-cell table:style-name="ce25" office:value-type="string">
            <text:p>set4</text:p>
          </table:table-cell>
          <table:table-cell table:style-name="ce4" office:value-type="string">
            <text:p>Instance50-s3-27</text:p>
          </table:table-cell>
          <table:table-cell table:style-name="ce4"/>
          <table:table-cell table:style-name="ce17" office:value-type="float" office:value="1457.8">
            <text:p>1457.80</text:p>
          </table:table-cell>
          <table:table-cell table:style-name="ce20" office:value-type="float" office:value="22211">
            <text:p>22211</text:p>
          </table:table-cell>
          <table:table-cell table:style-name="ce17" office:value-type="float" office:value="1503.6">
            <text:p>1503.60</text:p>
          </table:table-cell>
          <table:table-cell table:style-name="ce17" table:formula="of:=100*([.M30]-[.K30])/[.M30]" office:value-type="float" office:value="3.04602287842511">
            <text:p>3.05</text:p>
          </table:table-cell>
          <table:table-cell table:style-name="ce4"/>
          <table:table-cell table:style-name="ce17" office:value-type="float" office:value="1375.1">
            <text:p>1375.10</text:p>
          </table:table-cell>
          <table:table-cell table:style-name="ce17" office:value-type="float" office:value="1503.6">
            <text:p>1503.60</text:p>
          </table:table-cell>
          <table:table-cell table:style-name="ce17" table:formula="of:=100*([.Q30]-[.P30])/[.Q30]" office:value-type="float" office:value="8.54615589252461">
            <text:p>8.55</text:p>
          </table:table-cell>
          <table:table-cell table:style-name="ce4"/>
          <table:table-cell table:style-name="ce17" office:value-type="float" office:value="1467.4">
            <text:p>1467.40</text:p>
          </table:table-cell>
          <table:table-cell table:style-name="ce17" office:value-type="float" office:value="1584.8">
            <text:p>1584.80</text:p>
          </table:table-cell>
          <table:table-cell table:style-name="ce17" table:formula="of:=100*([.U30]-[.T30])/[.U30]" office:value-type="float" office:value="7.40787481070166">
            <text:p>7.41</text:p>
          </table:table-cell>
        </table:table-row>
        <table:table-row table:style-name="ro1">
          <table:covered-table-cell table:style-name="ce4"/>
          <table:table-cell table:style-name="ce4" office:value-type="string">
            <text:p>Instance50-s5-48</text:p>
          </table:table-cell>
          <table:table-cell table:style-name="ce17" office:value-type="float" office:value="1147">
            <text:p>1147.00</text:p>
          </table:table-cell>
          <table:table-cell table:style-name="ce20" office:value-type="string">
            <text:p>20200</text:p>
          </table:table-cell>
          <table:table-cell table:style-name="ce17" office:value-type="float" office:value="1097.8">
            <text:p>1097.80</text:p>
          </table:table-cell>
          <table:table-cell table:number-columns-repeated="2"/>
          <table:table-cell table:style-name="ce25" office:value-type="string">
            <text:p>m_s &lt; K_2</text:p>
          </table:table-cell>
          <table:table-cell table:style-name="ce4" office:value-type="string">
            <text:p>Instance50-s3-28</text:p>
          </table:table-cell>
          <table:table-cell table:style-name="ce4"/>
          <table:table-cell table:style-name="ce17" office:value-type="float" office:value="1199.5">
            <text:p>1199.50</text:p>
          </table:table-cell>
          <table:table-cell table:style-name="ce20" office:value-type="float" office:value="22102">
            <text:p>22102</text:p>
          </table:table-cell>
          <table:table-cell table:style-name="ce17" office:value-type="float" office:value="1210.4">
            <text:p>1210.40</text:p>
          </table:table-cell>
          <table:table-cell table:style-name="ce17" table:formula="of:=100*([.M31]-[.K31])/[.M31]" office:value-type="float" office:value="0.900528750826181">
            <text:p>0.90</text:p>
          </table:table-cell>
          <table:table-cell table:style-name="ce4"/>
          <table:table-cell table:style-name="ce17" office:value-type="float" office:value="1120.3">
            <text:p>1120.30</text:p>
          </table:table-cell>
          <table:table-cell table:style-name="ce17" office:value-type="float" office:value="1301.4">
            <text:p>1301.40</text:p>
          </table:table-cell>
          <table:table-cell table:style-name="ce17" table:formula="of:=100*([.Q31]-[.P31])/[.Q31]" office:value-type="float" office:value="13.9157830029199">
            <text:p>13.92</text:p>
          </table:table-cell>
          <table:table-cell table:style-name="ce4"/>
          <table:table-cell table:number-columns-repeated="2" table:style-name="ce17" office:value-type="float" office:value="1210.4">
            <text:p>1210.40</text:p>
          </table:table-cell>
          <table:table-cell table:style-name="ce17" table:formula="of:=100*([.U31]-[.T31])/[.U31]" office:value-type="float" office:value="0">
            <text:p>0.00</text:p>
          </table:table-cell>
        </table:table-row>
        <table:table-row table:style-name="ro1">
          <table:covered-table-cell table:style-name="ce4"/>
          <table:table-cell table:style-name="ce4" office:value-type="string">
            <text:p>Instance50-s5-49</text:p>
          </table:table-cell>
          <table:table-cell table:style-name="ce17" office:value-type="float" office:value="1444.4">
            <text:p>1444.40</text:p>
          </table:table-cell>
          <table:table-cell table:style-name="ce20" office:value-type="string">
            <text:p>02210</text:p>
          </table:table-cell>
          <table:table-cell table:style-name="ce17" office:value-type="float" office:value="1445.1">
            <text:p>1445.10</text:p>
          </table:table-cell>
          <table:table-cell table:number-columns-repeated="2"/>
          <table:table-cell table:style-name="ce24" table:number-columns-spanned="1" table:number-rows-spanned="26"/>
          <table:table-cell table:style-name="ce4" office:value-type="string">
            <text:p>Instance50-s3-29</text:p>
          </table:table-cell>
          <table:table-cell table:style-name="ce4"/>
          <table:table-cell table:style-name="ce17" office:value-type="float" office:value="1708.9">
            <text:p>1708.90</text:p>
          </table:table-cell>
          <table:table-cell table:style-name="ce20" office:value-type="float" office:value="10221">
            <text:p>10221</text:p>
          </table:table-cell>
          <table:table-cell table:style-name="ce17" office:value-type="float" office:value="1737.2">
            <text:p>1737.20</text:p>
          </table:table-cell>
          <table:table-cell table:style-name="ce17" table:formula="of:=100*([.M32]-[.K32])/[.M32]" office:value-type="float" office:value="1.62905825466267">
            <text:p>1.63</text:p>
          </table:table-cell>
          <table:table-cell table:style-name="ce4"/>
          <table:table-cell table:style-name="ce17" office:value-type="float" office:value="1624.1">
            <text:p>1624.10</text:p>
          </table:table-cell>
          <table:table-cell table:style-name="ce17" office:value-type="float" office:value="1744.2">
            <text:p>1744.20</text:p>
          </table:table-cell>
          <table:table-cell table:style-name="ce17" table:formula="of:=100*([.Q32]-[.P32])/[.Q32]" office:value-type="float" office:value="6.88567824790736">
            <text:p>6.89</text:p>
          </table:table-cell>
          <table:table-cell table:style-name="ce4"/>
          <table:table-cell table:style-name="ce17" office:value-type="float" office:value="1708.5">
            <text:p>1708.50</text:p>
          </table:table-cell>
          <table:table-cell table:style-name="ce17" office:value-type="float" office:value="1737.2">
            <text:p>1737.20</text:p>
          </table:table-cell>
          <table:table-cell table:style-name="ce17" table:formula="of:=100*([.U32]-[.T32])/[.U32]" office:value-type="float" office:value="1.65208381303247">
            <text:p>1.65</text:p>
          </table:table-cell>
        </table:table-row>
        <table:table-row table:style-name="ro1">
          <table:covered-table-cell table:style-name="ce4"/>
          <table:table-cell table:style-name="ce4" office:value-type="string">
            <text:p>Instance50-s5-50</text:p>
          </table:table-cell>
          <table:table-cell table:style-name="ce17" office:value-type="float" office:value="1093.3">
            <text:p>1093.30</text:p>
          </table:table-cell>
          <table:table-cell table:style-name="ce20" office:value-type="string">
            <text:p>00221</text:p>
          </table:table-cell>
          <table:table-cell table:style-name="ce17" office:value-type="float" office:value="1122.6">
            <text:p>1122.60</text:p>
          </table:table-cell>
          <table:table-cell table:number-columns-repeated="2"/>
          <table:covered-table-cell table:style-name="ce25"/>
          <table:table-cell table:style-name="ce4" office:value-type="string">
            <text:p>Instance50-s3-30</text:p>
          </table:table-cell>
          <table:table-cell table:style-name="ce4"/>
          <table:table-cell table:style-name="ce17" office:value-type="float" office:value="1211.5">
            <text:p>1211.50</text:p>
          </table:table-cell>
          <table:table-cell table:style-name="ce20" office:value-type="float" office:value="22022">
            <text:p>22022</text:p>
          </table:table-cell>
          <table:table-cell table:style-name="ce17" office:value-type="float" office:value="1211.5">
            <text:p>1211.50</text:p>
          </table:table-cell>
          <table:table-cell table:style-name="ce17" table:formula="of:=100*([.M33]-[.K33])/[.M33]" office:value-type="float" office:value="0">
            <text:p>0.00</text:p>
          </table:table-cell>
          <table:table-cell table:style-name="ce4"/>
          <table:table-cell table:style-name="ce17" office:value-type="float" office:value="1128.7">
            <text:p>1128.70</text:p>
          </table:table-cell>
          <table:table-cell table:style-name="ce17" office:value-type="float" office:value="1290.6">
            <text:p>1290.60</text:p>
          </table:table-cell>
          <table:table-cell table:style-name="ce17" table:formula="of:=100*([.Q33]-[.P33])/[.Q33]" office:value-type="float" office:value="12.5445529211219">
            <text:p>12.54</text:p>
          </table:table-cell>
          <table:table-cell table:style-name="ce4"/>
          <table:table-cell table:number-columns-repeated="2" table:style-name="ce17" office:value-type="float" office:value="1211.5">
            <text:p>1211.50</text:p>
          </table:table-cell>
          <table:table-cell table:style-name="ce17" table:formula="of:=100*([.U33]-[.T33])/[.U33]" office:value-type="float" office:value="0">
            <text:p>0.00</text:p>
          </table:table-cell>
        </table:table-row>
        <table:table-row table:style-name="ro1">
          <table:covered-table-cell table:style-name="ce4"/>
          <table:table-cell table:style-name="ce4" office:value-type="string">
            <text:p>Instance50-s5-51</text:p>
          </table:table-cell>
          <table:table-cell table:style-name="ce17" office:value-type="float" office:value="1370.7">
            <text:p>1370.70</text:p>
          </table:table-cell>
          <table:table-cell table:style-name="ce20" office:value-type="string">
            <text:p>12220</text:p>
          </table:table-cell>
          <table:table-cell table:style-name="ce17" office:value-type="float" office:value="1387.5">
            <text:p>1387.50</text:p>
          </table:table-cell>
          <table:table-cell table:number-columns-repeated="2"/>
          <table:covered-table-cell table:style-name="ce25"/>
          <table:table-cell table:style-name="ce4" office:value-type="string">
            <text:p>Instance50-s3-31</text:p>
          </table:table-cell>
          <table:table-cell table:style-name="ce4"/>
          <table:table-cell table:style-name="ce17" office:value-type="float" office:value="1473.2">
            <text:p>1473.20</text:p>
          </table:table-cell>
          <table:table-cell table:style-name="ce20" office:value-type="float" office:value="21021">
            <text:p>21021</text:p>
          </table:table-cell>
          <table:table-cell table:style-name="ce17" office:value-type="float" office:value="1503.9">
            <text:p>1503.90</text:p>
          </table:table-cell>
          <table:table-cell table:style-name="ce17" table:formula="of:=100*([.M34]-[.K34])/[.M34]" office:value-type="float" office:value="2.04135913292107">
            <text:p>2.04</text:p>
          </table:table-cell>
          <table:table-cell table:style-name="ce4"/>
          <table:table-cell table:style-name="ce17" office:value-type="float" office:value="1412.5">
            <text:p>1412.50</text:p>
          </table:table-cell>
          <table:table-cell table:style-name="ce17" office:value-type="float" office:value="1503.9">
            <text:p>1503.90</text:p>
          </table:table-cell>
          <table:table-cell table:style-name="ce17" table:formula="of:=100*([.Q34]-[.P34])/[.Q34]" office:value-type="float" office:value="6.07753175078131">
            <text:p>6.08</text:p>
          </table:table-cell>
          <table:table-cell table:style-name="ce4"/>
          <table:table-cell table:style-name="ce17" office:value-type="float" office:value="1468.4">
            <text:p>1468.40</text:p>
          </table:table-cell>
          <table:table-cell table:style-name="ce17" office:value-type="float" office:value="1635.3">
            <text:p>1635.30</text:p>
          </table:table-cell>
          <table:table-cell table:style-name="ce17" table:formula="of:=100*([.U34]-[.T34])/[.U34]" office:value-type="float" office:value="10.2060783954014">
            <text:p>10.21</text:p>
          </table:table-cell>
        </table:table-row>
        <table:table-row table:style-name="ro1">
          <table:covered-table-cell table:style-name="ce4"/>
          <table:table-cell table:style-name="ce4" office:value-type="string">
            <text:p>Instance50-s5-52</text:p>
          </table:table-cell>
          <table:table-cell table:style-name="ce17" office:value-type="float" office:value="1094.2">
            <text:p>1094.20</text:p>
          </table:table-cell>
          <table:table-cell table:style-name="ce20" office:value-type="string">
            <text:p>21121</text:p>
          </table:table-cell>
          <table:table-cell table:style-name="ce17" office:value-type="float" office:value="1131.6">
            <text:p>1131.60</text:p>
          </table:table-cell>
          <table:table-cell table:number-columns-repeated="2"/>
          <table:covered-table-cell table:style-name="ce25"/>
          <table:table-cell table:style-name="ce4" office:value-type="string">
            <text:p>Instance50-s3-32</text:p>
          </table:table-cell>
          <table:table-cell table:style-name="ce4"/>
          <table:table-cell table:style-name="ce17" office:value-type="float" office:value="1194.1">
            <text:p>1194.10</text:p>
          </table:table-cell>
          <table:table-cell table:style-name="ce20" office:value-type="float" office:value="20120">
            <text:p>20120</text:p>
          </table:table-cell>
          <table:table-cell table:style-name="ce17" office:value-type="float" office:value="1225.5">
            <text:p>1225.50</text:p>
          </table:table-cell>
          <table:table-cell table:style-name="ce17" table:formula="of:=100*([.M35]-[.K35])/[.M35]" office:value-type="float" office:value="2.56221950224399">
            <text:p>2.56</text:p>
          </table:table-cell>
          <table:table-cell table:style-name="ce4"/>
          <table:table-cell table:style-name="ce17" office:value-type="float" office:value="1133.9">
            <text:p>1133.90</text:p>
          </table:table-cell>
          <table:table-cell table:style-name="ce17" office:value-type="float" office:value="1257.4">
            <text:p>1257.40</text:p>
          </table:table-cell>
          <table:table-cell table:style-name="ce17" table:formula="of:=100*([.Q35]-[.P35])/[.Q35]" office:value-type="float" office:value="9.82185462064578">
            <text:p>9.82</text:p>
          </table:table-cell>
          <table:table-cell table:style-name="ce4"/>
          <table:table-cell table:style-name="ce17" office:value-type="float" office:value="1192.8">
            <text:p>1192.80</text:p>
          </table:table-cell>
          <table:table-cell table:style-name="ce17" office:value-type="float" office:value="1235.5">
            <text:p>1235.50</text:p>
          </table:table-cell>
          <table:table-cell table:style-name="ce17" table:formula="of:=100*([.U35]-[.T35])/[.U35]" office:value-type="float" office:value="3.45609065155808">
            <text:p>3.46</text:p>
          </table:table-cell>
        </table:table-row>
        <table:table-row table:style-name="ro1">
          <table:covered-table-cell table:style-name="ce4"/>
          <table:table-cell table:style-name="ce4" office:value-type="string">
            <text:p>Instance50-s5-53</text:p>
          </table:table-cell>
          <table:table-cell table:style-name="ce17" office:value-type="float" office:value="1529.4">
            <text:p>1529.40</text:p>
          </table:table-cell>
          <table:table-cell table:style-name="ce20" office:value-type="string">
            <text:p>20022</text:p>
          </table:table-cell>
          <table:table-cell table:style-name="ce17" office:value-type="float" office:value="1551.5">
            <text:p>1551.50</text:p>
          </table:table-cell>
          <table:table-cell table:number-columns-repeated="2"/>
          <table:covered-table-cell table:style-name="ce25"/>
          <table:table-cell table:style-name="ce4" office:value-type="string">
            <text:p>Instance50-s3-33</text:p>
          </table:table-cell>
          <table:table-cell table:style-name="ce4"/>
          <table:table-cell table:style-name="ce17" office:value-type="float" office:value="1482.3">
            <text:p>1482.30</text:p>
          </table:table-cell>
          <table:table-cell table:style-name="ce20" office:value-type="float" office:value="21122">
            <text:p>21122</text:p>
          </table:table-cell>
          <table:table-cell table:style-name="ce17" office:value-type="float" office:value="1516.8">
            <text:p>1516.80</text:p>
          </table:table-cell>
          <table:table-cell table:style-name="ce17" table:formula="of:=100*([.M36]-[.K36])/[.M36]" office:value-type="float" office:value="2.2745253164557">
            <text:p>2.27</text:p>
          </table:table-cell>
          <table:table-cell table:style-name="ce4"/>
          <table:table-cell table:style-name="ce17" office:value-type="float" office:value="1431.5">
            <text:p>1431.50</text:p>
          </table:table-cell>
          <table:table-cell table:style-name="ce17" office:value-type="float" office:value="1563.2">
            <text:p>1563.20</text:p>
          </table:table-cell>
          <table:table-cell table:style-name="ce17" table:formula="of:=100*([.Q36]-[.P36])/[.Q36]" office:value-type="float" office:value="8.42502558853634">
            <text:p>8.43</text:p>
          </table:table-cell>
          <table:table-cell table:style-name="ce4"/>
          <table:table-cell table:style-name="ce17" office:value-type="float" office:value="1488.9">
            <text:p>1488.90</text:p>
          </table:table-cell>
          <table:table-cell table:style-name="ce17" office:value-type="float" office:value="1587.5">
            <text:p>1587.50</text:p>
          </table:table-cell>
          <table:table-cell table:style-name="ce17" table:formula="of:=100*([.U36]-[.T36])/[.U36]" office:value-type="float" office:value="6.21102362204724">
            <text:p>6.21</text:p>
          </table:table-cell>
        </table:table-row>
        <table:table-row table:style-name="ro1">
          <table:covered-table-cell table:style-name="ce4"/>
          <table:table-cell table:style-name="ce4" office:value-type="string">
            <text:p>Instance50-s5-54</text:p>
          </table:table-cell>
          <table:table-cell table:style-name="ce17" office:value-type="float" office:value="1101.6">
            <text:p>1101.60</text:p>
          </table:table-cell>
          <table:table-cell table:style-name="ce20" office:value-type="string">
            <text:p>11221</text:p>
          </table:table-cell>
          <table:table-cell table:style-name="ce17" office:value-type="float" office:value="1143">
            <text:p>1143.00</text:p>
          </table:table-cell>
          <table:table-cell table:number-columns-repeated="2"/>
          <table:covered-table-cell table:style-name="ce25"/>
          <table:table-cell table:style-name="ce4" office:value-type="string">
            <text:p>Instance50-s3-34</text:p>
          </table:table-cell>
          <table:table-cell table:style-name="ce4"/>
          <table:table-cell table:style-name="ce17" office:value-type="float" office:value="1226.8">
            <text:p>1226.80</text:p>
          </table:table-cell>
          <table:table-cell table:style-name="ce20" office:value-type="string">
            <text:p>00221</text:p>
          </table:table-cell>
          <table:table-cell table:style-name="ce17" office:value-type="float" office:value="1238.5">
            <text:p>1238.50</text:p>
          </table:table-cell>
          <table:table-cell table:style-name="ce17" table:formula="of:=100*([.M37]-[.K37])/[.M37]" office:value-type="float" office:value="0.944691158659673">
            <text:p>0.94</text:p>
          </table:table-cell>
          <table:table-cell table:style-name="ce4"/>
          <table:table-cell table:style-name="ce17" office:value-type="float" office:value="1186.6">
            <text:p>1186.60</text:p>
          </table:table-cell>
          <table:table-cell table:style-name="ce17" office:value-type="float" office:value="1249.3">
            <text:p>1249.30</text:p>
          </table:table-cell>
          <table:table-cell table:style-name="ce17" table:formula="of:=100*([.Q37]-[.P37])/[.Q37]" office:value-type="float" office:value="5.01881053389899">
            <text:p>5.02</text:p>
          </table:table-cell>
          <table:table-cell table:style-name="ce4"/>
          <table:table-cell table:style-name="ce17" office:value-type="float" office:value="1233.2">
            <text:p>1233.20</text:p>
          </table:table-cell>
          <table:table-cell table:style-name="ce17" office:value-type="float" office:value="1233.9">
            <text:p>1233.90</text:p>
          </table:table-cell>
          <table:table-cell table:style-name="ce17" table:formula="of:=100*([.U37]-[.T37])/[.U37]" office:value-type="float" office:value="0.0567306913039992">
            <text:p>0.06</text:p>
          </table:table-cell>
        </table:table-row>
        <table:table-row table:style-name="ro1">
          <table:table-cell table:number-columns-repeated="7"/>
          <table:covered-table-cell table:style-name="ce26"/>
          <table:table-cell table:style-name="ce4" office:value-type="string">
            <text:p>Instance50-s3-35</text:p>
          </table:table-cell>
          <table:table-cell table:style-name="ce4"/>
          <table:table-cell table:style-name="ce17" office:value-type="float" office:value="1707.1">
            <text:p>1707.10</text:p>
          </table:table-cell>
          <table:table-cell table:style-name="ce20" office:value-type="float" office:value="22020">
            <text:p>22020</text:p>
          </table:table-cell>
          <table:table-cell table:style-name="ce17" office:value-type="float" office:value="1719.1">
            <text:p>1719.10</text:p>
          </table:table-cell>
          <table:table-cell table:style-name="ce17" table:formula="of:=100*([.M38]-[.K38])/[.M38]" office:value-type="float" office:value="0.698039671921354">
            <text:p>0.70</text:p>
          </table:table-cell>
          <table:table-cell table:style-name="ce4"/>
          <table:table-cell table:style-name="ce17" office:value-type="float" office:value="1640.5">
            <text:p>1640.50</text:p>
          </table:table-cell>
          <table:table-cell table:style-name="ce17" office:value-type="float" office:value="1728.7">
            <text:p>1728.70</text:p>
          </table:table-cell>
          <table:table-cell table:style-name="ce17" table:formula="of:=100*([.Q38]-[.P38])/[.Q38]" office:value-type="float" office:value="5.10209984381327">
            <text:p>5.10</text:p>
          </table:table-cell>
          <table:table-cell table:style-name="ce4"/>
          <table:table-cell table:style-name="ce17" office:value-type="float" office:value="1696.9">
            <text:p>1696.90</text:p>
          </table:table-cell>
          <table:table-cell table:style-name="ce17" office:value-type="float" office:value="1723.5">
            <text:p>1723.50</text:p>
          </table:table-cell>
          <table:table-cell table:style-name="ce17" table:formula="of:=100*([.U38]-[.T38])/[.U38]" office:value-type="float" office:value="1.54337104728749">
            <text:p>1.54</text:p>
          </table:table-cell>
        </table:table-row>
        <table:table-row table:style-name="ro1">
          <table:table-cell table:number-columns-repeated="7"/>
          <table:covered-table-cell table:style-name="ce26"/>
          <table:table-cell table:style-name="ce4" office:value-type="string">
            <text:p>Instance50-s3-36</text:p>
          </table:table-cell>
          <table:table-cell table:style-name="ce4"/>
          <table:table-cell table:style-name="ce17" office:value-type="float" office:value="1221.5">
            <text:p>1221.50</text:p>
          </table:table-cell>
          <table:table-cell table:style-name="ce20" office:value-type="float" office:value="22022">
            <text:p>22022</text:p>
          </table:table-cell>
          <table:table-cell table:style-name="ce17" office:value-type="float" office:value="1230.8">
            <text:p>1230.80</text:p>
          </table:table-cell>
          <table:table-cell table:style-name="ce17" table:formula="of:=100*([.M39]-[.K39])/[.M39]" office:value-type="float" office:value="0.75560610984725">
            <text:p>0.76</text:p>
          </table:table-cell>
          <table:table-cell table:style-name="ce4"/>
          <table:table-cell table:style-name="ce17" office:value-type="float" office:value="1181.7">
            <text:p>1181.70</text:p>
          </table:table-cell>
          <table:table-cell table:style-name="ce17" office:value-type="float" office:value="1304.5">
            <text:p>1304.50</text:p>
          </table:table-cell>
          <table:table-cell table:style-name="ce17" table:formula="of:=100*([.Q39]-[.P39])/[.Q39]" office:value-type="float" office:value="9.41356841701801">
            <text:p>9.41</text:p>
          </table:table-cell>
          <table:table-cell table:style-name="ce4"/>
          <table:table-cell table:number-columns-repeated="2" table:style-name="ce17" office:value-type="float" office:value="1228.8">
            <text:p>1228.80</text:p>
          </table:table-cell>
          <table:table-cell table:style-name="ce17" table:formula="of:=100*([.U39]-[.T39])/[.U39]" office:value-type="float" office:value="0">
            <text:p>0.00</text:p>
          </table:table-cell>
        </table:table-row>
        <table:table-row table:style-name="ro1">
          <table:table-cell table:number-columns-repeated="7"/>
          <table:covered-table-cell table:style-name="ce26"/>
          <table:table-cell table:style-name="ce4" office:value-type="string">
            <text:p>Instance50-s5-37</text:p>
          </table:table-cell>
          <table:table-cell table:style-name="ce4"/>
          <table:table-cell table:style-name="ce17" office:value-type="float" office:value="1513.9">
            <text:p>1513.90</text:p>
          </table:table-cell>
          <table:table-cell table:style-name="ce20" office:value-type="string">
            <text:p>10221</text:p>
          </table:table-cell>
          <table:table-cell table:style-name="ce17" office:value-type="float" office:value="1535.87">
            <text:p>1535.87</text:p>
          </table:table-cell>
          <table:table-cell table:style-name="ce17" table:formula="of:=100*([.M40]-[.K40])/[.M40]" office:value-type="float" office:value="1.4304596092117">
            <text:p>1.43</text:p>
          </table:table-cell>
          <table:table-cell table:style-name="ce4"/>
          <table:table-cell table:style-name="ce17" office:value-type="float" office:value="1480.3">
            <text:p>1480.30</text:p>
          </table:table-cell>
          <table:table-cell table:style-name="ce17" office:value-type="float" office:value="1572.3">
            <text:p>1572.30</text:p>
          </table:table-cell>
          <table:table-cell table:style-name="ce17" table:formula="of:=100*([.Q40]-[.P40])/[.Q40]" office:value-type="float" office:value="5.85130064237105">
            <text:p>5.85</text:p>
          </table:table-cell>
          <table:table-cell table:style-name="ce4"/>
          <table:table-cell table:style-name="ce17" office:value-type="float" office:value="1484.4">
            <text:p>1484.40</text:p>
          </table:table-cell>
          <table:table-cell table:style-name="ce17" office:value-type="float" office:value="1661.1">
            <text:p>1661.10</text:p>
          </table:table-cell>
          <table:table-cell table:style-name="ce17" table:formula="of:=100*([.U40]-[.T40])/[.U40]" office:value-type="float" office:value="10.6375293480224">
            <text:p>10.64</text:p>
          </table:table-cell>
        </table:table-row>
        <table:table-row table:style-name="ro1">
          <table:table-cell table:number-columns-repeated="7"/>
          <table:covered-table-cell table:style-name="ce26"/>
          <table:table-cell table:style-name="ce4" office:value-type="string">
            <text:p>Instance50-s5-38</text:p>
          </table:table-cell>
          <table:table-cell table:style-name="ce4"/>
          <table:table-cell table:style-name="ce17" office:value-type="float" office:value="1164.9">
            <text:p>1164.90</text:p>
          </table:table-cell>
          <table:table-cell table:style-name="ce20" office:value-type="string">
            <text:p>10201</text:p>
          </table:table-cell>
          <table:table-cell table:style-name="ce17" office:value-type="float" office:value="1192.67">
            <text:p>1192.67</text:p>
          </table:table-cell>
          <table:table-cell table:style-name="ce17" table:formula="of:=100*([.M41]-[.K41])/[.M41]" office:value-type="float" office:value="2.3283892443006">
            <text:p>2.33</text:p>
          </table:table-cell>
          <table:table-cell table:style-name="ce4"/>
          <table:table-cell table:style-name="ce17" office:value-type="float" office:value="1094.7">
            <text:p>1094.70</text:p>
          </table:table-cell>
          <table:table-cell table:style-name="ce17" office:value-type="float" office:value="1217.8">
            <text:p>1217.80</text:p>
          </table:table-cell>
          <table:table-cell table:style-name="ce17" table:formula="of:=100*([.Q41]-[.P41])/[.Q41]" office:value-type="float" office:value="10.1083921826244">
            <text:p>10.11</text:p>
          </table:table-cell>
          <table:table-cell table:style-name="ce4"/>
          <table:table-cell table:style-name="ce17" office:value-type="float" office:value="1167.3">
            <text:p>1167.30</text:p>
          </table:table-cell>
          <table:table-cell table:style-name="ce17" office:value-type="float" office:value="1265.4">
            <text:p>1265.40</text:p>
          </table:table-cell>
          <table:table-cell table:style-name="ce17" table:formula="of:=100*([.U41]-[.T41])/[.U41]" office:value-type="float" office:value="7.75248933143671">
            <text:p>7.75</text:p>
          </table:table-cell>
        </table:table-row>
        <table:table-row table:style-name="ro1">
          <table:table-cell table:number-columns-repeated="7"/>
          <table:covered-table-cell table:style-name="ce26"/>
          <table:table-cell table:style-name="ce4" office:value-type="string">
            <text:p>Instance50-s5-39</text:p>
          </table:table-cell>
          <table:table-cell table:style-name="ce4"/>
          <table:table-cell table:style-name="ce17" office:value-type="float" office:value="1512.91">
            <text:p>1512.91</text:p>
          </table:table-cell>
          <table:table-cell table:style-name="ce20" office:value-type="string">
            <text:p>00220</text:p>
          </table:table-cell>
          <table:table-cell table:style-name="ce17" office:value-type="float" office:value="1520.91">
            <text:p>1520.91</text:p>
          </table:table-cell>
          <table:table-cell table:style-name="ce17" table:formula="of:=100*([.M42]-[.K42])/[.M42]" office:value-type="float" office:value="0.526000881051476">
            <text:p>0.53</text:p>
          </table:table-cell>
          <table:table-cell table:style-name="ce4"/>
          <table:table-cell table:style-name="ce17" office:value-type="float" office:value="1464">
            <text:p>1464.00</text:p>
          </table:table-cell>
          <table:table-cell table:style-name="ce17" office:value-type="float" office:value="1520.91">
            <text:p>1520.91</text:p>
          </table:table-cell>
          <table:table-cell table:style-name="ce17" table:formula="of:=100*([.Q42]-[.P42])/[.Q42]" office:value-type="float" office:value="3.74183876757994">
            <text:p>3.74</text:p>
          </table:table-cell>
          <table:table-cell table:style-name="ce4"/>
          <table:table-cell table:style-name="ce17" office:value-type="float" office:value="1515.1">
            <text:p>1515.10</text:p>
          </table:table-cell>
          <table:table-cell table:style-name="ce17" office:value-type="float" office:value="1520.9">
            <text:p>1520.90</text:p>
          </table:table-cell>
          <table:table-cell table:style-name="ce17" table:formula="of:=100*([.U42]-[.T42])/[.U42]" office:value-type="float" office:value="0.381353146163468">
            <text:p>0.38</text:p>
          </table:table-cell>
        </table:table-row>
        <table:table-row table:style-name="ro1">
          <table:table-cell table:number-columns-repeated="7"/>
          <table:covered-table-cell table:style-name="ce26"/>
          <table:table-cell table:style-name="ce4" office:value-type="string">
            <text:p>Instance50-s5-40</text:p>
          </table:table-cell>
          <table:table-cell table:style-name="ce4"/>
          <table:table-cell table:style-name="ce17" office:value-type="float" office:value="1190.24">
            <text:p>1190.24</text:p>
          </table:table-cell>
          <table:table-cell table:style-name="ce20" office:value-type="string">
            <text:p>02202</text:p>
          </table:table-cell>
          <table:table-cell table:style-name="ce17" office:value-type="float" office:value="1199.42">
            <text:p>1199.42</text:p>
          </table:table-cell>
          <table:table-cell table:style-name="ce17" table:formula="of:=100*([.M43]-[.K43])/[.M43]" office:value-type="float" office:value="0.765369928798925">
            <text:p>0.77</text:p>
          </table:table-cell>
          <table:table-cell table:style-name="ce4"/>
          <table:table-cell table:style-name="ce17" office:value-type="float" office:value="1080.1">
            <text:p>1080.10</text:p>
          </table:table-cell>
          <table:table-cell table:style-name="ce17" office:value-type="float" office:value="1219.3">
            <text:p>1219.30</text:p>
          </table:table-cell>
          <table:table-cell table:style-name="ce17" table:formula="of:=100*([.Q43]-[.P43])/[.Q43]" office:value-type="float" office:value="11.4163864512425">
            <text:p>11.42</text:p>
          </table:table-cell>
          <table:table-cell table:style-name="ce4"/>
          <table:table-cell table:style-name="ce17" office:value-type="float" office:value="1168.6">
            <text:p>1168.60</text:p>
          </table:table-cell>
          <table:table-cell table:style-name="ce17" office:value-type="float" office:value="1211.3">
            <text:p>1211.30</text:p>
          </table:table-cell>
          <table:table-cell table:style-name="ce17" table:formula="of:=100*([.U43]-[.T43])/[.U43]" office:value-type="float" office:value="3.52513828118551">
            <text:p>3.53</text:p>
          </table:table-cell>
        </table:table-row>
        <table:table-row table:style-name="ro1">
          <table:table-cell table:number-columns-repeated="7"/>
          <table:covered-table-cell table:style-name="ce26"/>
          <table:table-cell table:style-name="ce4" office:value-type="string">
            <text:p>Instance50-s5-41</text:p>
          </table:table-cell>
          <table:table-cell table:style-name="ce4"/>
          <table:table-cell table:style-name="ce17" office:value-type="float" office:value="1657.03">
            <text:p>1657.03</text:p>
          </table:table-cell>
          <table:table-cell table:style-name="ce20" office:value-type="string">
            <text:p>12220</text:p>
          </table:table-cell>
          <table:table-cell table:style-name="ce17" office:value-type="float" office:value="1676.29">
            <text:p>1676.29</text:p>
          </table:table-cell>
          <table:table-cell table:style-name="ce17" table:formula="of:=100*([.M44]-[.K44])/[.M44]" office:value-type="float" office:value="1.1489658710605">
            <text:p>1.15</text:p>
          </table:table-cell>
          <table:table-cell table:style-name="ce4"/>
          <table:table-cell table:style-name="ce17" office:value-type="float" office:value="1595.3">
            <text:p>1595.30</text:p>
          </table:table-cell>
          <table:table-cell table:style-name="ce17" office:value-type="float" office:value="1705.9">
            <text:p>1705.90</text:p>
          </table:table-cell>
          <table:table-cell table:style-name="ce17" table:formula="of:=100*([.Q44]-[.P44])/[.Q44]" office:value-type="float" office:value="6.48338120640132">
            <text:p>6.48</text:p>
          </table:table-cell>
          <table:table-cell table:style-name="ce4"/>
          <table:table-cell table:style-name="ce17" office:value-type="float" office:value="1644.8">
            <text:p>1644.80</text:p>
          </table:table-cell>
          <table:table-cell table:style-name="ce17" office:value-type="float" office:value="1802.3">
            <text:p>1802.30</text:p>
          </table:table-cell>
          <table:table-cell table:style-name="ce17" table:formula="of:=100*([.U44]-[.T44])/[.U44]" office:value-type="float" office:value="8.7388337124785">
            <text:p>8.74</text:p>
          </table:table-cell>
        </table:table-row>
        <table:table-row table:style-name="ro1">
          <table:table-cell table:number-columns-repeated="7"/>
          <table:covered-table-cell table:style-name="ce26"/>
          <table:table-cell table:style-name="ce4" office:value-type="string">
            <text:p>Instance50-s5-42</text:p>
          </table:table-cell>
          <table:table-cell table:style-name="ce4"/>
          <table:table-cell table:style-name="ce17" office:value-type="float" office:value="1189.6">
            <text:p>1189.60</text:p>
          </table:table-cell>
          <table:table-cell table:style-name="ce20" office:value-type="string">
            <text:p>21222</text:p>
          </table:table-cell>
          <table:table-cell table:style-name="ce17" office:value-type="float" office:value="1207.3">
            <text:p>1207.30</text:p>
          </table:table-cell>
          <table:table-cell table:style-name="ce17" table:formula="of:=100*([.M45]-[.K45])/[.M45]" office:value-type="float" office:value="1.46608133852398">
            <text:p>1.47</text:p>
          </table:table-cell>
          <table:table-cell table:style-name="ce4"/>
          <table:table-cell table:style-name="ce17" office:value-type="float" office:value="1132.5">
            <text:p>1132.50</text:p>
          </table:table-cell>
          <table:table-cell table:style-name="ce17" office:value-type="float" office:value="1266.2">
            <text:p>1266.20</text:p>
          </table:table-cell>
          <table:table-cell table:style-name="ce17" table:formula="of:=100*([.Q45]-[.P45])/[.Q45]" office:value-type="float" office:value="10.5591533722951">
            <text:p>10.56</text:p>
          </table:table-cell>
          <table:table-cell table:style-name="ce4"/>
          <table:table-cell table:style-name="ce17" office:value-type="float" office:value="1179.8">
            <text:p>1179.80</text:p>
          </table:table-cell>
          <table:table-cell table:style-name="ce17" office:value-type="float" office:value="1347.9">
            <text:p>1347.90</text:p>
          </table:table-cell>
          <table:table-cell table:style-name="ce17" table:formula="of:=100*([.U45]-[.T45])/[.U45]" office:value-type="float" office:value="12.4712515765265">
            <text:p>12.47</text:p>
          </table:table-cell>
        </table:table-row>
        <table:table-row table:style-name="ro1">
          <table:table-cell table:number-columns-repeated="7"/>
          <table:covered-table-cell table:style-name="ce26"/>
          <table:table-cell table:style-name="ce4" office:value-type="string">
            <text:p>Instance50-s5-43</text:p>
          </table:table-cell>
          <table:table-cell table:style-name="ce4"/>
          <table:table-cell table:style-name="ce17" office:value-type="float" office:value="1419.57">
            <text:p>1419.57</text:p>
          </table:table-cell>
          <table:table-cell table:style-name="ce20" office:value-type="string">
            <text:p>10221</text:p>
          </table:table-cell>
          <table:table-cell table:style-name="ce17" office:value-type="float" office:value="1450.16">
            <text:p>1450.16</text:p>
          </table:table-cell>
          <table:table-cell table:style-name="ce17" table:formula="of:=100*([.M46]-[.K46])/[.M46]" office:value-type="float" office:value="2.10942240856182">
            <text:p>2.11</text:p>
          </table:table-cell>
          <table:table-cell table:style-name="ce4"/>
          <table:table-cell table:style-name="ce17" office:value-type="float" office:value="1315.8">
            <text:p>1315.80</text:p>
          </table:table-cell>
          <table:table-cell table:style-name="ce17" office:value-type="float" office:value="1533">
            <text:p>1533.00</text:p>
          </table:table-cell>
          <table:table-cell table:style-name="ce17" table:formula="of:=100*([.Q46]-[.P46])/[.Q46]" office:value-type="float" office:value="14.1682974559687">
            <text:p>14.17</text:p>
          </table:table-cell>
          <table:table-cell table:style-name="ce4"/>
          <table:table-cell table:style-name="ce17" office:value-type="float" office:value="1414.8">
            <text:p>1414.80</text:p>
          </table:table-cell>
          <table:table-cell table:style-name="ce17" office:value-type="float" office:value="1631.5">
            <text:p>1631.50</text:p>
          </table:table-cell>
          <table:table-cell table:style-name="ce17" table:formula="of:=100*([.U46]-[.T46])/[.U46]" office:value-type="float" office:value="13.2822555930126">
            <text:p>13.28</text:p>
          </table:table-cell>
        </table:table-row>
        <table:table-row table:style-name="ro1">
          <table:table-cell table:number-columns-repeated="7"/>
          <table:covered-table-cell table:style-name="ce26"/>
          <table:table-cell table:style-name="ce4" office:value-type="string">
            <text:p>Instance50-s5-44</text:p>
          </table:table-cell>
          <table:table-cell table:style-name="ce4"/>
          <table:table-cell table:style-name="ce17" office:value-type="float" office:value="1032.6">
            <text:p>1032.60</text:p>
          </table:table-cell>
          <table:table-cell table:style-name="ce20" office:value-type="string">
            <text:p>20001</text:p>
          </table:table-cell>
          <table:table-cell table:style-name="ce17" office:value-type="float" office:value="1054.61">
            <text:p>1054.61</text:p>
          </table:table-cell>
          <table:table-cell table:style-name="ce17" table:formula="of:=100*([.M47]-[.K47])/[.M47]" office:value-type="float" office:value="2.08702743194166">
            <text:p>2.09</text:p>
          </table:table-cell>
          <table:table-cell table:style-name="ce4"/>
          <table:table-cell table:style-name="ce17" office:value-type="float" office:value="938.4">
            <text:p>938.40</text:p>
          </table:table-cell>
          <table:table-cell table:style-name="ce17" office:value-type="float" office:value="1109.3">
            <text:p>1109.30</text:p>
          </table:table-cell>
          <table:table-cell table:style-name="ce17" table:formula="of:=100*([.Q47]-[.P47])/[.Q47]" office:value-type="float" office:value="15.4061119624989">
            <text:p>15.41</text:p>
          </table:table-cell>
          <table:table-cell table:style-name="ce4"/>
          <table:table-cell table:number-columns-repeated="2" table:style-name="ce17" office:value-type="float" office:value="1045.1">
            <text:p>1045.10</text:p>
          </table:table-cell>
          <table:table-cell table:style-name="ce17" table:formula="of:=100*([.U47]-[.T47])/[.U47]" office:value-type="float" office:value="0">
            <text:p>0.00</text:p>
          </table:table-cell>
        </table:table-row>
        <table:table-row table:style-name="ro1">
          <table:table-cell table:number-columns-repeated="7"/>
          <table:covered-table-cell table:style-name="ce26"/>
          <table:table-cell table:style-name="ce4" office:value-type="string">
            <text:p>Instance50-s5-45</text:p>
          </table:table-cell>
          <table:table-cell table:style-name="ce4"/>
          <table:table-cell table:style-name="ce17" office:value-type="float" office:value="1449.91">
            <text:p>1449.91</text:p>
          </table:table-cell>
          <table:table-cell table:style-name="ce20" office:value-type="string">
            <text:p>21121</text:p>
          </table:table-cell>
          <table:table-cell table:style-name="ce17" office:value-type="float" office:value="1470.94">
            <text:p>1470.94</text:p>
          </table:table-cell>
          <table:table-cell table:style-name="ce17" table:formula="of:=100*([.M48]-[.K48])/[.M48]" office:value-type="float" office:value="1.42969801623451">
            <text:p>1.43</text:p>
          </table:table-cell>
          <table:table-cell table:style-name="ce4"/>
          <table:table-cell table:style-name="ce17" office:value-type="float" office:value="1291">
            <text:p>1291.00</text:p>
          </table:table-cell>
          <table:table-cell table:style-name="ce17" office:value-type="float" office:value="1489.5">
            <text:p>1489.50</text:p>
          </table:table-cell>
          <table:table-cell table:style-name="ce17" table:formula="of:=100*([.Q48]-[.P48])/[.Q48]" office:value-type="float" office:value="13.3266196710305">
            <text:p>13.33</text:p>
          </table:table-cell>
          <table:table-cell table:style-name="ce4"/>
          <table:table-cell table:style-name="ce17" office:value-type="float" office:value="1435.9">
            <text:p>1435.90</text:p>
          </table:table-cell>
          <table:table-cell table:style-name="ce17" office:value-type="float" office:value="1574.2">
            <text:p>1574.20</text:p>
          </table:table-cell>
          <table:table-cell table:style-name="ce17" table:formula="of:=100*([.U48]-[.T48])/[.U48]" office:value-type="float" office:value="8.78541481387371">
            <text:p>8.79</text:p>
          </table:table-cell>
        </table:table-row>
        <table:table-row table:style-name="ro1">
          <table:table-cell table:number-columns-repeated="7"/>
          <table:covered-table-cell table:style-name="ce26"/>
          <table:table-cell table:style-name="ce4" office:value-type="string">
            <text:p>Instance50-s5-46</text:p>
          </table:table-cell>
          <table:table-cell table:style-name="ce4"/>
          <table:table-cell table:style-name="ce17" office:value-type="float" office:value="1069.36">
            <text:p>1069.36</text:p>
          </table:table-cell>
          <table:table-cell table:style-name="ce20" office:value-type="string">
            <text:p>22110</text:p>
          </table:table-cell>
          <table:table-cell table:style-name="ce17" office:value-type="float" office:value="1091.88">
            <text:p>1091.88</text:p>
          </table:table-cell>
          <table:table-cell table:style-name="ce17" table:formula="of:=100*([.M49]-[.K49])/[.M49]" office:value-type="float" office:value="2.06249771037112">
            <text:p>2.06</text:p>
          </table:table-cell>
          <table:table-cell table:style-name="ce4"/>
          <table:table-cell table:style-name="ce17" office:value-type="float" office:value="917.1">
            <text:p>917.10</text:p>
          </table:table-cell>
          <table:table-cell table:style-name="ce17" office:value-type="float" office:value="1216.4">
            <text:p>1216.40</text:p>
          </table:table-cell>
          <table:table-cell table:style-name="ce17" table:formula="of:=100*([.Q49]-[.P49])/[.Q49]" office:value-type="float" office:value="24.6053929628412">
            <text:p>24.61</text:p>
          </table:table-cell>
          <table:table-cell table:style-name="ce4"/>
          <table:table-cell table:style-name="ce17" office:value-type="float" office:value="1077.7">
            <text:p>1077.70</text:p>
          </table:table-cell>
          <table:table-cell table:style-name="ce17" office:value-type="float" office:value="1107">
            <text:p>1107.00</text:p>
          </table:table-cell>
          <table:table-cell table:style-name="ce17" table:formula="of:=100*([.U49]-[.T49])/[.U49]" office:value-type="float" office:value="2.64679313459801">
            <text:p>2.65</text:p>
          </table:table-cell>
        </table:table-row>
        <table:table-row table:style-name="ro1">
          <table:table-cell table:number-columns-repeated="7"/>
          <table:covered-table-cell table:style-name="ce26"/>
          <table:table-cell table:style-name="ce4" office:value-type="string">
            <text:p>Instance50-s5-47</text:p>
          </table:table-cell>
          <table:table-cell table:style-name="ce4"/>
          <table:table-cell table:style-name="ce17" office:value-type="float" office:value="1568.67">
            <text:p>1568.67</text:p>
          </table:table-cell>
          <table:table-cell table:style-name="ce20" office:value-type="string">
            <text:p>21212</text:p>
          </table:table-cell>
          <table:table-cell table:style-name="ce17" office:value-type="float" office:value="1598.69">
            <text:p>1598.69</text:p>
          </table:table-cell>
          <table:table-cell table:style-name="ce17" table:formula="of:=100*([.M50]-[.K50])/[.M50]" office:value-type="float" office:value="1.87778743846524">
            <text:p>1.88</text:p>
          </table:table-cell>
          <table:table-cell table:style-name="ce4"/>
          <table:table-cell table:style-name="ce17" office:value-type="float" office:value="1468.5">
            <text:p>1468.50</text:p>
          </table:table-cell>
          <table:table-cell table:style-name="ce17" office:value-type="float" office:value="1598.69">
            <text:p>1598.69</text:p>
          </table:table-cell>
          <table:table-cell table:style-name="ce17" table:formula="of:=100*([.Q50]-[.P50])/[.Q50]" office:value-type="float" office:value="8.14354252544271">
            <text:p>8.14</text:p>
          </table:table-cell>
          <table:table-cell table:style-name="ce4"/>
          <table:table-cell table:style-name="ce17" office:value-type="float" office:value="1571.5">
            <text:p>1571.50</text:p>
          </table:table-cell>
          <table:table-cell table:style-name="ce17" office:value-type="float" office:value="1740.6">
            <text:p>1740.60</text:p>
          </table:table-cell>
          <table:table-cell table:style-name="ce17" table:formula="of:=100*([.U50]-[.T50])/[.U50]" office:value-type="float" office:value="9.715040790532">
            <text:p>9.72</text:p>
          </table:table-cell>
        </table:table-row>
        <table:table-row table:style-name="ro1">
          <table:table-cell table:number-columns-repeated="7"/>
          <table:covered-table-cell table:style-name="ce26"/>
          <table:table-cell table:style-name="ce4" office:value-type="string">
            <text:p>Instance50-s5-48</text:p>
          </table:table-cell>
          <table:table-cell table:style-name="ce4"/>
          <table:table-cell table:style-name="ce17" office:value-type="float" office:value="1064.3">
            <text:p>1064.30</text:p>
          </table:table-cell>
          <table:table-cell table:style-name="ce20" office:value-type="string">
            <text:p>02200</text:p>
          </table:table-cell>
          <table:table-cell table:style-name="ce17" office:value-type="float" office:value="1082.19">
            <text:p>1082.19</text:p>
          </table:table-cell>
          <table:table-cell table:style-name="ce17" table:formula="of:=100*([.M51]-[.K51])/[.M51]" office:value-type="float" office:value="1.65312930261785">
            <text:p>1.65</text:p>
          </table:table-cell>
          <table:table-cell table:style-name="ce4"/>
          <table:table-cell table:style-name="ce17" office:value-type="float" office:value="993.2">
            <text:p>993.20</text:p>
          </table:table-cell>
          <table:table-cell table:style-name="ce17" office:value-type="float" office:value="1200.9">
            <text:p>1200.90</text:p>
          </table:table-cell>
          <table:table-cell table:style-name="ce17" table:formula="of:=100*([.Q51]-[.P51])/[.Q51]" office:value-type="float" office:value="17.2953618119744">
            <text:p>17.30</text:p>
          </table:table-cell>
          <table:table-cell table:style-name="ce4"/>
          <table:table-cell table:number-columns-repeated="2" table:style-name="ce17" office:value-type="float" office:value="1082.2">
            <text:p>1082.20</text:p>
          </table:table-cell>
          <table:table-cell table:style-name="ce17" table:formula="of:=100*([.U51]-[.T51])/[.U51]" office:value-type="float" office:value="0">
            <text:p>0.00</text:p>
          </table:table-cell>
        </table:table-row>
        <table:table-row table:style-name="ro1">
          <table:table-cell table:number-columns-repeated="7"/>
          <table:covered-table-cell table:style-name="ce26"/>
          <table:table-cell table:style-name="ce4" office:value-type="string">
            <text:p>Instance50-s5-49</text:p>
          </table:table-cell>
          <table:table-cell table:style-name="ce4"/>
          <table:table-cell table:style-name="ce17" office:value-type="float" office:value="1429.1">
            <text:p>1429.10</text:p>
          </table:table-cell>
          <table:table-cell table:style-name="ce20" office:value-type="string">
            <text:p>22112</text:p>
          </table:table-cell>
          <table:table-cell table:style-name="ce17" office:value-type="float" office:value="1434.88">
            <text:p>1434.88</text:p>
          </table:table-cell>
          <table:table-cell table:style-name="ce17" table:formula="of:=100*([.M52]-[.K52])/[.M52]" office:value-type="float" office:value="0.402821141837659">
            <text:p>0.40</text:p>
          </table:table-cell>
          <table:table-cell table:style-name="ce4"/>
          <table:table-cell table:style-name="ce17" office:value-type="float" office:value="1396.6">
            <text:p>1396.60</text:p>
          </table:table-cell>
          <table:table-cell table:style-name="ce17" office:value-type="float" office:value="1524.6">
            <text:p>1524.60</text:p>
          </table:table-cell>
          <table:table-cell table:style-name="ce17" table:formula="of:=100*([.Q52]-[.P52])/[.Q52]" office:value-type="float" office:value="8.39564475928112">
            <text:p>8.40</text:p>
          </table:table-cell>
          <table:table-cell table:style-name="ce4"/>
          <table:table-cell table:style-name="ce17" office:value-type="float" office:value="1404.5">
            <text:p>1404.50</text:p>
          </table:table-cell>
          <table:table-cell table:style-name="ce17" office:value-type="float" office:value="1555.7">
            <text:p>1555.70</text:p>
          </table:table-cell>
          <table:table-cell table:style-name="ce17" table:formula="of:=100*([.U52]-[.T52])/[.U52]" office:value-type="float" office:value="9.71909751237385">
            <text:p>9.72</text:p>
          </table:table-cell>
        </table:table-row>
        <table:table-row table:style-name="ro1">
          <table:table-cell table:number-columns-repeated="7"/>
          <table:covered-table-cell table:style-name="ce26"/>
          <table:table-cell table:style-name="ce4" office:value-type="string">
            <text:p>Instance50-s5-50</text:p>
          </table:table-cell>
          <table:table-cell table:style-name="ce4"/>
          <table:table-cell table:style-name="ce17" office:value-type="float" office:value="1077.2">
            <text:p>1077.20</text:p>
          </table:table-cell>
          <table:table-cell table:style-name="ce20" office:value-type="string">
            <text:p>10201</text:p>
          </table:table-cell>
          <table:table-cell table:style-name="ce17" office:value-type="float" office:value="1101.14">
            <text:p>1101.14</text:p>
          </table:table-cell>
          <table:table-cell table:style-name="ce17" table:formula="of:=100*([.M53]-[.K53])/[.M53]" office:value-type="float" office:value="2.17411046733386">
            <text:p>2.17</text:p>
          </table:table-cell>
          <table:table-cell table:style-name="ce4"/>
          <table:table-cell table:style-name="ce17" office:value-type="float" office:value="999.2">
            <text:p>999.20</text:p>
          </table:table-cell>
          <table:table-cell table:style-name="ce17" office:value-type="float" office:value="1172.4">
            <text:p>1172.40</text:p>
          </table:table-cell>
          <table:table-cell table:style-name="ce17" table:formula="of:=100*([.Q53]-[.P53])/[.Q53]" office:value-type="float" office:value="14.7731149778233">
            <text:p>14.77</text:p>
          </table:table-cell>
          <table:table-cell table:style-name="ce4"/>
          <table:table-cell table:style-name="ce17" office:value-type="float" office:value="1064.2">
            <text:p>1064.20</text:p>
          </table:table-cell>
          <table:table-cell table:style-name="ce17" office:value-type="float" office:value="1141.7">
            <text:p>1141.70</text:p>
          </table:table-cell>
          <table:table-cell table:style-name="ce17" table:formula="of:=100*([.U53]-[.T53])/[.U53]" office:value-type="float" office:value="6.78812297451169">
            <text:p>6.79</text:p>
          </table:table-cell>
        </table:table-row>
        <table:table-row table:style-name="ro1">
          <table:table-cell table:number-columns-repeated="7"/>
          <table:covered-table-cell table:style-name="ce26"/>
          <table:table-cell table:style-name="ce4" office:value-type="string">
            <text:p>Instance50-s5-51</text:p>
          </table:table-cell>
          <table:table-cell table:style-name="ce4"/>
          <table:table-cell table:style-name="ce17" office:value-type="float" office:value="1384.9">
            <text:p>1384.90</text:p>
          </table:table-cell>
          <table:table-cell table:style-name="ce20" office:value-type="string">
            <text:p>10100</text:p>
          </table:table-cell>
          <table:table-cell table:style-name="ce17" office:value-type="float" office:value="1398.07">
            <text:p>1398.07</text:p>
          </table:table-cell>
          <table:table-cell table:style-name="ce17" table:formula="of:=100*([.M54]-[.K54])/[.M54]" office:value-type="float" office:value="0.94201291780811">
            <text:p>0.94</text:p>
          </table:table-cell>
          <table:table-cell table:style-name="ce4"/>
          <table:table-cell table:style-name="ce17" office:value-type="float" office:value="1334.9">
            <text:p>1334.90</text:p>
          </table:table-cell>
          <table:table-cell table:style-name="ce17" office:value-type="float" office:value="1431">
            <text:p>1431.00</text:p>
          </table:table-cell>
          <table:table-cell table:style-name="ce17" table:formula="of:=100*([.Q54]-[.P54])/[.Q54]" office:value-type="float" office:value="6.71558350803633">
            <text:p>6.72</text:p>
          </table:table-cell>
          <table:table-cell table:style-name="ce4"/>
          <table:table-cell table:style-name="ce17" office:value-type="float" office:value="1333.3">
            <text:p>1333.30</text:p>
          </table:table-cell>
          <table:table-cell table:style-name="ce17" office:value-type="float" office:value="1490.9">
            <text:p>1490.90</text:p>
          </table:table-cell>
          <table:table-cell table:style-name="ce17" table:formula="of:=100*([.U54]-[.T54])/[.U54]" office:value-type="float" office:value="10.5707961633913">
            <text:p>10.57</text:p>
          </table:table-cell>
        </table:table-row>
        <table:table-row table:style-name="ro1">
          <table:table-cell table:number-columns-repeated="7"/>
          <table:covered-table-cell table:style-name="ce26"/>
          <table:table-cell table:style-name="ce4" office:value-type="string">
            <text:p>Instance50-s5-52</text:p>
          </table:table-cell>
          <table:table-cell table:style-name="ce4"/>
          <table:table-cell table:style-name="ce17" office:value-type="float" office:value="1119.24">
            <text:p>1119.24</text:p>
          </table:table-cell>
          <table:table-cell table:style-name="ce20" office:value-type="string">
            <text:p>21002</text:p>
          </table:table-cell>
          <table:table-cell table:style-name="ce17" office:value-type="float" office:value="1125.66">
            <text:p>1125.66</text:p>
          </table:table-cell>
          <table:table-cell table:style-name="ce17" table:formula="of:=100*([.M55]-[.K55])/[.M55]" office:value-type="float" office:value="0.570332071851187">
            <text:p>0.57</text:p>
          </table:table-cell>
          <table:table-cell table:style-name="ce4"/>
          <table:table-cell table:style-name="ce17" office:value-type="float" office:value="1020.7">
            <text:p>1020.70</text:p>
          </table:table-cell>
          <table:table-cell table:style-name="ce17" office:value-type="float" office:value="1208.6">
            <text:p>1208.60</text:p>
          </table:table-cell>
          <table:table-cell table:style-name="ce17" table:formula="of:=100*([.Q55]-[.P55])/[.Q55]" office:value-type="float" office:value="15.5469137845441">
            <text:p>15.55</text:p>
          </table:table-cell>
          <table:table-cell table:style-name="ce4"/>
          <table:table-cell table:style-name="ce17" office:value-type="float" office:value="1113.4">
            <text:p>1113.40</text:p>
          </table:table-cell>
          <table:table-cell table:style-name="ce17" office:value-type="float" office:value="1128.3">
            <text:p>1128.30</text:p>
          </table:table-cell>
          <table:table-cell table:style-name="ce17" table:formula="of:=100*([.U55]-[.T55])/[.U55]" office:value-type="float" office:value="1.32057077018522">
            <text:p>1.32</text:p>
          </table:table-cell>
        </table:table-row>
        <table:table-row table:style-name="ro1">
          <table:table-cell table:number-columns-repeated="7"/>
          <table:covered-table-cell table:style-name="ce26"/>
          <table:table-cell table:style-name="ce4" office:value-type="string">
            <text:p>Instance50-s5-53</text:p>
          </table:table-cell>
          <table:table-cell table:style-name="ce4"/>
          <table:table-cell table:style-name="ce17" office:value-type="float" office:value="1544.2">
            <text:p>1544.20</text:p>
          </table:table-cell>
          <table:table-cell table:style-name="ce20" office:value-type="string">
            <text:p>21122</text:p>
          </table:table-cell>
          <table:table-cell table:style-name="ce17" office:value-type="float" office:value="1551.5">
            <text:p>1551.50</text:p>
          </table:table-cell>
          <table:table-cell table:style-name="ce17" table:formula="of:=100*([.M56]-[.K56])/[.M56]" office:value-type="float" office:value="0.470512407347725">
            <text:p>0.47</text:p>
          </table:table-cell>
          <table:table-cell table:style-name="ce4"/>
          <table:table-cell table:style-name="ce17" office:value-type="float" office:value="1481.7">
            <text:p>1481.70</text:p>
          </table:table-cell>
          <table:table-cell table:style-name="ce17" office:value-type="float" office:value="1551.5">
            <text:p>1551.50</text:p>
          </table:table-cell>
          <table:table-cell table:style-name="ce17" table:formula="of:=100*([.Q56]-[.P56])/[.Q56]" office:value-type="float" office:value="4.49887205929745">
            <text:p>4.50</text:p>
          </table:table-cell>
          <table:table-cell table:style-name="ce4"/>
          <table:table-cell table:style-name="ce17" office:value-type="float" office:value="1547.3">
            <text:p>1547.30</text:p>
          </table:table-cell>
          <table:table-cell table:style-name="ce17" office:value-type="float" office:value="1715.6">
            <text:p>1715.60</text:p>
          </table:table-cell>
          <table:table-cell table:style-name="ce17" table:formula="of:=100*([.U56]-[.T56])/[.U56]" office:value-type="float" office:value="9.80997901608767">
            <text:p>9.81</text:p>
          </table:table-cell>
        </table:table-row>
        <table:table-row table:style-name="ro1">
          <table:table-cell table:number-columns-repeated="7"/>
          <table:covered-table-cell table:style-name="ce26"/>
          <table:table-cell table:style-name="ce4" office:value-type="string">
            <text:p>Instance50-s5-54</text:p>
          </table:table-cell>
          <table:table-cell table:style-name="ce4"/>
          <table:table-cell table:style-name="ce17" office:value-type="float" office:value="1119.4">
            <text:p>1119.40</text:p>
          </table:table-cell>
          <table:table-cell table:style-name="ce20" office:value-type="string">
            <text:p>22102</text:p>
          </table:table-cell>
          <table:table-cell table:style-name="ce17" office:value-type="float" office:value="1133.16">
            <text:p>1133.16</text:p>
          </table:table-cell>
          <table:table-cell table:style-name="ce17" table:formula="of:=100*([.M57]-[.K57])/[.M57]" office:value-type="float" office:value="1.21430336404391">
            <text:p>1.21</text:p>
          </table:table-cell>
          <table:table-cell table:style-name="ce4"/>
          <table:table-cell table:style-name="ce17" office:value-type="float" office:value="1061.8">
            <text:p>1061.80</text:p>
          </table:table-cell>
          <table:table-cell table:style-name="ce17" office:value-type="float" office:value="1198.7">
            <text:p>1198.70</text:p>
          </table:table-cell>
          <table:table-cell table:style-name="ce17" table:formula="of:=100*([.Q57]-[.P57])/[.Q57]" office:value-type="float" office:value="11.4207057645783">
            <text:p>11.42</text:p>
          </table:table-cell>
          <table:table-cell table:style-name="ce4"/>
          <table:table-cell table:style-name="ce17" office:value-type="float" office:value="1117.2">
            <text:p>1117.20</text:p>
          </table:table-cell>
          <table:table-cell table:style-name="ce17" office:value-type="float" office:value="1246.8">
            <text:p>1246.80</text:p>
          </table:table-cell>
          <table:table-cell table:style-name="ce17" table:formula="of:=100*([.U57]-[.T57])/[.U57]" office:value-type="float" office:value="10.3946102021174">
            <text:p>10.39</text:p>
          </table:table-cell>
        </table:table-row>
        <table:table-row table:style-name="ro1" table:number-rows-repeated="1048518">
          <table:table-cell table:number-columns-repeated="22"/>
        </table:table-row>
        <table:table-row table:style-name="ro4">
          <table:table-cell table:number-columns-repeated="22"/>
        </table:table-row>
      </table:table>
      <table:table table:name="Sheet3" table:style-name="ta1">
        <table:table-column table:style-name="co13" table:default-cell-style-name="Default"/>
        <table:table-column table:style-name="co3" table:number-columns-repeated="10" table:default-cell-style-name="Default"/>
        <table:table-column table:style-name="co3" table:default-cell-style-name="ce20"/>
        <table:table-column table:style-name="co3" table:default-cell-style-name="Default"/>
        <table:table-row table:style-name="ro2">
          <table:table-cell table:style-name="ce4" table:number-columns-repeated="2"/>
          <table:table-cell table:style-name="ce17"/>
          <table:table-cell table:style-name="ce20"/>
          <table:table-cell table:style-name="ce17"/>
          <table:table-cell table:style-name="ce4"/>
          <table:table-cell table:style-name="ce17"/>
          <table:table-cell table:style-name="ce20"/>
          <table:table-cell table:style-name="ce17"/>
          <table:table-cell table:style-name="ce4"/>
          <table:table-cell table:style-name="ce17"/>
          <table:table-cell/>
          <table:table-cell table:style-name="ce17"/>
        </table:table-row>
        <table:table-row table:style-name="ro1" table:number-rows-repeated="53">
          <table:table-cell table:style-name="ce4" table:number-columns-repeated="2"/>
          <table:table-cell table:style-name="ce17"/>
          <table:table-cell table:style-name="ce20"/>
          <table:table-cell table:style-name="ce17"/>
          <table:table-cell table:style-name="ce4"/>
          <table:table-cell table:style-name="ce17"/>
          <table:table-cell table:style-name="ce20"/>
          <table:table-cell table:style-name="ce17"/>
          <table:table-cell table:style-name="ce4"/>
          <table:table-cell table:style-name="ce17"/>
          <table:table-cell/>
          <table:table-cell table:style-name="ce17"/>
        </table:table-row>
        <table:table-row table:style-name="ro1" table:number-rows-repeated="1048521">
          <table:table-cell table:number-columns-repeated="13"/>
        </table:table-row>
        <table:table-row table:style-name="ro1">
          <table:table-cell table:number-columns-repeated="1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ourier 10 Pitch" svg:font-family="'Courier 10 Pitch'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"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fo:page-width="11in" fo:page-height="9.0598in" style:num-format="1" style:print-orientation="landscap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04">01/04/2013</text:date>, <text:time>12:16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ernando </meta:initial-creator>
    <meta:creation-date>2012-07-06T00:33:40</meta:creation-date>
    <dc:date>2013-01-04T12:16:20</dc:date>
    <dc:creator>Fernando </dc:creator>
    <meta:editing-duration>P1DT44M25S</meta:editing-duration>
    <meta:editing-cycles>47</meta:editing-cycles>
    <meta:generator>LibreOffice/3.4$Linux LibreOffice_project/340m1$Build-402</meta:generator>
    <meta:printed-by>Fernando Santos</meta:printed-by>
    <meta:print-date>2012-08-07T14:37:37</meta:print-date>
    <meta:document-statistic meta:table-count="3" meta:cell-count="1208" meta:object-count="0"/>
  </office:meta>
</office:document-meta>
</file>